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2.2957in"/>
    </style:style>
    <style:style style:name="co3" style:family="table-column">
      <style:table-column-properties fo:break-before="auto" style:column-width="1.4327in"/>
    </style:style>
    <style:style style:name="co4" style:family="table-column">
      <style:table-column-properties fo:break-before="auto" style:column-width="0.5807in"/>
    </style:style>
    <style:style style:name="co5" style:family="table-column">
      <style:table-column-properties fo:break-before="auto" style:column-width="1.4874in"/>
    </style:style>
    <style:style style:name="co6" style:family="table-column">
      <style:table-column-properties fo:break-before="auto" style:column-width="2.1209in"/>
    </style:style>
    <style:style style:name="co7" style:family="table-column">
      <style:table-column-properties fo:break-before="auto" style:column-width="1.5091in"/>
    </style:style>
    <style:style style:name="co8" style:family="table-column">
      <style:table-column-properties fo:break-before="auto" style:column-width="1.0508in"/>
    </style:style>
    <style:style style:name="co11" style:family="table-column">
      <style:table-column-properties fo:break-before="auto" style:column-width="1.1925in"/>
    </style:style>
    <style:style style:name="co12" style:family="table-column">
      <style:table-column-properties fo:break-before="auto" style:column-width="0.8866in"/>
    </style:style>
    <style:style style:name="ro2" style:family="table-row">
      <style:table-row-properties style:row-height="0.1783in" fo:break-before="auto" style:use-optimal-row-height="true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24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24036"/>
  </office:automatic-styles>
  <office:body>
    <office:spreadsheet>
      <table:table table:name="Sheet1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9" table:default-cell-style-name="ce1"/>
        <table:table-row table:style-name="ro1">
          <table:table-cell office:value-type="float" office:value="1">
            <text:p>1</text:p>
          </table:table-cell>
          <table:table-cell office:value-type="string">
            <text:p>Victor</text:p>
          </table:table-cell>
          <table:table-cell office:value-type="string">
            <text:p>Abens</text:p>
          </table:table-cell>
          <table:table-cell office:value-type="string">
            <text:p>v.abens@gmail.com</text:p>
          </table:table-cell>
          <table:table-cell office:value-type="string">
            <text:p>13 Rue de l Église</text:p>
          </table:table-cell>
          <table:table-cell office:value-type="float" office:value="8777">
            <text:p>8777</text:p>
          </table:table-cell>
          <table:table-cell office:value-type="string">
            <text:p>Shanghai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date" office:date-value="1986-03-03">
            <text:p>03/03/19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rançois Hubert</text:p>
          </table:table-cell>
          <table:table-cell office:value-type="string">
            <text:p>Abinet</text:p>
          </table:table-cell>
          <table:table-cell office:value-type="string">
            <text:p>f.abinet@gmail.com</text:p>
          </table:table-cell>
          <table:table-cell office:value-type="string">
            <text:p>98 Place de l Église</text:p>
          </table:table-cell>
          <table:table-cell office:value-type="float" office:value="5262">
            <text:p>5262</text:p>
          </table:table-cell>
          <table:table-cell office:value-type="string">
            <text:p>Beijing</text:p>
          </table:table-cell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date" office:date-value="1949-09-26">
            <text:p>26/09/19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lorentin</text:p>
          </table:table-cell>
          <table:table-cell office:value-type="string">
            <text:p>Antony</text:p>
          </table:table-cell>
          <table:table-cell office:value-type="string">
            <text:p>f.antony@gmail.com</text:p>
          </table:table-cell>
          <table:table-cell office:value-type="string">
            <text:p>89 Grande Rue</text:p>
          </table:table-cell>
          <table:table-cell office:value-type="float" office:value="7232">
            <text:p>7232</text:p>
          </table:table-cell>
          <table:table-cell office:value-type="string">
            <text:p>Delhi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date" office:date-value="1972-05-19">
            <text:p>19/05/197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uy</text:p>
          </table:table-cell>
          <table:table-cell office:value-type="string">
            <text:p>Arendt</text:p>
          </table:table-cell>
          <table:table-cell office:value-type="string">
            <text:p>g.arendt@gmail.com</text:p>
          </table:table-cell>
          <table:table-cell office:value-type="string">
            <text:p>49 Rue du Moulin</text:p>
          </table:table-cell>
          <table:table-cell office:value-type="float" office:value="1582">
            <text:p>1582</text:p>
          </table:table-cell>
          <table:table-cell office:value-type="string">
            <text:p>Lagos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date" office:date-value="1988-12-31">
            <text:p>31/12/198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ränk</text:p>
          </table:table-cell>
          <table:table-cell office:value-type="string">
            <text:p>Arndt</text:p>
          </table:table-cell>
          <table:table-cell office:value-type="string">
            <text:p>f.arndt@gmail.com</text:p>
          </table:table-cell>
          <table:table-cell office:value-type="string">
            <text:p>6 Place de la Mairie</text:p>
          </table:table-cell>
          <table:table-cell office:value-type="float" office:value="5380">
            <text:p>5380</text:p>
          </table:table-cell>
          <table:table-cell office:value-type="string">
            <text:p>Tianjin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date" office:date-value="1986-06-18">
            <text:p>18/06/19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ean</text:p>
          </table:table-cell>
          <table:table-cell office:value-type="string">
            <text:p>Asselborn</text:p>
          </table:table-cell>
          <table:table-cell office:value-type="string">
            <text:p>j.asselborn@gmail.com</text:p>
          </table:table-cell>
          <table:table-cell office:value-type="string">
            <text:p>1 Rue du Château</text:p>
          </table:table-cell>
          <table:table-cell office:value-type="float" office:value="6904">
            <text:p>6904</text:p>
          </table:table-cell>
          <table:table-cell office:value-type="string">
            <text:p>Karachi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date" office:date-value="1944-09-09">
            <text:p>09/09/194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heophile</text:p>
          </table:table-cell>
          <table:table-cell office:value-type="string">
            <text:p>Aubart</text:p>
          </table:table-cell>
          <table:table-cell office:value-type="string">
            <text:p>t.aubart@gmail.com</text:p>
          </table:table-cell>
          <table:table-cell office:value-type="string">
            <text:p>92 Rue des Écoles</text:p>
          </table:table-cell>
          <table:table-cell office:value-type="float" office:value="2043">
            <text:p>2043</text:p>
          </table:table-cell>
          <table:table-cell office:value-type="string">
            <text:p>Chengdu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date" office:date-value="1985-10-18">
            <text:p>18/10/198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loyse</text:p>
          </table:table-cell>
          <table:table-cell office:value-type="string">
            <text:p>Bauer</text:p>
          </table:table-cell>
          <table:table-cell office:value-type="string">
            <text:p>a.bauer@gmail.com</text:p>
          </table:table-cell>
          <table:table-cell office:value-type="string">
            <text:p>43 Rue de la Gare</text:p>
          </table:table-cell>
          <table:table-cell office:value-type="float" office:value="1906">
            <text:p>1906</text:p>
          </table:table-cell>
          <table:table-cell office:value-type="string">
            <text:p>Istanbul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date" office:date-value="1978-06-12">
            <text:p>12/06/197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Joseph</text:p>
          </table:table-cell>
          <table:table-cell office:value-type="string">
            <text:p>Baldauff</text:p>
          </table:table-cell>
          <table:table-cell office:value-type="string">
            <text:p>j.baldauff@gmail.com</text:p>
          </table:table-cell>
          <table:table-cell office:value-type="string">
            <text:p>92 Rue de la Mairie</text:p>
          </table:table-cell>
          <table:table-cell office:value-type="float" office:value="2842">
            <text:p>2842</text:p>
          </table:table-cell>
          <table:table-cell office:value-type="string">
            <text:p>Tokyo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date" office:date-value="1962-12-09">
            <text:p>09/12/196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Jean-Pierre</text:p>
          </table:table-cell>
          <table:table-cell office:value-type="string">
            <text:p>Bausch</text:p>
          </table:table-cell>
          <table:table-cell office:value-type="string">
            <text:p>j.bausch@gmail.com</text:p>
          </table:table-cell>
          <table:table-cell office:value-type="string">
            <text:p>99 Rue Principale</text:p>
          </table:table-cell>
          <table:table-cell office:value-type="float" office:value="7163">
            <text:p>7163</text:p>
          </table:table-cell>
          <table:table-cell office:value-type="string">
            <text:p>Guangzhou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date" office:date-value="1977-09-07">
            <text:p>07/09/197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ierre</text:p>
          </table:table-cell>
          <table:table-cell office:value-type="string">
            <text:p>Becker</text:p>
          </table:table-cell>
          <table:table-cell office:value-type="string">
            <text:p>p.becker@gmail.com</text:p>
          </table:table-cell>
          <table:table-cell office:value-type="string">
            <text:p>10 Rue du Stade</text:p>
          </table:table-cell>
          <table:table-cell office:value-type="float" office:value="2928">
            <text:p>2928</text:p>
          </table:table-cell>
          <table:table-cell office:value-type="string">
            <text:p>Mumbai</text:p>
          </table:table-cell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date" office:date-value="1990-12-28">
            <text:p>28/12/199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Jeannot</text:p>
          </table:table-cell>
          <table:table-cell office:value-type="string">
            <text:p>Belling</text:p>
          </table:table-cell>
          <table:table-cell office:value-type="string">
            <text:p>j.belling@gmail.com</text:p>
          </table:table-cell>
          <table:table-cell office:value-type="string">
            <text:p>95 Rue de la Fontaine</text:p>
          </table:table-cell>
          <table:table-cell office:value-type="float" office:value="2880">
            <text:p>2880</text:p>
          </table:table-cell>
          <table:table-cell office:value-type="string">
            <text:p>Moscow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date" office:date-value="1983-02-24">
            <text:p>24/02/198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lbert</text:p>
          </table:table-cell>
          <table:table-cell office:value-type="string">
            <text:p>Berchem</text:p>
          </table:table-cell>
          <table:table-cell office:value-type="string">
            <text:p>a.berchem@gmail.com</text:p>
          </table:table-cell>
          <table:table-cell office:value-type="string">
            <text:p>8 Rue Pasteur5</text:p>
          </table:table-cell>
          <table:table-cell office:value-type="float" office:value="1396">
            <text:p>1396</text:p>
          </table:table-cell>
          <table:table-cell office:value-type="string">
            <text:p>São Paulo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date" office:date-value="1978-05-28">
            <text:p>28/05/197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Will</text:p>
          </table:table-cell>
          <table:table-cell office:value-type="string">
            <text:p>Bertrand</text:p>
          </table:table-cell>
          <table:table-cell office:value-type="string">
            <text:p>w.bertrand@gmail.com</text:p>
          </table:table-cell>
          <table:table-cell office:value-type="string">
            <text:p>43 Rue des Jardins</text:p>
          </table:table-cell>
          <table:table-cell office:value-type="float" office:value="9079">
            <text:p>9079</text:p>
          </table:table-cell>
          <table:table-cell office:value-type="string">
            <text:p>Lahore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date" office:date-value="1977-04-30">
            <text:p>30/04/197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Xavier</text:p>
          </table:table-cell>
          <table:table-cell office:value-type="string">
            <text:p>Bettel</text:p>
          </table:table-cell>
          <table:table-cell office:value-type="string">
            <text:p>x.bettel@gmail.com</text:p>
          </table:table-cell>
          <table:table-cell office:value-type="string">
            <text:p>64 Rue Victor-Hugo</text:p>
          </table:table-cell>
          <table:table-cell office:value-type="float" office:value="8961">
            <text:p>8961</text:p>
          </table:table-cell>
          <table:table-cell office:value-type="string">
            <text:p>Shenzhen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date" office:date-value="1991-03-10">
            <text:p>10/03/199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iki</text:p>
          </table:table-cell>
          <table:table-cell office:value-type="string">
            <text:p>Bettendorf</text:p>
          </table:table-cell>
          <table:table-cell office:value-type="string">
            <text:p>n.bettendorf@gmail.com</text:p>
          </table:table-cell>
          <table:table-cell office:value-type="string">
            <text:p>64 Rue de l Église</text:p>
          </table:table-cell>
          <table:table-cell office:value-type="float" office:value="7126">
            <text:p>7126</text:p>
          </table:table-cell>
          <table:table-cell office:value-type="string">
            <text:p>Jakarta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date" office:date-value="1987-06-16">
            <text:p>16/06/198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Jean Charles</text:p>
          </table:table-cell>
          <table:table-cell office:value-type="string">
            <text:p>Beving</text:p>
          </table:table-cell>
          <table:table-cell office:value-type="string">
            <text:p>j.beving@gmail.com</text:p>
          </table:table-cell>
          <table:table-cell office:value-type="string">
            <text:p>70 Place de l Église</text:p>
          </table:table-cell>
          <table:table-cell office:value-type="float" office:value="3846">
            <text:p>3846</text:p>
          </table:table-cell>
          <table:table-cell office:value-type="string">
            <text:p>Seoul</text:p>
          </table:table-cell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date" office:date-value="1971-04-23">
            <text:p>23/04/197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eopold</text:p>
          </table:table-cell>
          <table:table-cell office:value-type="string">
            <text:p>Bian</text:p>
          </table:table-cell>
          <table:table-cell office:value-type="string">
            <text:p>l.bian@gmail.com</text:p>
          </table:table-cell>
          <table:table-cell office:value-type="string">
            <text:p>74 Grande Rue</text:p>
          </table:table-cell>
          <table:table-cell office:value-type="float" office:value="3436">
            <text:p>3436</text:p>
          </table:table-cell>
          <table:table-cell office:value-type="string">
            <text:p>Wuhan</text:p>
          </table:table-cell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date" office:date-value="1946-07-09">
            <text:p>09/07/194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laude</text:p>
          </table:table-cell>
          <table:table-cell office:value-type="string">
            <text:p>Bicheler</text:p>
          </table:table-cell>
          <table:table-cell office:value-type="string">
            <text:p>c.bicheler@gmail.com</text:p>
          </table:table-cell>
          <table:table-cell office:value-type="string">
            <text:p>40 Rue du Moulin</text:p>
          </table:table-cell>
          <table:table-cell office:value-type="float" office:value="7067">
            <text:p>7067</text:p>
          </table:table-cell>
          <table:table-cell office:value-type="string">
            <text:p>Kinshasa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date" office:date-value="1962-10-07">
            <text:p>07/10/196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icolas</text:p>
          </table:table-cell>
          <table:table-cell office:value-type="string">
            <text:p>Birtz</text:p>
          </table:table-cell>
          <table:table-cell office:value-type="string">
            <text:p>n.birtz@gmail.com</text:p>
          </table:table-cell>
          <table:table-cell office:value-type="string">
            <text:p>28 Place de la Mairie</text:p>
          </table:table-cell>
          <table:table-cell office:value-type="float" office:value="4854">
            <text:p>4854</text:p>
          </table:table-cell>
          <table:table-cell office:value-type="string">
            <text:p>Cairo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date" office:date-value="1952-08-09">
            <text:p>09/08/195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icolas</text:p>
          </table:table-cell>
          <table:table-cell office:value-type="string">
            <text:p>Biwer</text:p>
          </table:table-cell>
          <table:table-cell office:value-type="string">
            <text:p>n.biwer@gmail.com</text:p>
          </table:table-cell>
          <table:table-cell office:value-type="string">
            <text:p>82 Rue du Château</text:p>
          </table:table-cell>
          <table:table-cell office:value-type="float" office:value="2735">
            <text:p>2735</text:p>
          </table:table-cell>
          <table:table-cell office:value-type="string">
            <text:p>Dhaka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date" office:date-value="1954-05-18">
            <text:p>18/05/195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lex</text:p>
          </table:table-cell>
          <table:table-cell office:value-type="string">
            <text:p>Bodry</text:p>
          </table:table-cell>
          <table:table-cell office:value-type="string">
            <text:p>a.bodry@gmail.com</text:p>
          </table:table-cell>
          <table:table-cell office:value-type="string">
            <text:p>16 Rue des Écoles</text:p>
          </table:table-cell>
          <table:table-cell office:value-type="float" office:value="2974">
            <text:p>2974</text:p>
          </table:table-cell>
          <table:table-cell office:value-type="string">
            <text:p>Mexico City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date" office:date-value="1952-06-12">
            <text:p>12/06/195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Theodore</text:p>
          </table:table-cell>
          <table:table-cell office:value-type="string">
            <text:p>Boever</text:p>
          </table:table-cell>
          <table:table-cell office:value-type="string">
            <text:p>t.boever@gmail.com</text:p>
          </table:table-cell>
          <table:table-cell office:value-type="string">
            <text:p>98 Rue de la Gare</text:p>
          </table:table-cell>
          <table:table-cell office:value-type="float" office:value="2960">
            <text:p>2960</text:p>
          </table:table-cell>
          <table:table-cell office:value-type="string">
            <text:p>London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date" office:date-value="1976-09-28">
            <text:p>28/09/197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Luc</text:p>
          </table:table-cell>
          <table:table-cell office:value-type="string">
            <text:p>Bonblet</text:p>
          </table:table-cell>
          <table:table-cell office:value-type="string">
            <text:p>l.bonblet@gmail.com</text:p>
          </table:table-cell>
          <table:table-cell office:value-type="string">
            <text:p>9 Rue de la Mairie</text:p>
          </table:table-cell>
          <table:table-cell office:value-type="float" office:value="2177">
            <text:p>2177</text:p>
          </table:table-cell>
          <table:table-cell office:value-type="string">
            <text:p>Xi'an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date" office:date-value="1982-04-12">
            <text:p>12/04/198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Jeannot</text:p>
          </table:table-cell>
          <table:table-cell office:value-type="string">
            <text:p>Bonifas</text:p>
          </table:table-cell>
          <table:table-cell office:value-type="string">
            <text:p>j.bonifas@gmail.com</text:p>
          </table:table-cell>
          <table:table-cell office:value-type="string">
            <text:p>14 Rue Principale</text:p>
          </table:table-cell>
          <table:table-cell office:value-type="float" office:value="9877">
            <text:p>9877</text:p>
          </table:table-cell>
          <table:table-cell office:value-type="string">
            <text:p>Tehran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date" office:date-value="1977-01-08">
            <text:p>08/01/197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ierre</text:p>
          </table:table-cell>
          <table:table-cell office:value-type="string">
            <text:p>Bormann</text:p>
          </table:table-cell>
          <table:table-cell office:value-type="string">
            <text:p>p.bormann@gmail.com</text:p>
          </table:table-cell>
          <table:table-cell office:value-type="string">
            <text:p>14 Rue du Stade</text:p>
          </table:table-cell>
          <table:table-cell office:value-type="float" office:value="9655">
            <text:p>9655</text:p>
          </table:table-cell>
          <table:table-cell office:value-type="string">
            <text:p>Lima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date" office:date-value="1978-03-22">
            <text:p>22/03/197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laude</text:p>
          </table:table-cell>
          <table:table-cell office:value-type="string">
            <text:p>Bosseler</text:p>
          </table:table-cell>
          <table:table-cell office:value-type="string">
            <text:p>c.bosseler@gmail.com</text:p>
          </table:table-cell>
          <table:table-cell office:value-type="string">
            <text:p>3 Rue de la Fontaine</text:p>
          </table:table-cell>
          <table:table-cell office:value-type="float" office:value="2219">
            <text:p>2219</text:p>
          </table:table-cell>
          <table:table-cell office:value-type="string">
            <text:p>New York City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date" office:date-value="1978-01-11">
            <text:p>11/01/197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Albert</text:p>
          </table:table-cell>
          <table:table-cell office:value-type="string">
            <text:p>Bousser</text:p>
          </table:table-cell>
          <table:table-cell office:value-type="string">
            <text:p>a.bousser@gmail.com</text:p>
          </table:table-cell>
          <table:table-cell office:value-type="string">
            <text:p>96 Rue Pasteur5</text:p>
          </table:table-cell>
          <table:table-cell office:value-type="float" office:value="7908">
            <text:p>7908</text:p>
          </table:table-cell>
          <table:table-cell office:value-type="string">
            <text:p>Bengaluru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office:value-type="date" office:date-value="1944-05-18">
            <text:p>18/05/194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emile</text:p>
          </table:table-cell>
          <table:table-cell office:value-type="string">
            <text:p>Braas</text:p>
          </table:table-cell>
          <table:table-cell office:value-type="string">
            <text:p>e.braas@gmail.com</text:p>
          </table:table-cell>
          <table:table-cell office:value-type="string">
            <text:p>45 Rue des Jardins</text:p>
          </table:table-cell>
          <table:table-cell office:value-type="float" office:value="1686">
            <text:p>1686</text:p>
          </table:table-cell>
          <table:table-cell office:value-type="string">
            <text:p>Bangkok</text:p>
          </table:table-cell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date" office:date-value="1966-12-11">
            <text:p>11/12/196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Dominique</text:p>
          </table:table-cell>
          <table:table-cell office:value-type="string">
            <text:p>Brasseur</text:p>
          </table:table-cell>
          <table:table-cell office:value-type="string">
            <text:p>d.brasseur@gmail.com</text:p>
          </table:table-cell>
          <table:table-cell office:value-type="string">
            <text:p>22 Rue Victor-Hugo</text:p>
          </table:table-cell>
          <table:table-cell office:value-type="float" office:value="1099">
            <text:p>1099</text:p>
          </table:table-cell>
          <table:table-cell office:value-type="string">
            <text:p>Ho Chi Minh City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date" office:date-value="1972-05-20">
            <text:p>20/05/197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Victor</text:p>
          </table:table-cell>
          <table:table-cell office:value-type="string">
            <text:p>Braun</text:p>
          </table:table-cell>
          <table:table-cell office:value-type="string">
            <text:p>v.braun@gmail.com</text:p>
          </table:table-cell>
          <table:table-cell office:value-type="string">
            <text:p>48 Rue de l Église</text:p>
          </table:table-cell>
          <table:table-cell office:value-type="float" office:value="4941">
            <text:p>4941</text:p>
          </table:table-cell>
          <table:table-cell office:value-type="string">
            <text:p>Dongguan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date" office:date-value="1984-12-31">
            <text:p>31/12/198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Joseph</text:p>
          </table:table-cell>
          <table:table-cell office:value-type="string">
            <text:p>Brebsom</text:p>
          </table:table-cell>
          <table:table-cell office:value-type="string">
            <text:p>j.brebsom@gmail.com</text:p>
          </table:table-cell>
          <table:table-cell office:value-type="string">
            <text:p>18 Place de l Église</text:p>
          </table:table-cell>
          <table:table-cell office:value-type="float" office:value="3995">
            <text:p>3995</text:p>
          </table:table-cell>
          <table:table-cell office:value-type="string">
            <text:p>Chongqing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date" office:date-value="1942-03-06">
            <text:p>06/03/194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Jean-Pierre</text:p>
          </table:table-cell>
          <table:table-cell office:value-type="string">
            <text:p>Brimmeyr</text:p>
          </table:table-cell>
          <table:table-cell office:value-type="string">
            <text:p>j.brimmeyr@gmail.com</text:p>
          </table:table-cell>
          <table:table-cell office:value-type="string">
            <text:p>2 Grande Rue</text:p>
          </table:table-cell>
          <table:table-cell office:value-type="float" office:value="6031">
            <text:p>6031</text:p>
          </table:table-cell>
          <table:table-cell office:value-type="string">
            <text:p>Nanjing</text:p>
          </table:table-cell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 office:value-type="date" office:date-value="1988-04-12">
            <text:p>12/04/198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Rodolphe</text:p>
          </table:table-cell>
          <table:table-cell office:value-type="string">
            <text:p>Brimmeyr</text:p>
          </table:table-cell>
          <table:table-cell office:value-type="string">
            <text:p>r.brimmeyr@gmail.com</text:p>
          </table:table-cell>
          <table:table-cell office:value-type="string">
            <text:p>95 Rue du Moulin</text:p>
          </table:table-cell>
          <table:table-cell office:value-type="float" office:value="2024">
            <text:p>2024</text:p>
          </table:table-cell>
          <table:table-cell office:value-type="string">
            <text:p>Shenyang</text:p>
          </table:table-cell>
          <table:table-cell office:value-type="float" office:value="247">
            <text:p>247</text:p>
          </table:table-cell>
          <table:table-cell office:value-type="float" office:value="1">
            <text:p>1</text:p>
          </table:table-cell>
          <table:table-cell office:value-type="date" office:date-value="1963-06-30">
            <text:p>30/06/196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arianne</text:p>
          </table:table-cell>
          <table:table-cell office:value-type="string">
            <text:p>Brosius-Kolber</text:p>
          </table:table-cell>
          <table:table-cell office:value-type="string">
            <text:p>m.brosius-kolber@gmail.com</text:p>
          </table:table-cell>
          <table:table-cell office:value-type="string">
            <text:p>2 Place de la Mairie</text:p>
          </table:table-cell>
          <table:table-cell office:value-type="float" office:value="9217">
            <text:p>9217</text:p>
          </table:table-cell>
          <table:table-cell office:value-type="string">
            <text:p>Bogotá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date" office:date-value="1947-01-27">
            <text:p>27/01/194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Emile</text:p>
          </table:table-cell>
          <table:table-cell office:value-type="string">
            <text:p>Calmes</text:p>
          </table:table-cell>
          <table:table-cell office:value-type="string">
            <text:p>e.calmes@gmail.com</text:p>
          </table:table-cell>
          <table:table-cell office:value-type="string">
            <text:p>94 Rue du Château</text:p>
          </table:table-cell>
          <table:table-cell office:value-type="float" office:value="2969">
            <text:p>2969</text:p>
          </table:table-cell>
          <table:table-cell office:value-type="string">
            <text:p>Ningbo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date" office:date-value="1953-09-10">
            <text:p>10/09/195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ierre</text:p>
          </table:table-cell>
          <table:table-cell office:value-type="string">
            <text:p>Claude</text:p>
          </table:table-cell>
          <table:table-cell office:value-type="string">
            <text:p>p.claude@gmail.com</text:p>
          </table:table-cell>
          <table:table-cell office:value-type="string">
            <text:p>97 Rue des Écoles</text:p>
          </table:table-cell>
          <table:table-cell office:value-type="float" office:value="7545">
            <text:p>7545</text:p>
          </table:table-cell>
          <table:table-cell office:value-type="string">
            <text:p>Hong Kong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date" office:date-value="1983-04-28">
            <text:p>28/04/198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Raoul</text:p>
          </table:table-cell>
          <table:table-cell office:value-type="string">
            <text:p>Clausse</text:p>
          </table:table-cell>
          <table:table-cell office:value-type="string">
            <text:p>r.clausse@gmail.com</text:p>
          </table:table-cell>
          <table:table-cell office:value-type="string">
            <text:p>98 Rue de la Gare</text:p>
          </table:table-cell>
          <table:table-cell office:value-type="float" office:value="9800">
            <text:p>9800</text:p>
          </table:table-cell>
          <table:table-cell office:value-type="string">
            <text:p>Hanoi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date" office:date-value="1969-11-30">
            <text:p>30/11/196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Hubert</text:p>
          </table:table-cell>
          <table:table-cell office:value-type="string">
            <text:p>Clement</text:p>
          </table:table-cell>
          <table:table-cell office:value-type="string">
            <text:p>h.clement@gmail.com</text:p>
          </table:table-cell>
          <table:table-cell office:value-type="string">
            <text:p>66 Rue de la Mairie</text:p>
          </table:table-cell>
          <table:table-cell office:value-type="float" office:value="5319">
            <text:p>5319</text:p>
          </table:table-cell>
          <table:table-cell office:value-type="string">
            <text:p>Baghdad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date" office:date-value="1990-09-29">
            <text:p>29/09/199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Eugène Auguste</text:p>
          </table:table-cell>
          <table:table-cell office:value-type="string">
            <text:p>Collart</text:p>
          </table:table-cell>
          <table:table-cell office:value-type="string">
            <text:p>e.collart@gmail.com</text:p>
          </table:table-cell>
          <table:table-cell office:value-type="string">
            <text:p>46 Rue Principale</text:p>
          </table:table-cell>
          <table:table-cell office:value-type="float" office:value="9116">
            <text:p>9116</text:p>
          </table:table-cell>
          <table:table-cell office:value-type="string">
            <text:p>Changsha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date" office:date-value="1946-03-01">
            <text:p>01/03/194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Hubert Joseph</text:p>
          </table:table-cell>
          <table:table-cell office:value-type="string">
            <text:p>Collart</text:p>
          </table:table-cell>
          <table:table-cell office:value-type="string">
            <text:p>h.collart@gmail.com</text:p>
          </table:table-cell>
          <table:table-cell office:value-type="string">
            <text:p>94 Rue du Stade</text:p>
          </table:table-cell>
          <table:table-cell office:value-type="float" office:value="3975">
            <text:p>3975</text:p>
          </table:table-cell>
          <table:table-cell office:value-type="string">
            <text:p>Hyderabad</text:p>
          </table:table-cell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date" office:date-value="1970-07-28">
            <text:p>28/07/197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Jean-Nicolas</text:p>
          </table:table-cell>
          <table:table-cell office:value-type="string">
            <text:p>Collart</text:p>
          </table:table-cell>
          <table:table-cell office:value-type="string">
            <text:p>j.collart@gmail.com</text:p>
          </table:table-cell>
          <table:table-cell office:value-type="string">
            <text:p>33 Rue de la Fontaine</text:p>
          </table:table-cell>
          <table:table-cell office:value-type="float" office:value="1279">
            <text:p>1279</text:p>
          </table:table-cell>
          <table:table-cell office:value-type="string">
            <text:p>Chennai</text:p>
          </table:table-cell>
          <table:table-cell office:value-type="float" office:value="225">
            <text:p>225</text:p>
          </table:table-cell>
          <table:table-cell office:value-type="float" office:value="1">
            <text:p>1</text:p>
          </table:table-cell>
          <table:table-cell office:value-type="date" office:date-value="1948-10-19">
            <text:p>19/10/194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Jean</text:p>
          </table:table-cell>
          <table:table-cell office:value-type="string">
            <text:p>Conzemius</text:p>
          </table:table-cell>
          <table:table-cell office:value-type="string">
            <text:p>j.conzemius@gmail.com</text:p>
          </table:table-cell>
          <table:table-cell office:value-type="string">
            <text:p>21 Rue Pasteur5</text:p>
          </table:table-cell>
          <table:table-cell office:value-type="float" office:value="1024">
            <text:p>1024</text:p>
          </table:table-cell>
          <table:table-cell office:value-type="string">
            <text:p>Rio de Janeiro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date" office:date-value="1991-07-06">
            <text:p>06/07/199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Henry</text:p>
          </table:table-cell>
          <table:table-cell office:value-type="string">
            <text:p>Cravatte</text:p>
          </table:table-cell>
          <table:table-cell office:value-type="string">
            <text:p>h.cravatte@gmail.com</text:p>
          </table:table-cell>
          <table:table-cell office:value-type="string">
            <text:p>8 Rue des Jardins</text:p>
          </table:table-cell>
          <table:table-cell office:value-type="float" office:value="8921">
            <text:p>8921</text:p>
          </table:table-cell>
          <table:table-cell office:value-type="string">
            <text:p>Foshan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office:value-type="date" office:date-value="1941-07-17">
            <text:p>17/07/194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Jacques</text:p>
          </table:table-cell>
          <table:table-cell office:value-type="string">
            <text:p>DMartigny</text:p>
          </table:table-cell>
          <table:table-cell office:value-type="string">
            <text:p>j.dmartigny@gmail.com</text:p>
          </table:table-cell>
          <table:table-cell office:value-type="string">
            <text:p>57 Rue Victor-Hugo</text:p>
          </table:table-cell>
          <table:table-cell office:value-type="float" office:value="3183">
            <text:p>3183</text:p>
          </table:table-cell>
          <table:table-cell office:value-type="string">
            <text:p>Santiago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date" office:date-value="1947-07-09">
            <text:p>09/07/194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François-Joseph</text:p>
          </table:table-cell>
          <table:table-cell office:value-type="string">
            <text:p>Dargent</text:p>
          </table:table-cell>
          <table:table-cell office:value-type="string">
            <text:p>f.dargent@gmail.com</text:p>
          </table:table-cell>
          <table:table-cell office:value-type="string">
            <text:p>8 Rue de l Église</text:p>
          </table:table-cell>
          <table:table-cell office:value-type="float" office:value="1276">
            <text:p>1276</text:p>
          </table:table-cell>
          <table:table-cell office:value-type="string">
            <text:p>Riyadh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date" office:date-value="1965-07-27">
            <text:p>27/07/196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François Antoine</text:p>
          </table:table-cell>
          <table:table-cell office:value-type="string">
            <text:p>Defer</text:p>
          </table:table-cell>
          <table:table-cell office:value-type="string">
            <text:p>f.defer@gmail.com</text:p>
          </table:table-cell>
          <table:table-cell office:value-type="string">
            <text:p>16 Place de l Église</text:p>
          </table:table-cell>
          <table:table-cell office:value-type="float" office:value="9894">
            <text:p>9894</text:p>
          </table:table-cell>
          <table:table-cell office:value-type="string">
            <text:p>Ahmedabad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date" office:date-value="1956-04-16">
            <text:p>16/04/195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Gab</text:p>
          </table:table-cell>
          <table:table-cell office:value-type="string">
            <text:p>Dellere</text:p>
          </table:table-cell>
          <table:table-cell office:value-type="string">
            <text:p>g.dellere@gmail.com</text:p>
          </table:table-cell>
          <table:table-cell office:value-type="string">
            <text:p>26 Grande Rue</text:p>
          </table:table-cell>
          <table:table-cell office:value-type="float" office:value="1306">
            <text:p>1306</text:p>
          </table:table-cell>
          <table:table-cell office:value-type="string">
            <text:p>Singapore</text:p>
          </table:table-cell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office:value-type="date" office:date-value="1958-08-12">
            <text:p>12/08/195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Lex</text:p>
          </table:table-cell>
          <table:table-cell office:value-type="string">
            <text:p>Delles</text:p>
          </table:table-cell>
          <table:table-cell office:value-type="string">
            <text:p>l.delles@gmail.com</text:p>
          </table:table-cell>
          <table:table-cell office:value-type="string">
            <text:p>85 Rue du Moulin</text:p>
          </table:table-cell>
          <table:table-cell office:value-type="float" office:value="4171">
            <text:p>4171</text:p>
          </table:table-cell>
          <table:table-cell office:value-type="string">
            <text:p>Shantou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date" office:date-value="1948-12-30">
            <text:p>30/12/194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Mars</text:p>
          </table:table-cell>
          <table:table-cell office:value-type="string">
            <text:p>Di Bartolomeo</text:p>
          </table:table-cell>
          <table:table-cell office:value-type="string">
            <text:p>m.di bartolomeo@gmail.com</text:p>
          </table:table-cell>
          <table:table-cell office:value-type="string">
            <text:p>46 Place de la Mairie</text:p>
          </table:table-cell>
          <table:table-cell office:value-type="float" office:value="9368">
            <text:p>9368</text:p>
          </table:table-cell>
          <table:table-cell office:value-type="string">
            <text:p>Saint Petersburg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date" office:date-value="1986-11-03">
            <text:p>03/11/198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Jean-Pierre</text:p>
          </table:table-cell>
          <table:table-cell office:value-type="string">
            <text:p>Dichter</text:p>
          </table:table-cell>
          <table:table-cell office:value-type="string">
            <text:p>j.dichter@gmail.com</text:p>
          </table:table-cell>
          <table:table-cell office:value-type="string">
            <text:p>22 Rue du Château</text:p>
          </table:table-cell>
          <table:table-cell office:value-type="float" office:value="7152">
            <text:p>7152</text:p>
          </table:table-cell>
          <table:table-cell office:value-type="string">
            <text:p>Yangon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date" office:date-value="1949-11-23">
            <text:p>23/11/1949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Gaston</text:p>
          </table:table-cell>
          <table:table-cell office:value-type="string">
            <text:p>Diderich</text:p>
          </table:table-cell>
          <table:table-cell office:value-type="string">
            <text:p>g.diderich@gmail.com</text:p>
          </table:table-cell>
          <table:table-cell office:value-type="string">
            <text:p>15 Rue des Écoles</text:p>
          </table:table-cell>
          <table:table-cell office:value-type="float" office:value="2238">
            <text:p>2238</text:p>
          </table:table-cell>
          <table:table-cell office:value-type="string">
            <text:p>Abidjan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date" office:date-value="1983-08-05">
            <text:p>05/08/1983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Fernand</text:p>
          </table:table-cell>
          <table:table-cell office:value-type="string">
            <text:p>Diederich</text:p>
          </table:table-cell>
          <table:table-cell office:value-type="string">
            <text:p>f.diederich@gmail.com</text:p>
          </table:table-cell>
          <table:table-cell office:value-type="string">
            <text:p>88 Rue de la Gare</text:p>
          </table:table-cell>
          <table:table-cell office:value-type="float" office:value="6280">
            <text:p>6280</text:p>
          </table:table-cell>
          <table:table-cell office:value-type="string">
            <text:p>Alexandria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date" office:date-value="1987-08-27">
            <text:p>27/08/1987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Roger</text:p>
          </table:table-cell>
          <table:table-cell office:value-type="string">
            <text:p>Diederich</text:p>
          </table:table-cell>
          <table:table-cell office:value-type="string">
            <text:p>r.diederich@gmail.com</text:p>
          </table:table-cell>
          <table:table-cell office:value-type="string">
            <text:p>97 Rue de la Mairie</text:p>
          </table:table-cell>
          <table:table-cell office:value-type="float" office:value="2881">
            <text:p>2881</text:p>
          </table:table-cell>
          <table:table-cell office:value-type="string">
            <text:p>Kolkata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date" office:date-value="1967-03-03">
            <text:p>03/03/1967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Jean-Henri</text:p>
          </table:table-cell>
          <table:table-cell office:value-type="string">
            <text:p>Dondelinger</text:p>
          </table:table-cell>
          <table:table-cell office:value-type="string">
            <text:p>j.dondelinger@gmail.com</text:p>
          </table:table-cell>
          <table:table-cell office:value-type="string">
            <text:p>99 Rue Principale</text:p>
          </table:table-cell>
          <table:table-cell office:value-type="float" office:value="5970">
            <text:p>5970</text:p>
          </table:table-cell>
          <table:table-cell office:value-type="string">
            <text:p>Ankara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date" office:date-value="1989-01-30">
            <text:p>30/01/198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Jean-François</text:p>
          </table:table-cell>
          <table:table-cell office:value-type="string">
            <text:p>Doutreloux</text:p>
          </table:table-cell>
          <table:table-cell office:value-type="string">
            <text:p>j.doutreloux@gmail.com</text:p>
          </table:table-cell>
          <table:table-cell office:value-type="string">
            <text:p>37 Rue du Stade</text:p>
          </table:table-cell>
          <table:table-cell office:value-type="float" office:value="1100">
            <text:p>1100</text:p>
          </table:table-cell>
          <table:table-cell office:value-type="string">
            <text:p>Surat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date" office:date-value="1942-10-21">
            <text:p>21/10/194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Agnès</text:p>
          </table:table-cell>
          <table:table-cell office:value-type="string">
            <text:p>Durdu</text:p>
          </table:table-cell>
          <table:table-cell office:value-type="string">
            <text:p>a.durdu@gmail.com</text:p>
          </table:table-cell>
          <table:table-cell office:value-type="string">
            <text:p>91 Rue de la Fontaine</text:p>
          </table:table-cell>
          <table:table-cell office:value-type="float" office:value="1145">
            <text:p>1145</text:p>
          </table:table-cell>
          <table:table-cell office:value-type="string">
            <text:p>Johannesburg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date" office:date-value="1957-05-31">
            <text:p>31/05/195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Bonaventure</text:p>
          </table:table-cell>
          <table:table-cell office:value-type="string">
            <text:p>Dutreux-Boch</text:p>
          </table:table-cell>
          <table:table-cell office:value-type="string">
            <text:p>b.dutreux-boch@gmail.com</text:p>
          </table:table-cell>
          <table:table-cell office:value-type="string">
            <text:p>20 Rue Pasteur5</text:p>
          </table:table-cell>
          <table:table-cell office:value-type="float" office:value="4017">
            <text:p>4017</text:p>
          </table:table-cell>
          <table:table-cell office:value-type="string">
            <text:p>Dar es Salaam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date" office:date-value="1958-10-13">
            <text:p>13/10/1958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Theodore</text:p>
          </table:table-cell>
          <table:table-cell office:value-type="string">
            <text:p>Eberhard</text:p>
          </table:table-cell>
          <table:table-cell office:value-type="string">
            <text:p>t.eberhard@gmail.com</text:p>
          </table:table-cell>
          <table:table-cell office:value-type="string">
            <text:p>24 Rue des Jardins</text:p>
          </table:table-cell>
          <table:table-cell office:value-type="float" office:value="2262">
            <text:p>2262</text:p>
          </table:table-cell>
          <table:table-cell office:value-type="string">
            <text:p>Suzhou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date" office:date-value="1986-08-21">
            <text:p>21/08/198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Emile</text:p>
          </table:table-cell>
          <table:table-cell office:value-type="string">
            <text:p>Eicher</text:p>
          </table:table-cell>
          <table:table-cell office:value-type="string">
            <text:p>e.eicher@gmail.com</text:p>
          </table:table-cell>
          <table:table-cell office:value-type="string">
            <text:p>77 Rue Victor-Hugo</text:p>
          </table:table-cell>
          <table:table-cell office:value-type="float" office:value="1348">
            <text:p>1348</text:p>
          </table:table-cell>
          <table:table-cell office:value-type="string">
            <text:p>Harbin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date" office:date-value="1944-09-19">
            <text:p>19/09/194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Nicolas</text:p>
          </table:table-cell>
          <table:table-cell office:value-type="string">
            <text:p>Eickmann</text:p>
          </table:table-cell>
          <table:table-cell office:value-type="string">
            <text:p>n.eickmann@gmail.com</text:p>
          </table:table-cell>
          <table:table-cell office:value-type="string">
            <text:p>30 Rue de l Église</text:p>
          </table:table-cell>
          <table:table-cell office:value-type="float" office:value="5620">
            <text:p>5620</text:p>
          </table:table-cell>
          <table:table-cell office:value-type="string">
            <text:p>Giza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date" office:date-value="1989-09-23">
            <text:p>23/09/1989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Felix</text:p>
          </table:table-cell>
          <table:table-cell office:value-type="string">
            <text:p>Eischen</text:p>
          </table:table-cell>
          <table:table-cell office:value-type="string">
            <text:p>f.eischen@gmail.com</text:p>
          </table:table-cell>
          <table:table-cell office:value-type="string">
            <text:p>59 Place de l Église</text:p>
          </table:table-cell>
          <table:table-cell office:value-type="float" office:value="6893">
            <text:p>6893</text:p>
          </table:table-cell>
          <table:table-cell office:value-type="string">
            <text:p>Zhengzhou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date" office:date-value="1994-03-06">
            <text:p>06/03/199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Gustave</text:p>
          </table:table-cell>
          <table:table-cell office:value-type="string">
            <text:p>Elsen</text:p>
          </table:table-cell>
          <table:table-cell office:value-type="string">
            <text:p>g.elsen@gmail.com</text:p>
          </table:table-cell>
          <table:table-cell office:value-type="string">
            <text:p>77 Grande Rue</text:p>
          </table:table-cell>
          <table:table-cell office:value-type="float" office:value="8314">
            <text:p>8314</text:p>
          </table:table-cell>
          <table:table-cell office:value-type="string">
            <text:p>Los Angeles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date" office:date-value="1969-12-09">
            <text:p>09/12/196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Joëlle</text:p>
          </table:table-cell>
          <table:table-cell office:value-type="string">
            <text:p>Elvinger</text:p>
          </table:table-cell>
          <table:table-cell office:value-type="string">
            <text:p>j.elvinger@gmail.com</text:p>
          </table:table-cell>
          <table:table-cell office:value-type="string">
            <text:p>90 Rue du Moulin</text:p>
          </table:table-cell>
          <table:table-cell office:value-type="float" office:value="7734">
            <text:p>7734</text:p>
          </table:table-cell>
          <table:table-cell office:value-type="string">
            <text:p>New Taipei City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date" office:date-value="1948-02-07">
            <text:p>07/02/1948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Georges</text:p>
          </table:table-cell>
          <table:table-cell office:value-type="string">
            <text:p>Engel</text:p>
          </table:table-cell>
          <table:table-cell office:value-type="string">
            <text:p>g.engel@gmail.com</text:p>
          </table:table-cell>
          <table:table-cell office:value-type="string">
            <text:p>35 Place de la Mairie</text:p>
          </table:table-cell>
          <table:table-cell office:value-type="float" office:value="9980">
            <text:p>9980</text:p>
          </table:table-cell>
          <table:table-cell office:value-type="string">
            <text:p>Cape Town</text:p>
          </table:table-cell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date" office:date-value="1981-09-21">
            <text:p>21/09/198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Guillaume</text:p>
          </table:table-cell>
          <table:table-cell office:value-type="string">
            <text:p>Ernser</text:p>
          </table:table-cell>
          <table:table-cell office:value-type="string">
            <text:p>g.ernser@gmail.com</text:p>
          </table:table-cell>
          <table:table-cell office:value-type="string">
            <text:p>1 Rue du Château</text:p>
          </table:table-cell>
          <table:table-cell office:value-type="float" office:value="5473">
            <text:p>5473</text:p>
          </table:table-cell>
          <table:table-cell office:value-type="string">
            <text:p>Yokohama</text:p>
          </table:table-cell>
          <table:table-cell office:value-type="float" office:value="246">
            <text:p>246</text:p>
          </table:table-cell>
          <table:table-cell office:value-type="float" office:value="1">
            <text:p>1</text:p>
          </table:table-cell>
          <table:table-cell office:value-type="date" office:date-value="1987-11-26">
            <text:p>26/11/198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Marcel</text:p>
          </table:table-cell>
          <table:table-cell office:value-type="string">
            <text:p>Erpelding</text:p>
          </table:table-cell>
          <table:table-cell office:value-type="string">
            <text:p>m.erpelding@gmail.com</text:p>
          </table:table-cell>
          <table:table-cell office:value-type="string">
            <text:p>34 Rue des Écoles</text:p>
          </table:table-cell>
          <table:table-cell office:value-type="float" office:value="8335">
            <text:p>8335</text:p>
          </table:table-cell>
          <table:table-cell office:value-type="string">
            <text:p>Berlin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date" office:date-value="1993-03-14">
            <text:p>14/03/199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Fernand</text:p>
          </table:table-cell>
          <table:table-cell office:value-type="string">
            <text:p>Etgen</text:p>
          </table:table-cell>
          <table:table-cell office:value-type="string">
            <text:p>f.etgen@gmail.com</text:p>
          </table:table-cell>
          <table:table-cell office:value-type="string">
            <text:p>10 Rue de la Gare</text:p>
          </table:table-cell>
          <table:table-cell office:value-type="float" office:value="8816">
            <text:p>8816</text:p>
          </table:table-cell>
          <table:table-cell office:value-type="string">
            <text:p>Busan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date" office:date-value="1985-11-24">
            <text:p>24/11/1985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ierre</text:p>
          </table:table-cell>
          <table:table-cell office:value-type="string">
            <text:p>Even</text:p>
          </table:table-cell>
          <table:table-cell office:value-type="string">
            <text:p>p.even@gmail.com</text:p>
          </table:table-cell>
          <table:table-cell office:value-type="string">
            <text:p>46 Rue de la Mairie</text:p>
          </table:table-cell>
          <table:table-cell office:value-type="float" office:value="9177">
            <text:p>9177</text:p>
          </table:table-cell>
          <table:table-cell office:value-type="string">
            <text:p>Hangzhou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date" office:date-value="1975-01-08">
            <text:p>08/01/197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Robert</text:p>
          </table:table-cell>
          <table:table-cell office:value-type="string">
            <text:p>Everling</text:p>
          </table:table-cell>
          <table:table-cell office:value-type="string">
            <text:p>r.everling@gmail.com</text:p>
          </table:table-cell>
          <table:table-cell office:value-type="string">
            <text:p>79 Rue Principale</text:p>
          </table:table-cell>
          <table:table-cell office:value-type="float" office:value="1301">
            <text:p>1301</text:p>
          </table:table-cell>
          <table:table-cell office:value-type="string">
            <text:p>Xiamen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date" office:date-value="1968-11-06">
            <text:p>06/11/196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Michel</text:p>
          </table:table-cell>
          <table:table-cell office:value-type="string">
            <text:p>Ewen</text:p>
          </table:table-cell>
          <table:table-cell office:value-type="string">
            <text:p>m.ewen@gmail.com</text:p>
          </table:table-cell>
          <table:table-cell office:value-type="string">
            <text:p>4 Rue du Stade</text:p>
          </table:table-cell>
          <table:table-cell office:value-type="float" office:value="9080">
            <text:p>9080</text:p>
          </table:table-cell>
          <table:table-cell office:value-type="string">
            <text:p>Quanzhou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date" office:date-value="1959-10-06">
            <text:p>06/10/1959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Jean Jacques</text:p>
          </table:table-cell>
          <table:table-cell office:value-type="string">
            <text:p>Faber</text:p>
          </table:table-cell>
          <table:table-cell office:value-type="string">
            <text:p>j.faber@gmail.com</text:p>
          </table:table-cell>
          <table:table-cell office:value-type="string">
            <text:p>7 Rue de la Fontaine</text:p>
          </table:table-cell>
          <table:table-cell office:value-type="float" office:value="6702">
            <text:p>6702</text:p>
          </table:table-cell>
          <table:table-cell office:value-type="string">
            <text:p>Jeddah</text:p>
          </table:table-cell>
          <table:table-cell office:value-type="float" office:value="215">
            <text:p>215</text:p>
          </table:table-cell>
          <table:table-cell office:value-type="float" office:value="1">
            <text:p>1</text:p>
          </table:table-cell>
          <table:table-cell office:value-type="date" office:date-value="1984-11-29">
            <text:p>29/11/1984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Jean Joseph Georges</text:p>
          </table:table-cell>
          <table:table-cell office:value-type="string">
            <text:p>Faber</text:p>
          </table:table-cell>
          <table:table-cell office:value-type="string">
            <text:p>j.faber@gmail.com</text:p>
          </table:table-cell>
          <table:table-cell office:value-type="string">
            <text:p>68 Rue Pasteur5</text:p>
          </table:table-cell>
          <table:table-cell office:value-type="float" office:value="4830">
            <text:p>4830</text:p>
          </table:table-cell>
          <table:table-cell office:value-type="string">
            <text:p>Durban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date" office:date-value="1981-07-21">
            <text:p>21/07/198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Joseph</text:p>
          </table:table-cell>
          <table:table-cell office:value-type="string">
            <text:p>Faber</text:p>
          </table:table-cell>
          <table:table-cell office:value-type="string">
            <text:p>j.faber@gmail.com</text:p>
          </table:table-cell>
          <table:table-cell office:value-type="string">
            <text:p>31 Rue des Jardins</text:p>
          </table:table-cell>
          <table:table-cell office:value-type="float" office:value="4648">
            <text:p>4648</text:p>
          </table:table-cell>
          <table:table-cell office:value-type="string">
            <text:p>Kabul</text:p>
          </table:table-cell>
          <table:table-cell office:value-type="float" office:value="204">
            <text:p>204</text:p>
          </table:table-cell>
          <table:table-cell office:value-type="float" office:value="1">
            <text:p>1</text:p>
          </table:table-cell>
          <table:table-cell office:value-type="date" office:date-value="1975-02-21">
            <text:p>21/02/197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Rene</text:p>
          </table:table-cell>
          <table:table-cell office:value-type="string">
            <text:p>Federspiel</text:p>
          </table:table-cell>
          <table:table-cell office:value-type="string">
            <text:p>r.federspiel@gmail.com</text:p>
          </table:table-cell>
          <table:table-cell office:value-type="string">
            <text:p>22 Rue Victor-Hugo</text:p>
          </table:table-cell>
          <table:table-cell office:value-type="float" office:value="6675">
            <text:p>6675</text:p>
          </table:table-cell>
          <table:table-cell office:value-type="string">
            <text:p>Casablanca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date" office:date-value="1991-03-21">
            <text:p>21/03/199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Alex</text:p>
          </table:table-cell>
          <table:table-cell office:value-type="string">
            <text:p>Federspil</text:p>
          </table:table-cell>
          <table:table-cell office:value-type="string">
            <text:p>a.federspil@gmail.com</text:p>
          </table:table-cell>
          <table:table-cell office:value-type="string">
            <text:p>66 Rue de l Église</text:p>
          </table:table-cell>
          <table:table-cell office:value-type="float" office:value="4945">
            <text:p>4945</text:p>
          </table:table-cell>
          <table:table-cell office:value-type="string">
            <text:p>Hefe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date" office:date-value="1994-12-12">
            <text:p>12/12/1994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Adolphe</text:p>
          </table:table-cell>
          <table:table-cell office:value-type="string">
            <text:p>Fischer</text:p>
          </table:table-cell>
          <table:table-cell office:value-type="string">
            <text:p>a.fischer@gmail.com</text:p>
          </table:table-cell>
          <table:table-cell office:value-type="string">
            <text:p>27 Place de l Église</text:p>
          </table:table-cell>
          <table:table-cell office:value-type="float" office:value="3164">
            <text:p>3164</text:p>
          </table:table-cell>
          <table:table-cell office:value-type="string">
            <text:p>Pyongyang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date" office:date-value="1977-05-06">
            <text:p>06/05/197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Jules</text:p>
          </table:table-cell>
          <table:table-cell office:value-type="string">
            <text:p>Fischer</text:p>
          </table:table-cell>
          <table:table-cell office:value-type="string">
            <text:p>j.fischer@gmail.com</text:p>
          </table:table-cell>
          <table:table-cell office:value-type="string">
            <text:p>98 Grande Rue</text:p>
          </table:table-cell>
          <table:table-cell office:value-type="float" office:value="1552">
            <text:p>1552</text:p>
          </table:table-cell>
          <table:table-cell office:value-type="string">
            <text:p>Madri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date" office:date-value="1954-08-02">
            <text:p>02/08/19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Colette</text:p>
          </table:table-cell>
          <table:table-cell office:value-type="string">
            <text:p>Flesch</text:p>
          </table:table-cell>
          <table:table-cell office:value-type="string">
            <text:p>c.flesch@gmail.com</text:p>
          </table:table-cell>
          <table:table-cell office:value-type="string">
            <text:p>84 Rue du Moulin</text:p>
          </table:table-cell>
          <table:table-cell office:value-type="float" office:value="4294">
            <text:p>4294</text:p>
          </table:table-cell>
          <table:table-cell office:value-type="string">
            <text:p>Faisalabad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date" office:date-value="1982-08-16">
            <text:p>16/08/198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Barthelemy</text:p>
          </table:table-cell>
          <table:table-cell office:value-type="string">
            <text:p>Foehr</text:p>
          </table:table-cell>
          <table:table-cell office:value-type="string">
            <text:p>b.foehr@gmail.com</text:p>
          </table:table-cell>
          <table:table-cell office:value-type="string">
            <text:p>22 Place de la Mairie</text:p>
          </table:table-cell>
          <table:table-cell office:value-type="float" office:value="7602">
            <text:p>7602</text:p>
          </table:table-cell>
          <table:table-cell office:value-type="string">
            <text:p>Ekurhuleni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date" office:date-value="1949-06-12">
            <text:p>12/06/1949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Jean Mathias</text:p>
          </table:table-cell>
          <table:table-cell office:value-type="string">
            <text:p>Foehr</text:p>
          </table:table-cell>
          <table:table-cell office:value-type="string">
            <text:p>j.foehr@gmail.com</text:p>
          </table:table-cell>
          <table:table-cell office:value-type="string">
            <text:p>63 Rue du Château</text:p>
          </table:table-cell>
          <table:table-cell office:value-type="float" office:value="8777">
            <text:p>8777</text:p>
          </table:table-cell>
          <table:table-cell office:value-type="string">
            <text:p>Nairobi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date" office:date-value="1979-09-19">
            <text:p>19/09/197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Michel</text:p>
          </table:table-cell>
          <table:table-cell office:value-type="string">
            <text:p>Fohl</text:p>
          </table:table-cell>
          <table:table-cell office:value-type="string">
            <text:p>m.fohl@gmail.com</text:p>
          </table:table-cell>
          <table:table-cell office:value-type="string">
            <text:p>48 Rue des Écoles</text:p>
          </table:table-cell>
          <table:table-cell office:value-type="float" office:value="4630">
            <text:p>4630</text:p>
          </table:table-cell>
          <table:table-cell office:value-type="string">
            <text:p>Zhongshan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date" office:date-value="1988-05-01">
            <text:p>01/05/198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Jean</text:p>
          </table:table-cell>
          <table:table-cell office:value-type="string">
            <text:p>Fohrmann</text:p>
          </table:table-cell>
          <table:table-cell office:value-type="string">
            <text:p>j.fohrmann@gmail.com</text:p>
          </table:table-cell>
          <table:table-cell office:value-type="string">
            <text:p>69 Rue de la Gare</text:p>
          </table:table-cell>
          <table:table-cell office:value-type="float" office:value="6751">
            <text:p>6751</text:p>
          </table:table-cell>
          <table:table-cell office:value-type="string">
            <text:p>Pune</text:p>
          </table:table-cell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date" office:date-value="1969-05-17">
            <text:p>17/05/196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Edmond</text:p>
          </table:table-cell>
          <table:table-cell office:value-type="string">
            <text:p>de la Fontaine</text:p>
          </table:table-cell>
          <table:table-cell office:value-type="string">
            <text:p>e.de la fontaine@gmail.com</text:p>
          </table:table-cell>
          <table:table-cell office:value-type="string">
            <text:p>62 Rue de la Mairie</text:p>
          </table:table-cell>
          <table:table-cell office:value-type="float" office:value="3988">
            <text:p>3988</text:p>
          </table:table-cell>
          <table:table-cell office:value-type="string">
            <text:p>Addis Ababa</text:p>
          </table:table-cell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date" office:date-value="1968-10-05">
            <text:p>05/10/196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Marie-Josee</text:p>
          </table:table-cell>
          <table:table-cell office:value-type="string">
            <text:p>Frank</text:p>
          </table:table-cell>
          <table:table-cell office:value-type="string">
            <text:p>m.frank@gmail.com</text:p>
          </table:table-cell>
          <table:table-cell office:value-type="string">
            <text:p>65 Rue Principale</text:p>
          </table:table-cell>
          <table:table-cell office:value-type="float" office:value="3865">
            <text:p>3865</text:p>
          </table:table-cell>
          <table:table-cell office:value-type="string">
            <text:p>Jaipur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date" office:date-value="1970-12-24">
            <text:p>24/12/197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Raymond</text:p>
          </table:table-cell>
          <table:table-cell office:value-type="string">
            <text:p>Frisch</text:p>
          </table:table-cell>
          <table:table-cell office:value-type="string">
            <text:p>r.frisch@gmail.com</text:p>
          </table:table-cell>
          <table:table-cell office:value-type="string">
            <text:p>38 Rue du Stade</text:p>
          </table:table-cell>
          <table:table-cell office:value-type="float" office:value="7603">
            <text:p>7603</text:p>
          </table:table-cell>
          <table:table-cell office:value-type="string">
            <text:p>Buenos Aires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date" office:date-value="1946-01-13">
            <text:p>13/01/194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Jean</text:p>
          </table:table-cell>
          <table:table-cell office:value-type="string">
            <text:p>Gallion</text:p>
          </table:table-cell>
          <table:table-cell office:value-type="string">
            <text:p>j.gallion@gmail.com</text:p>
          </table:table-cell>
          <table:table-cell office:value-type="string">
            <text:p>55 Rue de la Fontaine</text:p>
          </table:table-cell>
          <table:table-cell office:value-type="float" office:value="9902">
            <text:p>9902</text:p>
          </table:table-cell>
          <table:table-cell office:value-type="string">
            <text:p>Wenzhou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date" office:date-value="1983-12-05">
            <text:p>05/12/198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Pierre</text:p>
          </table:table-cell>
          <table:table-cell office:value-type="string">
            <text:p>Gansen</text:p>
          </table:table-cell>
          <table:table-cell office:value-type="string">
            <text:p>p.gansen@gmail.com</text:p>
          </table:table-cell>
          <table:table-cell office:value-type="string">
            <text:p>40 Rue Pasteur5</text:p>
          </table:table-cell>
          <table:table-cell office:value-type="float" office:value="9998">
            <text:p>9998</text:p>
          </table:table-cell>
          <table:table-cell office:value-type="string">
            <text:p>Shanghai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date" office:date-value="1953-08-20">
            <text:p>20/08/195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Marie-Therèse</text:p>
          </table:table-cell>
          <table:table-cell office:value-type="string">
            <text:p>Gantenbein-Koullen</text:p>
          </table:table-cell>
          <table:table-cell office:value-type="string">
            <text:p>m.gantenbein-koullen@gmail.com</text:p>
          </table:table-cell>
          <table:table-cell office:value-type="string">
            <text:p>85 Rue des Jardins</text:p>
          </table:table-cell>
          <table:table-cell office:value-type="float" office:value="1944">
            <text:p>1944</text:p>
          </table:table-cell>
          <table:table-cell office:value-type="string">
            <text:p>Beijing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date" office:date-value="1979-07-27">
            <text:p>27/07/197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Paul</text:p>
          </table:table-cell>
          <table:table-cell office:value-type="string">
            <text:p>Geimer</text:p>
          </table:table-cell>
          <table:table-cell office:value-type="string">
            <text:p>p.geimer@gmail.com</text:p>
          </table:table-cell>
          <table:table-cell office:value-type="string">
            <text:p>39 Rue Victor-Hugo</text:p>
          </table:table-cell>
          <table:table-cell office:value-type="float" office:value="9660">
            <text:p>9660</text:p>
          </table:table-cell>
          <table:table-cell office:value-type="string">
            <text:p>Delhi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date" office:date-value="1951-11-13">
            <text:p>13/11/195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Emile</text:p>
          </table:table-cell>
          <table:table-cell office:value-type="string">
            <text:p>Gerson</text:p>
          </table:table-cell>
          <table:table-cell office:value-type="string">
            <text:p>e.gerson@gmail.com</text:p>
          </table:table-cell>
          <table:table-cell office:value-type="string">
            <text:p>0 Rue de l Église</text:p>
          </table:table-cell>
          <table:table-cell office:value-type="float" office:value="1729">
            <text:p>1729</text:p>
          </table:table-cell>
          <table:table-cell office:value-type="string">
            <text:p>Lagos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date" office:date-value="1950-02-02">
            <text:p>02/02/195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aston</text:p>
          </table:table-cell>
          <table:table-cell office:value-type="string">
            <text:p>Giberyen</text:p>
          </table:table-cell>
          <table:table-cell office:value-type="string">
            <text:p>g.giberyen@gmail.com</text:p>
          </table:table-cell>
          <table:table-cell office:value-type="string">
            <text:p>9 Place de l Église</text:p>
          </table:table-cell>
          <table:table-cell office:value-type="float" office:value="5136">
            <text:p>5136</text:p>
          </table:table-cell>
          <table:table-cell office:value-type="string">
            <text:p>Tianjin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date" office:date-value="1990-02-21">
            <text:p>21/02/199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Camille</text:p>
          </table:table-cell>
          <table:table-cell office:value-type="string">
            <text:p>Gira</text:p>
          </table:table-cell>
          <table:table-cell office:value-type="string">
            <text:p>c.gira@gmail.com</text:p>
          </table:table-cell>
          <table:table-cell office:value-type="string">
            <text:p>94 Grande Rue</text:p>
          </table:table-cell>
          <table:table-cell office:value-type="float" office:value="4299">
            <text:p>4299</text:p>
          </table:table-cell>
          <table:table-cell office:value-type="string">
            <text:p>Karachi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date" office:date-value="1949-12-13">
            <text:p>13/12/194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Robert</text:p>
          </table:table-cell>
          <table:table-cell office:value-type="string">
            <text:p>Gitzinger</text:p>
          </table:table-cell>
          <table:table-cell office:value-type="string">
            <text:p>r.gitzinger@gmail.com</text:p>
          </table:table-cell>
          <table:table-cell office:value-type="string">
            <text:p>2 Rue du Moulin</text:p>
          </table:table-cell>
          <table:table-cell office:value-type="float" office:value="4155">
            <text:p>4155</text:p>
          </table:table-cell>
          <table:table-cell office:value-type="string">
            <text:p>Chengdu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date" office:date-value="1972-08-20">
            <text:p>20/08/197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Leon</text:p>
          </table:table-cell>
          <table:table-cell office:value-type="string">
            <text:p>Gloden</text:p>
          </table:table-cell>
          <table:table-cell office:value-type="string">
            <text:p>l.gloden@gmail.com</text:p>
          </table:table-cell>
          <table:table-cell office:value-type="string">
            <text:p>43 Place de la Mairie</text:p>
          </table:table-cell>
          <table:table-cell office:value-type="float" office:value="3402">
            <text:p>3402</text:p>
          </table:table-cell>
          <table:table-cell office:value-type="string">
            <text:p>Istanbul</text:p>
          </table:table-cell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date" office:date-value="1942-10-05">
            <text:p>05/10/194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Pierre</text:p>
          </table:table-cell>
          <table:table-cell office:value-type="string">
            <text:p>Godart</text:p>
          </table:table-cell>
          <table:table-cell office:value-type="string">
            <text:p>p.godart@gmail.com</text:p>
          </table:table-cell>
          <table:table-cell office:value-type="string">
            <text:p>38 Rue du Château</text:p>
          </table:table-cell>
          <table:table-cell office:value-type="float" office:value="3948">
            <text:p>3948</text:p>
          </table:table-cell>
          <table:table-cell office:value-type="string">
            <text:p>Tokyo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date" office:date-value="1975-09-12">
            <text:p>12/09/197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Paul</text:p>
          </table:table-cell>
          <table:table-cell office:value-type="string">
            <text:p>Godchaux</text:p>
          </table:table-cell>
          <table:table-cell office:value-type="string">
            <text:p>p.godchaux@gmail.com</text:p>
          </table:table-cell>
          <table:table-cell office:value-type="string">
            <text:p>93 Rue des Écoles</text:p>
          </table:table-cell>
          <table:table-cell office:value-type="float" office:value="3326">
            <text:p>3326</text:p>
          </table:table-cell>
          <table:table-cell office:value-type="string">
            <text:p>Guangzhou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date" office:date-value="1971-07-04">
            <text:p>04/07/197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Samson</text:p>
          </table:table-cell>
          <table:table-cell office:value-type="string">
            <text:p>Godchaux</text:p>
          </table:table-cell>
          <table:table-cell office:value-type="string">
            <text:p>s.godchaux@gmail.com</text:p>
          </table:table-cell>
          <table:table-cell office:value-type="string">
            <text:p>32 Rue de la Gare</text:p>
          </table:table-cell>
          <table:table-cell office:value-type="float" office:value="6482">
            <text:p>6482</text:p>
          </table:table-cell>
          <table:table-cell office:value-type="string">
            <text:p>Mumbai</text:p>
          </table:table-cell>
          <table:table-cell office:value-type="float" office:value="241">
            <text:p>241</text:p>
          </table:table-cell>
          <table:table-cell office:value-type="float" office:value="1">
            <text:p>1</text:p>
          </table:table-cell>
          <table:table-cell office:value-type="date" office:date-value="1990-01-01">
            <text:p>01/01/199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Gust</text:p>
          </table:table-cell>
          <table:table-cell office:value-type="string">
            <text:p>Goerens</text:p>
          </table:table-cell>
          <table:table-cell office:value-type="string">
            <text:p>g.goerens@gmail.com</text:p>
          </table:table-cell>
          <table:table-cell office:value-type="string">
            <text:p>20 Rue de la Mairie</text:p>
          </table:table-cell>
          <table:table-cell office:value-type="float" office:value="4066">
            <text:p>4066</text:p>
          </table:table-cell>
          <table:table-cell office:value-type="string">
            <text:p>Moscow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date" office:date-value="1946-07-08">
            <text:p>08/07/194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Nicolas</text:p>
          </table:table-cell>
          <table:table-cell office:value-type="string">
            <text:p>Gonner-Nau</text:p>
          </table:table-cell>
          <table:table-cell office:value-type="string">
            <text:p>n.gonner-nau@gmail.com</text:p>
          </table:table-cell>
          <table:table-cell office:value-type="string">
            <text:p>37 Rue Principale</text:p>
          </table:table-cell>
          <table:table-cell office:value-type="float" office:value="7685">
            <text:p>7685</text:p>
          </table:table-cell>
          <table:table-cell office:value-type="string">
            <text:p>São Paulo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date" office:date-value="1970-07-27">
            <text:p>27/07/197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Alphonse</text:p>
          </table:table-cell>
          <table:table-cell office:value-type="string">
            <text:p>Greisch</text:p>
          </table:table-cell>
          <table:table-cell office:value-type="string">
            <text:p>a.greisch@gmail.com</text:p>
          </table:table-cell>
          <table:table-cell office:value-type="string">
            <text:p>17 Rue du Stade</text:p>
          </table:table-cell>
          <table:table-cell office:value-type="float" office:value="9780">
            <text:p>9780</text:p>
          </table:table-cell>
          <table:table-cell office:value-type="string">
            <text:p>Lahore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date" office:date-value="1964-03-10">
            <text:p>10/03/1964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Henri</text:p>
          </table:table-cell>
          <table:table-cell office:value-type="string">
            <text:p>Greisch</text:p>
          </table:table-cell>
          <table:table-cell office:value-type="string">
            <text:p>h.greisch@gmail.com</text:p>
          </table:table-cell>
          <table:table-cell office:value-type="string">
            <text:p>33 Rue de la Fontaine</text:p>
          </table:table-cell>
          <table:table-cell office:value-type="float" office:value="8812">
            <text:p>8812</text:p>
          </table:table-cell>
          <table:table-cell office:value-type="string">
            <text:p>Shenzhen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date" office:date-value="1988-03-12">
            <text:p>12/03/1988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Mathias</text:p>
          </table:table-cell>
          <table:table-cell office:value-type="string">
            <text:p>Greisch</text:p>
          </table:table-cell>
          <table:table-cell office:value-type="string">
            <text:p>m.greisch@gmail.com</text:p>
          </table:table-cell>
          <table:table-cell office:value-type="string">
            <text:p>10 Rue Pasteur5</text:p>
          </table:table-cell>
          <table:table-cell office:value-type="float" office:value="6967">
            <text:p>6967</text:p>
          </table:table-cell>
          <table:table-cell office:value-type="string">
            <text:p>Jakarta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date" office:date-value="1962-10-28">
            <text:p>28/10/1962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Gustave</text:p>
          </table:table-cell>
          <table:table-cell office:value-type="string">
            <text:p>Gretsch</text:p>
          </table:table-cell>
          <table:table-cell office:value-type="string">
            <text:p>g.gretsch@gmail.com</text:p>
          </table:table-cell>
          <table:table-cell office:value-type="string">
            <text:p>2 Rue des Jardins</text:p>
          </table:table-cell>
          <table:table-cell office:value-type="float" office:value="4835">
            <text:p>4835</text:p>
          </table:table-cell>
          <table:table-cell office:value-type="string">
            <text:p>Seoul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date" office:date-value="1983-10-22">
            <text:p>22/10/198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Johannes-Nepomuk</text:p>
          </table:table-cell>
          <table:table-cell office:value-type="string">
            <text:p>Haas</text:p>
          </table:table-cell>
          <table:table-cell office:value-type="string">
            <text:p>j.haas@gmail.com</text:p>
          </table:table-cell>
          <table:table-cell office:value-type="string">
            <text:p>24 Rue Victor-Hugo</text:p>
          </table:table-cell>
          <table:table-cell office:value-type="float" office:value="4656">
            <text:p>4656</text:p>
          </table:table-cell>
          <table:table-cell office:value-type="string">
            <text:p>Wuhan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date" office:date-value="1976-12-01">
            <text:p>01/12/19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Ady</text:p>
          </table:table-cell>
          <table:table-cell office:value-type="string">
            <text:p>Hahn</text:p>
          </table:table-cell>
          <table:table-cell office:value-type="string">
            <text:p>a.hahn@gmail.com</text:p>
          </table:table-cell>
          <table:table-cell office:value-type="string">
            <text:p>50 Rue de l Église</text:p>
          </table:table-cell>
          <table:table-cell office:value-type="float" office:value="3813">
            <text:p>3813</text:p>
          </table:table-cell>
          <table:table-cell office:value-type="string">
            <text:p>Kinshasa</text:p>
          </table:table-cell>
          <table:table-cell office:value-type="float" office:value="216">
            <text:p>216</text:p>
          </table:table-cell>
          <table:table-cell office:value-type="float" office:value="1">
            <text:p>1</text:p>
          </table:table-cell>
          <table:table-cell office:value-type="date" office:date-value="1994-05-22">
            <text:p>22/05/1994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Jean-Marie</text:p>
          </table:table-cell>
          <table:table-cell office:value-type="string">
            <text:p>Halsdorf</text:p>
          </table:table-cell>
          <table:table-cell office:value-type="string">
            <text:p>j.halsdorf@gmail.com</text:p>
          </table:table-cell>
          <table:table-cell office:value-type="string">
            <text:p>4 Place de l Église</text:p>
          </table:table-cell>
          <table:table-cell office:value-type="float" office:value="2707">
            <text:p>2707</text:p>
          </table:table-cell>
          <table:table-cell office:value-type="string">
            <text:p>Cairo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date" office:date-value="1970-11-09">
            <text:p>09/11/197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Pierre</text:p>
          </table:table-cell>
          <table:table-cell office:value-type="string">
            <text:p>Hamer</text:p>
          </table:table-cell>
          <table:table-cell office:value-type="string">
            <text:p>p.hamer@gmail.com</text:p>
          </table:table-cell>
          <table:table-cell office:value-type="string">
            <text:p>98 Grande Rue</text:p>
          </table:table-cell>
          <table:table-cell office:value-type="float" office:value="7056">
            <text:p>7056</text:p>
          </table:table-cell>
          <table:table-cell office:value-type="string">
            <text:p>Dhaka</text:p>
          </table:table-cell>
          <table:table-cell office:value-type="float" office:value="213">
            <text:p>213</text:p>
          </table:table-cell>
          <table:table-cell office:value-type="float" office:value="1">
            <text:p>1</text:p>
          </table:table-cell>
          <table:table-cell office:value-type="date" office:date-value="1975-03-20">
            <text:p>20/03/1975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emile</text:p>
          </table:table-cell>
          <table:table-cell office:value-type="string">
            <text:p>Hamilius</text:p>
          </table:table-cell>
          <table:table-cell office:value-type="string">
            <text:p>e.hamilius@gmail.com</text:p>
          </table:table-cell>
          <table:table-cell office:value-type="string">
            <text:p>38 Rue du Moulin</text:p>
          </table:table-cell>
          <table:table-cell office:value-type="float" office:value="7256">
            <text:p>7256</text:p>
          </table:table-cell>
          <table:table-cell office:value-type="string">
            <text:p>Mexico City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date" office:date-value="1949-11-11">
            <text:p>11/11/1949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Pascale</text:p>
          </table:table-cell>
          <table:table-cell office:value-type="string">
            <text:p>Hansen</text:p>
          </table:table-cell>
          <table:table-cell office:value-type="string">
            <text:p>p.hansen@gmail.com</text:p>
          </table:table-cell>
          <table:table-cell office:value-type="string">
            <text:p>19 Place de la Mairie</text:p>
          </table:table-cell>
          <table:table-cell office:value-type="float" office:value="1593">
            <text:p>1593</text:p>
          </table:table-cell>
          <table:table-cell office:value-type="string">
            <text:p>London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date" office:date-value="1953-03-06">
            <text:p>06/03/1953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Joachim</text:p>
          </table:table-cell>
          <table:table-cell office:value-type="string">
            <text:p>Heilbrunn</text:p>
          </table:table-cell>
          <table:table-cell office:value-type="string">
            <text:p>j.heilbrunn@gmail.com</text:p>
          </table:table-cell>
          <table:table-cell office:value-type="string">
            <text:p>64 Rue du Château</text:p>
          </table:table-cell>
          <table:table-cell office:value-type="float" office:value="4011">
            <text:p>4011</text:p>
          </table:table-cell>
          <table:table-cell office:value-type="string">
            <text:p>Xi'an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date" office:date-value="1985-12-04">
            <text:p>04/12/1985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François</text:p>
          </table:table-cell>
          <table:table-cell office:value-type="string">
            <text:p>Heldenstein</text:p>
          </table:table-cell>
          <table:table-cell office:value-type="string">
            <text:p>f.heldenstein@gmail.com</text:p>
          </table:table-cell>
          <table:table-cell office:value-type="string">
            <text:p>53 Rue des Écoles</text:p>
          </table:table-cell>
          <table:table-cell office:value-type="float" office:value="5452">
            <text:p>5452</text:p>
          </table:table-cell>
          <table:table-cell office:value-type="string">
            <text:p>Tehran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date" office:date-value="1950-04-11">
            <text:p>11/04/195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Jean-Pierre David</text:p>
          </table:table-cell>
          <table:table-cell office:value-type="string">
            <text:p>Heldenstein</text:p>
          </table:table-cell>
          <table:table-cell office:value-type="string">
            <text:p>j.heldenstein@gmail.com</text:p>
          </table:table-cell>
          <table:table-cell office:value-type="string">
            <text:p>55 Rue de la Gare</text:p>
          </table:table-cell>
          <table:table-cell office:value-type="float" office:value="6277">
            <text:p>6277</text:p>
          </table:table-cell>
          <table:table-cell office:value-type="string">
            <text:p>Lima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date" office:date-value="1962-11-10">
            <text:p>10/11/1962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Paul</text:p>
          </table:table-cell>
          <table:table-cell office:value-type="string">
            <text:p>Helminger</text:p>
          </table:table-cell>
          <table:table-cell office:value-type="string">
            <text:p>p.helminger@gmail.com</text:p>
          </table:table-cell>
          <table:table-cell office:value-type="string">
            <text:p>78 Rue de la Mairie</text:p>
          </table:table-cell>
          <table:table-cell office:value-type="float" office:value="5996">
            <text:p>5996</text:p>
          </table:table-cell>
          <table:table-cell office:value-type="string">
            <text:p>New York City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date" office:date-value="1982-07-09">
            <text:p>09/07/198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Cecile</text:p>
          </table:table-cell>
          <table:table-cell office:value-type="string">
            <text:p>Hemmen</text:p>
          </table:table-cell>
          <table:table-cell office:value-type="string">
            <text:p>c.hemmen@gmail.com</text:p>
          </table:table-cell>
          <table:table-cell office:value-type="string">
            <text:p>9 Rue Principale</text:p>
          </table:table-cell>
          <table:table-cell office:value-type="float" office:value="1448">
            <text:p>1448</text:p>
          </table:table-cell>
          <table:table-cell office:value-type="string">
            <text:p>Bengaluru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date" office:date-value="1974-05-17">
            <text:p>17/05/197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Albert</text:p>
          </table:table-cell>
          <table:table-cell office:value-type="string">
            <text:p>Henkel</text:p>
          </table:table-cell>
          <table:table-cell office:value-type="string">
            <text:p>a.henkel@gmail.com</text:p>
          </table:table-cell>
          <table:table-cell office:value-type="string">
            <text:p>42 Rue du Stade</text:p>
          </table:table-cell>
          <table:table-cell office:value-type="float" office:value="8982">
            <text:p>8982</text:p>
          </table:table-cell>
          <table:table-cell office:value-type="string">
            <text:p>Bangkok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date" office:date-value="1994-11-22">
            <text:p>22/11/1994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Erna</text:p>
          </table:table-cell>
          <table:table-cell office:value-type="string">
            <text:p>Hennicot-Schoepges</text:p>
          </table:table-cell>
          <table:table-cell office:value-type="string">
            <text:p>e.hennicot-schoepges@gmail.com</text:p>
          </table:table-cell>
          <table:table-cell office:value-type="string">
            <text:p>35 Rue de la Fontaine</text:p>
          </table:table-cell>
          <table:table-cell office:value-type="float" office:value="4342">
            <text:p>4342</text:p>
          </table:table-cell>
          <table:table-cell office:value-type="string">
            <text:p>Ho Chi Minh City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date" office:date-value="1995-06-08">
            <text:p>08/06/1995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Joseph</text:p>
          </table:table-cell>
          <table:table-cell office:value-type="string">
            <text:p>Herr</text:p>
          </table:table-cell>
          <table:table-cell office:value-type="string">
            <text:p>j.herr@gmail.com</text:p>
          </table:table-cell>
          <table:table-cell office:value-type="string">
            <text:p>24 Rue Pasteur5</text:p>
          </table:table-cell>
          <table:table-cell office:value-type="float" office:value="5108">
            <text:p>5108</text:p>
          </table:table-cell>
          <table:table-cell office:value-type="string">
            <text:p>Dongguan</text:p>
          </table:table-cell>
          <table:table-cell office:value-type="float" office:value="236">
            <text:p>236</text:p>
          </table:table-cell>
          <table:table-cell office:value-type="float" office:value="1">
            <text:p>1</text:p>
          </table:table-cell>
          <table:table-cell office:value-type="date" office:date-value="1958-09-07">
            <text:p>07/09/1958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Jean-Baptiste</text:p>
          </table:table-cell>
          <table:table-cell office:value-type="string">
            <text:p>Herveg</text:p>
          </table:table-cell>
          <table:table-cell office:value-type="string">
            <text:p>j.herveg@gmail.com</text:p>
          </table:table-cell>
          <table:table-cell office:value-type="string">
            <text:p>3 Rue des Jardins</text:p>
          </table:table-cell>
          <table:table-cell office:value-type="float" office:value="4727">
            <text:p>4727</text:p>
          </table:table-cell>
          <table:table-cell office:value-type="string">
            <text:p>Chongqing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date" office:date-value="1983-08-20">
            <text:p>20/08/198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Françoise</text:p>
          </table:table-cell>
          <table:table-cell office:value-type="string">
            <text:p>Hetto</text:p>
          </table:table-cell>
          <table:table-cell office:value-type="string">
            <text:p>f.hetto@gmail.com</text:p>
          </table:table-cell>
          <table:table-cell office:value-type="string">
            <text:p>50 Rue Victor-Hugo</text:p>
          </table:table-cell>
          <table:table-cell office:value-type="float" office:value="6297">
            <text:p>6297</text:p>
          </table:table-cell>
          <table:table-cell office:value-type="string">
            <text:p>Nanjing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date" office:date-value="1969-01-31">
            <text:p>31/01/1969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Henri</text:p>
          </table:table-cell>
          <table:table-cell office:value-type="string">
            <text:p>Heymanns</text:p>
          </table:table-cell>
          <table:table-cell office:value-type="string">
            <text:p>h.heymanns@gmail.com</text:p>
          </table:table-cell>
          <table:table-cell office:value-type="string">
            <text:p>55 Rue de l Église</text:p>
          </table:table-cell>
          <table:table-cell office:value-type="float" office:value="9225">
            <text:p>9225</text:p>
          </table:table-cell>
          <table:table-cell office:value-type="string">
            <text:p>Shenyang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date" office:date-value="1988-05-02">
            <text:p>02/05/1988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Hubert</text:p>
          </table:table-cell>
          <table:table-cell office:value-type="string">
            <text:p>Hilger</text:p>
          </table:table-cell>
          <table:table-cell office:value-type="string">
            <text:p>h.hilger@gmail.com</text:p>
          </table:table-cell>
          <table:table-cell office:value-type="string">
            <text:p>39 Place de l Église</text:p>
          </table:table-cell>
          <table:table-cell office:value-type="float" office:value="6658">
            <text:p>6658</text:p>
          </table:table-cell>
          <table:table-cell office:value-type="string">
            <text:p>Bogotá</text:p>
          </table:table-cell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 office:value-type="date" office:date-value="1971-03-24">
            <text:p>24/03/197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Dominique-Joseph</text:p>
          </table:table-cell>
          <table:table-cell office:value-type="string">
            <text:p>Hoferlin</text:p>
          </table:table-cell>
          <table:table-cell office:value-type="string">
            <text:p>d.hoferlin@gmail.com</text:p>
          </table:table-cell>
          <table:table-cell office:value-type="string">
            <text:p>43 Grande Rue</text:p>
          </table:table-cell>
          <table:table-cell office:value-type="float" office:value="2113">
            <text:p>2113</text:p>
          </table:table-cell>
          <table:table-cell office:value-type="string">
            <text:p>Ningbo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date" office:date-value="1951-07-04">
            <text:p>04/07/195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François-Joseph</text:p>
          </table:table-cell>
          <table:table-cell office:value-type="string">
            <text:p>Hoferlin</text:p>
          </table:table-cell>
          <table:table-cell office:value-type="string">
            <text:p>f.hoferlin@gmail.com</text:p>
          </table:table-cell>
          <table:table-cell office:value-type="string">
            <text:p>85 Rue du Moulin</text:p>
          </table:table-cell>
          <table:table-cell office:value-type="float" office:value="5539">
            <text:p>5539</text:p>
          </table:table-cell>
          <table:table-cell office:value-type="string">
            <text:p>Hong Kong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date" office:date-value="1951-04-26">
            <text:p>26/04/195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Eugène</text:p>
          </table:table-cell>
          <table:table-cell office:value-type="string">
            <text:p>Hoffmann</text:p>
          </table:table-cell>
          <table:table-cell office:value-type="string">
            <text:p>e.hoffmann@gmail.com</text:p>
          </table:table-cell>
          <table:table-cell office:value-type="string">
            <text:p>18 Place de la Mairie</text:p>
          </table:table-cell>
          <table:table-cell office:value-type="float" office:value="6926">
            <text:p>6926</text:p>
          </table:table-cell>
          <table:table-cell office:value-type="string">
            <text:p>Hanoi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date" office:date-value="1956-02-22">
            <text:p>22/02/19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Will</text:p>
          </table:table-cell>
          <table:table-cell office:value-type="string">
            <text:p>Hoffmann</text:p>
          </table:table-cell>
          <table:table-cell office:value-type="string">
            <text:p>w.hoffmann@gmail.com</text:p>
          </table:table-cell>
          <table:table-cell office:value-type="string">
            <text:p>88 Rue du Château</text:p>
          </table:table-cell>
          <table:table-cell office:value-type="float" office:value="8017">
            <text:p>8017</text:p>
          </table:table-cell>
          <table:table-cell office:value-type="string">
            <text:p>Baghdad</text:p>
          </table:table-cell>
          <table:table-cell office:value-type="float" office:value="215">
            <text:p>215</text:p>
          </table:table-cell>
          <table:table-cell office:value-type="float" office:value="1">
            <text:p>1</text:p>
          </table:table-cell>
          <table:table-cell office:value-type="date" office:date-value="1972-08-12">
            <text:p>12/08/1972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Luc</text:p>
          </table:table-cell>
          <table:table-cell office:value-type="string">
            <text:p>Housse</text:p>
          </table:table-cell>
          <table:table-cell office:value-type="string">
            <text:p>l.housse@gmail.com</text:p>
          </table:table-cell>
          <table:table-cell office:value-type="string">
            <text:p>47 Rue des Écoles</text:p>
          </table:table-cell>
          <table:table-cell office:value-type="float" office:value="6947">
            <text:p>6947</text:p>
          </table:table-cell>
          <table:table-cell office:value-type="string">
            <text:p>Changsha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date" office:date-value="1991-10-22">
            <text:p>22/10/199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Nicolas</text:p>
          </table:table-cell>
          <table:table-cell office:value-type="string">
            <text:p>Hout</text:p>
          </table:table-cell>
          <table:table-cell office:value-type="string">
            <text:p>n.hout@gmail.com</text:p>
          </table:table-cell>
          <table:table-cell office:value-type="string">
            <text:p>86 Rue de la Gare</text:p>
          </table:table-cell>
          <table:table-cell office:value-type="float" office:value="9716">
            <text:p>9716</text:p>
          </table:table-cell>
          <table:table-cell office:value-type="string">
            <text:p>Hyderabad</text:p>
          </table:table-cell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 office:value-type="date" office:date-value="1974-05-09">
            <text:p>09/05/197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Pierre</text:p>
          </table:table-cell>
          <table:table-cell office:value-type="string">
            <text:p>Houth</text:p>
          </table:table-cell>
          <table:table-cell office:value-type="string">
            <text:p>p.houth@gmail.com</text:p>
          </table:table-cell>
          <table:table-cell office:value-type="string">
            <text:p>33 Rue de la Mairie</text:p>
          </table:table-cell>
          <table:table-cell office:value-type="float" office:value="7181">
            <text:p>7181</text:p>
          </table:table-cell>
          <table:table-cell office:value-type="string">
            <text:p>Chennai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date" office:date-value="1990-06-02">
            <text:p>02/06/199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Albert</text:p>
          </table:table-cell>
          <table:table-cell office:value-type="string">
            <text:p>Huberty</text:p>
          </table:table-cell>
          <table:table-cell office:value-type="string">
            <text:p>a.huberty@gmail.com</text:p>
          </table:table-cell>
          <table:table-cell office:value-type="string">
            <text:p>91 Rue Principale</text:p>
          </table:table-cell>
          <table:table-cell office:value-type="float" office:value="3891">
            <text:p>3891</text:p>
          </table:table-cell>
          <table:table-cell office:value-type="string">
            <text:p>Rio de Janeiro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date" office:date-value="1956-11-19">
            <text:p>19/11/1956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eorges</text:p>
          </table:table-cell>
          <table:table-cell office:value-type="string">
            <text:p>Hurt</text:p>
          </table:table-cell>
          <table:table-cell office:value-type="string">
            <text:p>g.hurt@gmail.com</text:p>
          </table:table-cell>
          <table:table-cell office:value-type="string">
            <text:p>56 Rue du Stade</text:p>
          </table:table-cell>
          <table:table-cell office:value-type="float" office:value="9606">
            <text:p>9606</text:p>
          </table:table-cell>
          <table:table-cell office:value-type="string">
            <text:p>Foshan</text:p>
          </table:table-cell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date" office:date-value="1974-01-14">
            <text:p>14/01/1974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edouard</text:p>
          </table:table-cell>
          <table:table-cell office:value-type="string">
            <text:p>Juncker</text:p>
          </table:table-cell>
          <table:table-cell office:value-type="string">
            <text:p>e.juncker@gmail.com</text:p>
          </table:table-cell>
          <table:table-cell office:value-type="string">
            <text:p>70 Rue de la Fontaine</text:p>
          </table:table-cell>
          <table:table-cell office:value-type="float" office:value="8040">
            <text:p>8040</text:p>
          </table:table-cell>
          <table:table-cell office:value-type="string">
            <text:p>Santiago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date" office:date-value="1993-08-29">
            <text:p>29/08/1993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Tom</text:p>
          </table:table-cell>
          <table:table-cell office:value-type="string">
            <text:p>Jungen</text:p>
          </table:table-cell>
          <table:table-cell office:value-type="string">
            <text:p>t.jungen@gmail.com</text:p>
          </table:table-cell>
          <table:table-cell office:value-type="string">
            <text:p>2 Rue Pasteur5</text:p>
          </table:table-cell>
          <table:table-cell office:value-type="float" office:value="8495">
            <text:p>8495</text:p>
          </table:table-cell>
          <table:table-cell office:value-type="string">
            <text:p>Riyadh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date" office:date-value="1969-04-25">
            <text:p>25/04/19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Vendelin</text:p>
          </table:table-cell>
          <table:table-cell office:value-type="string">
            <text:p>Jurion</text:p>
          </table:table-cell>
          <table:table-cell office:value-type="string">
            <text:p>v.jurion@gmail.com</text:p>
          </table:table-cell>
          <table:table-cell office:value-type="string">
            <text:p>9 Rue des Jardins</text:p>
          </table:table-cell>
          <table:table-cell office:value-type="float" office:value="6411">
            <text:p>6411</text:p>
          </table:table-cell>
          <table:table-cell office:value-type="string">
            <text:p>Ahmedabad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date" office:date-value="1963-11-16">
            <text:p>16/11/1963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Ali</text:p>
          </table:table-cell>
          <table:table-cell office:value-type="string">
            <text:p>Kaes</text:p>
          </table:table-cell>
          <table:table-cell office:value-type="string">
            <text:p>a.kaes@gmail.com</text:p>
          </table:table-cell>
          <table:table-cell office:value-type="string">
            <text:p>24 Rue Victor-Hugo</text:p>
          </table:table-cell>
          <table:table-cell office:value-type="float" office:value="8335">
            <text:p>8335</text:p>
          </table:table-cell>
          <table:table-cell office:value-type="string">
            <text:p>Singapore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date" office:date-value="1991-01-15">
            <text:p>15/01/199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Jules</text:p>
          </table:table-cell>
          <table:table-cell office:value-type="string">
            <text:p>Kauffmann</text:p>
          </table:table-cell>
          <table:table-cell office:value-type="string">
            <text:p>j.kauffmann@gmail.com</text:p>
          </table:table-cell>
          <table:table-cell office:value-type="string">
            <text:p>78 Rue de l Église</text:p>
          </table:table-cell>
          <table:table-cell office:value-type="float" office:value="5781">
            <text:p>5781</text:p>
          </table:table-cell>
          <table:table-cell office:value-type="string">
            <text:p>Shantou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date" office:date-value="1988-06-07">
            <text:p>07/06/1988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Chrysostome</text:p>
          </table:table-cell>
          <table:table-cell office:value-type="string">
            <text:p>Keiffer</text:p>
          </table:table-cell>
          <table:table-cell office:value-type="string">
            <text:p>c.keiffer@gmail.com</text:p>
          </table:table-cell>
          <table:table-cell office:value-type="string">
            <text:p>3 Place de l Église</text:p>
          </table:table-cell>
          <table:table-cell office:value-type="float" office:value="1330">
            <text:p>1330</text:p>
          </table:table-cell>
          <table:table-cell office:value-type="string">
            <text:p>Saint Petersburg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date" office:date-value="1984-10-10">
            <text:p>10/10/1984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Dan</text:p>
          </table:table-cell>
          <table:table-cell office:value-type="string">
            <text:p>Kersch</text:p>
          </table:table-cell>
          <table:table-cell office:value-type="string">
            <text:p>d.kersch@gmail.com</text:p>
          </table:table-cell>
          <table:table-cell office:value-type="string">
            <text:p>47 Grande Rue</text:p>
          </table:table-cell>
          <table:table-cell office:value-type="float" office:value="6277">
            <text:p>6277</text:p>
          </table:table-cell>
          <table:table-cell office:value-type="string">
            <text:p>Yangon</text:p>
          </table:table-cell>
          <table:table-cell office:value-type="float" office:value="239">
            <text:p>239</text:p>
          </table:table-cell>
          <table:table-cell office:value-type="float" office:value="1">
            <text:p>1</text:p>
          </table:table-cell>
          <table:table-cell office:value-type="date" office:date-value="1993-07-05">
            <text:p>05/07/1993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Mathias</text:p>
          </table:table-cell>
          <table:table-cell office:value-type="string">
            <text:p>Kesseler</text:p>
          </table:table-cell>
          <table:table-cell office:value-type="string">
            <text:p>m.kesseler@gmail.com</text:p>
          </table:table-cell>
          <table:table-cell office:value-type="string">
            <text:p>57 Rue du Moulin</text:p>
          </table:table-cell>
          <table:table-cell office:value-type="float" office:value="7066">
            <text:p>7066</text:p>
          </table:table-cell>
          <table:table-cell office:value-type="string">
            <text:p>Abidja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date" office:date-value="1961-07-03">
            <text:p>03/07/196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Joseph</text:p>
          </table:table-cell>
          <table:table-cell office:value-type="string">
            <text:p>Kill</text:p>
          </table:table-cell>
          <table:table-cell office:value-type="string">
            <text:p>j.kill@gmail.com</text:p>
          </table:table-cell>
          <table:table-cell office:value-type="string">
            <text:p>37 Place de la Mairie</text:p>
          </table:table-cell>
          <table:table-cell office:value-type="float" office:value="3314">
            <text:p>3314</text:p>
          </table:table-cell>
          <table:table-cell office:value-type="string">
            <text:p>Alexandri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date" office:date-value="1973-10-01">
            <text:p>01/10/1973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Edouard</text:p>
          </table:table-cell>
          <table:table-cell office:value-type="string">
            <text:p>Kirsch</text:p>
          </table:table-cell>
          <table:table-cell office:value-type="string">
            <text:p>e.kirsch@gmail.com</text:p>
          </table:table-cell>
          <table:table-cell office:value-type="string">
            <text:p>81 Rue du Château</text:p>
          </table:table-cell>
          <table:table-cell office:value-type="float" office:value="1295">
            <text:p>1295</text:p>
          </table:table-cell>
          <table:table-cell office:value-type="string">
            <text:p>Kolkata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date" office:date-value="1960-05-14">
            <text:p>14/05/196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Pierre</text:p>
          </table:table-cell>
          <table:table-cell office:value-type="string">
            <text:p>Kirsch</text:p>
          </table:table-cell>
          <table:table-cell office:value-type="string">
            <text:p>p.kirsch@gmail.com</text:p>
          </table:table-cell>
          <table:table-cell office:value-type="string">
            <text:p>93 Rue des Écoles</text:p>
          </table:table-cell>
          <table:table-cell office:value-type="float" office:value="9551">
            <text:p>9551</text:p>
          </table:table-cell>
          <table:table-cell office:value-type="string">
            <text:p>Ankara</text:p>
          </table:table-cell>
          <table:table-cell office:value-type="float" office:value="235">
            <text:p>235</text:p>
          </table:table-cell>
          <table:table-cell office:value-type="float" office:value="1">
            <text:p>1</text:p>
          </table:table-cell>
          <table:table-cell office:value-type="date" office:date-value="1941-03-16">
            <text:p>16/03/1941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Theophile</text:p>
          </table:table-cell>
          <table:table-cell office:value-type="string">
            <text:p>Kirsch</text:p>
          </table:table-cell>
          <table:table-cell office:value-type="string">
            <text:p>t.kirsch@gmail.com</text:p>
          </table:table-cell>
          <table:table-cell office:value-type="string">
            <text:p>42 Rue de la Gare</text:p>
          </table:table-cell>
          <table:table-cell office:value-type="float" office:value="7132">
            <text:p>7132</text:p>
          </table:table-cell>
          <table:table-cell office:value-type="string">
            <text:p>Surat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date" office:date-value="1974-03-06">
            <text:p>06/03/1974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Adolphe</text:p>
          </table:table-cell>
          <table:table-cell office:value-type="string">
            <text:p>Klein</text:p>
          </table:table-cell>
          <table:table-cell office:value-type="string">
            <text:p>a.klein@gmail.com</text:p>
          </table:table-cell>
          <table:table-cell office:value-type="string">
            <text:p>69 Rue de la Mairie</text:p>
          </table:table-cell>
          <table:table-cell office:value-type="float" office:value="8430">
            <text:p>8430</text:p>
          </table:table-cell>
          <table:table-cell office:value-type="string">
            <text:p>Johannesburg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date" office:date-value="1989-07-12">
            <text:p>12/07/198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Jean-Pierre</text:p>
          </table:table-cell>
          <table:table-cell office:value-type="string">
            <text:p>Klein</text:p>
          </table:table-cell>
          <table:table-cell office:value-type="string">
            <text:p>j.klein@gmail.com</text:p>
          </table:table-cell>
          <table:table-cell office:value-type="string">
            <text:p>86 Rue Principale</text:p>
          </table:table-cell>
          <table:table-cell office:value-type="float" office:value="3586">
            <text:p>3586</text:p>
          </table:table-cell>
          <table:table-cell office:value-type="string">
            <text:p>Dar es Salaam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date" office:date-value="1974-09-24">
            <text:p>24/09/197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Nicolas</text:p>
          </table:table-cell>
          <table:table-cell office:value-type="string">
            <text:p>Klein</text:p>
          </table:table-cell>
          <table:table-cell office:value-type="string">
            <text:p>n.klein@gmail.com</text:p>
          </table:table-cell>
          <table:table-cell office:value-type="string">
            <text:p>37 Rue du Stade</text:p>
          </table:table-cell>
          <table:table-cell office:value-type="float" office:value="1209">
            <text:p>1209</text:p>
          </table:table-cell>
          <table:table-cell office:value-type="string">
            <text:p>Suzhou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date" office:date-value="1985-09-04">
            <text:p>04/09/198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Jean-Nicolas</text:p>
          </table:table-cell>
          <table:table-cell office:value-type="string">
            <text:p>Klensch</text:p>
          </table:table-cell>
          <table:table-cell office:value-type="string">
            <text:p>j.klensch@gmail.com</text:p>
          </table:table-cell>
          <table:table-cell office:value-type="string">
            <text:p>59 Rue de la Fontaine</text:p>
          </table:table-cell>
          <table:table-cell office:value-type="float" office:value="5821">
            <text:p>5821</text:p>
          </table:table-cell>
          <table:table-cell office:value-type="string">
            <text:p>Harbin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date" office:date-value="1981-03-02">
            <text:p>02/03/1981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Jean</text:p>
          </table:table-cell>
          <table:table-cell office:value-type="string">
            <text:p>Knaff</text:p>
          </table:table-cell>
          <table:table-cell office:value-type="string">
            <text:p>j.knaff@gmail.com</text:p>
          </table:table-cell>
          <table:table-cell office:value-type="string">
            <text:p>69 Rue Pasteur5</text:p>
          </table:table-cell>
          <table:table-cell office:value-type="float" office:value="3814">
            <text:p>3814</text:p>
          </table:table-cell>
          <table:table-cell office:value-type="string">
            <text:p>Giza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date" office:date-value="1986-03-01">
            <text:p>01/03/198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Jean-Bernard</text:p>
          </table:table-cell>
          <table:table-cell office:value-type="string">
            <text:p>Knepper</text:p>
          </table:table-cell>
          <table:table-cell office:value-type="string">
            <text:p>j.knepper@gmail.com</text:p>
          </table:table-cell>
          <table:table-cell office:value-type="string">
            <text:p>6 Rue des Jardins</text:p>
          </table:table-cell>
          <table:table-cell office:value-type="float" office:value="1986">
            <text:p>1986</text:p>
          </table:table-cell>
          <table:table-cell office:value-type="string">
            <text:p>Zhengzhou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date" office:date-value="1987-12-01">
            <text:p>01/12/1987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Rene</text:p>
          </table:table-cell>
          <table:table-cell office:value-type="string">
            <text:p>Koltz</text:p>
          </table:table-cell>
          <table:table-cell office:value-type="string">
            <text:p>r.koltz@gmail.com</text:p>
          </table:table-cell>
          <table:table-cell office:value-type="string">
            <text:p>15 Rue Victor-Hugo</text:p>
          </table:table-cell>
          <table:table-cell office:value-type="float" office:value="4681">
            <text:p>4681</text:p>
          </table:table-cell>
          <table:table-cell office:value-type="string">
            <text:p>Los Angeles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date" office:date-value="1971-09-03">
            <text:p>03/09/1971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Fernand</text:p>
          </table:table-cell>
          <table:table-cell office:value-type="string">
            <text:p>Kons</text:p>
          </table:table-cell>
          <table:table-cell office:value-type="string">
            <text:p>f.kons@gmail.com</text:p>
          </table:table-cell>
          <table:table-cell office:value-type="string">
            <text:p>100 Rue de l Église</text:p>
          </table:table-cell>
          <table:table-cell office:value-type="float" office:value="7513">
            <text:p>7513</text:p>
          </table:table-cell>
          <table:table-cell office:value-type="string">
            <text:p>New Taipei City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date" office:date-value="1943-02-15">
            <text:p>15/02/1943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Norbert</text:p>
          </table:table-cell>
          <table:table-cell office:value-type="string">
            <text:p>Konter</text:p>
          </table:table-cell>
          <table:table-cell office:value-type="string">
            <text:p>n.konter@gmail.com</text:p>
          </table:table-cell>
          <table:table-cell office:value-type="string">
            <text:p>98 Place de l Église</text:p>
          </table:table-cell>
          <table:table-cell office:value-type="float" office:value="1956">
            <text:p>1956</text:p>
          </table:table-cell>
          <table:table-cell office:value-type="string">
            <text:p>Cape Tow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date" office:date-value="1980-09-09">
            <text:p>09/09/198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Henri</text:p>
          </table:table-cell>
          <table:table-cell office:value-type="string">
            <text:p>Kox</text:p>
          </table:table-cell>
          <table:table-cell office:value-type="string">
            <text:p>h.kox@gmail.com</text:p>
          </table:table-cell>
          <table:table-cell office:value-type="string">
            <text:p>48 Grande Rue</text:p>
          </table:table-cell>
          <table:table-cell office:value-type="float" office:value="8901">
            <text:p>8901</text:p>
          </table:table-cell>
          <table:table-cell office:value-type="string">
            <text:p>Yokohama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date" office:date-value="1986-03-16">
            <text:p>16/03/198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Antoine</text:p>
          </table:table-cell>
          <table:table-cell office:value-type="string">
            <text:p>Krier</text:p>
          </table:table-cell>
          <table:table-cell office:value-type="string">
            <text:p>a.krier@gmail.com</text:p>
          </table:table-cell>
          <table:table-cell office:value-type="string">
            <text:p>11 Rue du Moulin</text:p>
          </table:table-cell>
          <table:table-cell office:value-type="float" office:value="5793">
            <text:p>5793</text:p>
          </table:table-cell>
          <table:table-cell office:value-type="string">
            <text:p>Berlin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date" office:date-value="1965-04-15">
            <text:p>15/04/1965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Michel</text:p>
          </table:table-cell>
          <table:table-cell office:value-type="string">
            <text:p>Krips</text:p>
          </table:table-cell>
          <table:table-cell office:value-type="string">
            <text:p>m.krips@gmail.com</text:p>
          </table:table-cell>
          <table:table-cell office:value-type="string">
            <text:p>23 Place de la Mairie</text:p>
          </table:table-cell>
          <table:table-cell office:value-type="float" office:value="9769">
            <text:p>9769</text:p>
          </table:table-cell>
          <table:table-cell office:value-type="string">
            <text:p>Busan</text:p>
          </table:table-cell>
          <table:table-cell office:value-type="float" office:value="211">
            <text:p>211</text:p>
          </table:table-cell>
          <table:table-cell office:value-type="float" office:value="1">
            <text:p>1</text:p>
          </table:table-cell>
          <table:table-cell office:value-type="date" office:date-value="1968-03-30">
            <text:p>30/03/1968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Ferdinand</text:p>
          </table:table-cell>
          <table:table-cell office:value-type="string">
            <text:p>Kuhn</text:p>
          </table:table-cell>
          <table:table-cell office:value-type="string">
            <text:p>f.kuhn@gmail.com</text:p>
          </table:table-cell>
          <table:table-cell office:value-type="string">
            <text:p>12 Rue du Château</text:p>
          </table:table-cell>
          <table:table-cell office:value-type="float" office:value="1906">
            <text:p>1906</text:p>
          </table:table-cell>
          <table:table-cell office:value-type="string">
            <text:p>Hangzhou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date" office:date-value="1957-08-13">
            <text:p>13/08/1957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Nicolas Pierre</text:p>
          </table:table-cell>
          <table:table-cell office:value-type="string">
            <text:p>Kunnen</text:p>
          </table:table-cell>
          <table:table-cell office:value-type="string">
            <text:p>n.kunnen@gmail.com</text:p>
          </table:table-cell>
          <table:table-cell office:value-type="string">
            <text:p>66 Rue des Écoles</text:p>
          </table:table-cell>
          <table:table-cell office:value-type="float" office:value="9036">
            <text:p>9036</text:p>
          </table:table-cell>
          <table:table-cell office:value-type="string">
            <text:p>Xiamen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date" office:date-value="1995-05-01">
            <text:p>01/05/1995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Leandre</text:p>
          </table:table-cell>
          <table:table-cell office:value-type="string">
            <text:p>Lacroix</text:p>
          </table:table-cell>
          <table:table-cell office:value-type="string">
            <text:p>l.lacroix@gmail.com</text:p>
          </table:table-cell>
          <table:table-cell office:value-type="string">
            <text:p>62 Rue de la Gare</text:p>
          </table:table-cell>
          <table:table-cell office:value-type="float" office:value="3607">
            <text:p>3607</text:p>
          </table:table-cell>
          <table:table-cell office:value-type="string">
            <text:p>Quanzhou</text:p>
          </table:table-cell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date" office:date-value="1944-03-12">
            <text:p>12/03/1944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Ernest Dominique</text:p>
          </table:table-cell>
          <table:table-cell office:value-type="string">
            <text:p>Laeis</text:p>
          </table:table-cell>
          <table:table-cell office:value-type="string">
            <text:p>e.laeis@gmail.com</text:p>
          </table:table-cell>
          <table:table-cell office:value-type="string">
            <text:p>6 Rue de la Mairie</text:p>
          </table:table-cell>
          <table:table-cell office:value-type="float" office:value="8548">
            <text:p>8548</text:p>
          </table:table-cell>
          <table:table-cell office:value-type="string">
            <text:p>Jeddah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date" office:date-value="1960-10-20">
            <text:p>20/10/196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Jean-Pierre</text:p>
          </table:table-cell>
          <table:table-cell office:value-type="string">
            <text:p>Ledure</text:p>
          </table:table-cell>
          <table:table-cell office:value-type="string">
            <text:p>j.ledure@gmail.com</text:p>
          </table:table-cell>
          <table:table-cell office:value-type="string">
            <text:p>22 Rue Principale</text:p>
          </table:table-cell>
          <table:table-cell office:value-type="float" office:value="3710">
            <text:p>3710</text:p>
          </table:table-cell>
          <table:table-cell office:value-type="string">
            <text:p>Durban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date" office:date-value="1954-06-11">
            <text:p>11/06/1954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Mathias</text:p>
          </table:table-cell>
          <table:table-cell office:value-type="string">
            <text:p>Lefort</text:p>
          </table:table-cell>
          <table:table-cell office:value-type="string">
            <text:p>m.lefort@gmail.com</text:p>
          </table:table-cell>
          <table:table-cell office:value-type="string">
            <text:p>9 Rue du Stade</text:p>
          </table:table-cell>
          <table:table-cell office:value-type="float" office:value="7203">
            <text:p>7203</text:p>
          </table:table-cell>
          <table:table-cell office:value-type="string">
            <text:p>Kabul</text:p>
          </table:table-cell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office:value-type="date" office:date-value="1966-02-28">
            <text:p>28/02/1966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Roger</text:p>
          </table:table-cell>
          <table:table-cell office:value-type="string">
            <text:p>Lenert</text:p>
          </table:table-cell>
          <table:table-cell office:value-type="string">
            <text:p>r.lenert@gmail.com</text:p>
          </table:table-cell>
          <table:table-cell office:value-type="string">
            <text:p>83 Rue de la Fontaine</text:p>
          </table:table-cell>
          <table:table-cell office:value-type="float" office:value="8080">
            <text:p>8080</text:p>
          </table:table-cell>
          <table:table-cell office:value-type="string">
            <text:p>Casablanca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date" office:date-value="1962-03-29">
            <text:p>29/03/1962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Nicolas</text:p>
          </table:table-cell>
          <table:table-cell office:value-type="string">
            <text:p>Leonardy</text:p>
          </table:table-cell>
          <table:table-cell office:value-type="string">
            <text:p>n.leonardy@gmail.com</text:p>
          </table:table-cell>
          <table:table-cell office:value-type="string">
            <text:p>27 Rue Pasteur5</text:p>
          </table:table-cell>
          <table:table-cell office:value-type="float" office:value="9220">
            <text:p>9220</text:p>
          </table:table-cell>
          <table:table-cell office:value-type="string">
            <text:p>Hefei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date" office:date-value="1989-12-06">
            <text:p>06/12/1989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Marc</text:p>
          </table:table-cell>
          <table:table-cell office:value-type="string">
            <text:p>Lies</text:p>
          </table:table-cell>
          <table:table-cell office:value-type="string">
            <text:p>m.lies@gmail.com</text:p>
          </table:table-cell>
          <table:table-cell office:value-type="string">
            <text:p>80 Rue des Jardins</text:p>
          </table:table-cell>
          <table:table-cell office:value-type="float" office:value="6306">
            <text:p>6306</text:p>
          </table:table-cell>
          <table:table-cell office:value-type="string">
            <text:p>Pyongya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date" office:date-value="1964-10-23">
            <text:p>23/10/1964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Guy</text:p>
          </table:table-cell>
          <table:table-cell office:value-type="string">
            <text:p>Linster</text:p>
          </table:table-cell>
          <table:table-cell office:value-type="string">
            <text:p>g.linster@gmail.com</text:p>
          </table:table-cell>
          <table:table-cell office:value-type="string">
            <text:p>0 Rue Victor-Hugo</text:p>
          </table:table-cell>
          <table:table-cell office:value-type="float" office:value="3837">
            <text:p>3837</text:p>
          </table:table-cell>
          <table:table-cell office:value-type="string">
            <text:p>Madrid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date" office:date-value="1975-12-22">
            <text:p>22/12/1975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Nico</text:p>
          </table:table-cell>
          <table:table-cell office:value-type="string">
            <text:p>Loes</text:p>
          </table:table-cell>
          <table:table-cell office:value-type="string">
            <text:p>n.loes@gmail.com</text:p>
          </table:table-cell>
          <table:table-cell office:value-type="string">
            <text:p>85 Rue de l Église</text:p>
          </table:table-cell>
          <table:table-cell office:value-type="float" office:value="3473">
            <text:p>3473</text:p>
          </table:table-cell>
          <table:table-cell office:value-type="string">
            <text:p>Faisalabad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date" office:date-value="1986-08-19">
            <text:p>19/08/198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John</text:p>
          </table:table-cell>
          <table:table-cell office:value-type="string">
            <text:p>Lorent</text:p>
          </table:table-cell>
          <table:table-cell office:value-type="string">
            <text:p>j.lorent@gmail.com</text:p>
          </table:table-cell>
          <table:table-cell office:value-type="string">
            <text:p>11 Place de l Église</text:p>
          </table:table-cell>
          <table:table-cell office:value-type="float" office:value="2244">
            <text:p>2244</text:p>
          </table:table-cell>
          <table:table-cell office:value-type="string">
            <text:p>Ekurhuleni</text:p>
          </table:table-cell>
          <table:table-cell office:value-type="float" office:value="231">
            <text:p>231</text:p>
          </table:table-cell>
          <table:table-cell office:value-type="float" office:value="1">
            <text:p>1</text:p>
          </table:table-cell>
          <table:table-cell office:value-type="date" office:date-value="1977-08-07">
            <text:p>07/08/1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Nicolas</text:p>
          </table:table-cell>
          <table:table-cell office:value-type="string">
            <text:p>Ludovicy</text:p>
          </table:table-cell>
          <table:table-cell office:value-type="string">
            <text:p>n.ludovicy@gmail.com</text:p>
          </table:table-cell>
          <table:table-cell office:value-type="string">
            <text:p>97 Grande Rue</text:p>
          </table:table-cell>
          <table:table-cell office:value-type="float" office:value="5889">
            <text:p>5889</text:p>
          </table:table-cell>
          <table:table-cell office:value-type="string">
            <text:p>Nairobi</text:p>
          </table:table-cell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date" office:date-value="1954-06-28">
            <text:p>28/06/1954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Astrid</text:p>
          </table:table-cell>
          <table:table-cell office:value-type="string">
            <text:p>Lulling</text:p>
          </table:table-cell>
          <table:table-cell office:value-type="string">
            <text:p>a.lulling@gmail.com</text:p>
          </table:table-cell>
          <table:table-cell office:value-type="string">
            <text:p>98 Rue du Moulin</text:p>
          </table:table-cell>
          <table:table-cell office:value-type="float" office:value="3338">
            <text:p>3338</text:p>
          </table:table-cell>
          <table:table-cell office:value-type="string">
            <text:p>Zhongshan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date" office:date-value="1949-03-15">
            <text:p>15/03/1949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Lucien</text:p>
          </table:table-cell>
          <table:table-cell office:value-type="string">
            <text:p>Lux</text:p>
          </table:table-cell>
          <table:table-cell office:value-type="string">
            <text:p>l.lux@gmail.com</text:p>
          </table:table-cell>
          <table:table-cell office:value-type="string">
            <text:p>99 Place de la Mairie</text:p>
          </table:table-cell>
          <table:table-cell office:value-type="float" office:value="7214">
            <text:p>7214</text:p>
          </table:table-cell>
          <table:table-cell office:value-type="string">
            <text:p>Pune</text:p>
          </table:table-cell>
          <table:table-cell office:value-type="float" office:value="241">
            <text:p>241</text:p>
          </table:table-cell>
          <table:table-cell office:value-type="float" office:value="1">
            <text:p>1</text:p>
          </table:table-cell>
          <table:table-cell office:value-type="date" office:date-value="1979-12-24">
            <text:p>24/12/1979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Jean</text:p>
          </table:table-cell>
          <table:table-cell office:value-type="string">
            <text:p>Magnette</text:p>
          </table:table-cell>
          <table:table-cell office:value-type="string">
            <text:p>j.magnette@gmail.com</text:p>
          </table:table-cell>
          <table:table-cell office:value-type="string">
            <text:p>60 Rue du Château</text:p>
          </table:table-cell>
          <table:table-cell office:value-type="float" office:value="2109">
            <text:p>2109</text:p>
          </table:table-cell>
          <table:table-cell office:value-type="string">
            <text:p>Addis Ababa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date" office:date-value="1952-09-12">
            <text:p>12/09/1952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Michel</text:p>
          </table:table-cell>
          <table:table-cell office:value-type="string">
            <text:p>Malherbe</text:p>
          </table:table-cell>
          <table:table-cell office:value-type="string">
            <text:p>m.malherbe@gmail.com</text:p>
          </table:table-cell>
          <table:table-cell office:value-type="string">
            <text:p>8 Rue des Écoles</text:p>
          </table:table-cell>
          <table:table-cell office:value-type="float" office:value="3012">
            <text:p>3012</text:p>
          </table:table-cell>
          <table:table-cell office:value-type="string">
            <text:p>Jaipur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date" office:date-value="1948-08-26">
            <text:p>26/08/1948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Marc</text:p>
          </table:table-cell>
          <table:table-cell office:value-type="string">
            <text:p>Eicher</text:p>
          </table:table-cell>
          <table:table-cell office:value-type="string">
            <text:p>m.eicher@gmail.com</text:p>
          </table:table-cell>
          <table:table-cell office:value-type="string">
            <text:p>78 Rue de la Gare</text:p>
          </table:table-cell>
          <table:table-cell office:value-type="float" office:value="9359">
            <text:p>9359</text:p>
          </table:table-cell>
          <table:table-cell office:value-type="string">
            <text:p>Buenos Aires</text:p>
          </table:table-cell>
          <table:table-cell office:value-type="float" office:value="229">
            <text:p>229</text:p>
          </table:table-cell>
          <table:table-cell office:value-type="float" office:value="1">
            <text:p>1</text:p>
          </table:table-cell>
          <table:table-cell office:value-type="date" office:date-value="1977-05-06">
            <text:p>06/05/1977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Gabriel</text:p>
          </table:table-cell>
          <table:table-cell office:value-type="string">
            <text:p>de Marie</text:p>
          </table:table-cell>
          <table:table-cell office:value-type="string">
            <text:p>g.de marie@gmail.com</text:p>
          </table:table-cell>
          <table:table-cell office:value-type="string">
            <text:p>63 Rue de la Mairie</text:p>
          </table:table-cell>
          <table:table-cell office:value-type="float" office:value="9997">
            <text:p>9997</text:p>
          </table:table-cell>
          <table:table-cell office:value-type="string">
            <text:p>Wenzhou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date" office:date-value="1961-07-14">
            <text:p>14/07/1961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emile</text:p>
          </table:table-cell>
          <table:table-cell office:value-type="string">
            <text:p>Mark</text:p>
          </table:table-cell>
          <table:table-cell office:value-type="string">
            <text:p>e.mark@gmail.com</text:p>
          </table:table-cell>
          <table:table-cell office:value-type="string">
            <text:p>66 Rue Principale</text:p>
          </table:table-cell>
          <table:table-cell office:value-type="float" office:value="8079">
            <text:p>8079</text:p>
          </table:table-cell>
          <table:table-cell office:value-type="string">
            <text:p>Shanghai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date" office:date-value="1991-07-15">
            <text:p>15/07/1991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Jos</text:p>
          </table:table-cell>
          <table:table-cell office:value-type="string">
            <text:p>Massard</text:p>
          </table:table-cell>
          <table:table-cell office:value-type="string">
            <text:p>j.massard@gmail.com</text:p>
          </table:table-cell>
          <table:table-cell office:value-type="string">
            <text:p>46 Rue du Stade</text:p>
          </table:table-cell>
          <table:table-cell office:value-type="float" office:value="3770">
            <text:p>3770</text:p>
          </table:table-cell>
          <table:table-cell office:value-type="string">
            <text:p>Beijing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date" office:date-value="1975-05-31">
            <text:p>31/05/1975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Charles</text:p>
          </table:table-cell>
          <table:table-cell office:value-type="string">
            <text:p>Mathieu</text:p>
          </table:table-cell>
          <table:table-cell office:value-type="string">
            <text:p>c.mathieu@gmail.com</text:p>
          </table:table-cell>
          <table:table-cell office:value-type="string">
            <text:p>29 Rue de la Fontaine</text:p>
          </table:table-cell>
          <table:table-cell office:value-type="float" office:value="4014">
            <text:p>4014</text:p>
          </table:table-cell>
          <table:table-cell office:value-type="string">
            <text:p>Delhi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date" office:date-value="1982-01-23">
            <text:p>23/01/1982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Nicolas</text:p>
          </table:table-cell>
          <table:table-cell office:value-type="string">
            <text:p>Mathieu</text:p>
          </table:table-cell>
          <table:table-cell office:value-type="string">
            <text:p>n.mathieu@gmail.com</text:p>
          </table:table-cell>
          <table:table-cell office:value-type="string">
            <text:p>19 Rue Pasteur5</text:p>
          </table:table-cell>
          <table:table-cell office:value-type="float" office:value="4701">
            <text:p>4701</text:p>
          </table:table-cell>
          <table:table-cell office:value-type="string">
            <text:p>Lagos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date" office:date-value="1989-02-21">
            <text:p>21/02/1989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Henri</text:p>
          </table:table-cell>
          <table:table-cell office:value-type="string">
            <text:p>Mausen</text:p>
          </table:table-cell>
          <table:table-cell office:value-type="string">
            <text:p>h.mausen@gmail.com</text:p>
          </table:table-cell>
          <table:table-cell office:value-type="string">
            <text:p>28 Rue des Jardins</text:p>
          </table:table-cell>
          <table:table-cell office:value-type="float" office:value="9212">
            <text:p>9212</text:p>
          </table:table-cell>
          <table:table-cell office:value-type="string">
            <text:p>Tianjin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date" office:date-value="1975-07-21">
            <text:p>21/07/197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Carlo</text:p>
          </table:table-cell>
          <table:table-cell office:value-type="string">
            <text:p>Meintz</text:p>
          </table:table-cell>
          <table:table-cell office:value-type="string">
            <text:p>c.meintz@gmail.com</text:p>
          </table:table-cell>
          <table:table-cell office:value-type="string">
            <text:p>7 Rue Victor-Hugo</text:p>
          </table:table-cell>
          <table:table-cell office:value-type="float" office:value="1870">
            <text:p>1870</text:p>
          </table:table-cell>
          <table:table-cell office:value-type="string">
            <text:p>Karachi</text:p>
          </table:table-cell>
          <table:table-cell office:value-type="float" office:value="202">
            <text:p>202</text:p>
          </table:table-cell>
          <table:table-cell office:value-type="float" office:value="1">
            <text:p>1</text:p>
          </table:table-cell>
          <table:table-cell office:value-type="date" office:date-value="1970-08-29">
            <text:p>29/08/197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Claude</text:p>
          </table:table-cell>
          <table:table-cell office:value-type="string">
            <text:p>Meisch</text:p>
          </table:table-cell>
          <table:table-cell office:value-type="string">
            <text:p>c.meisch@gmail.com</text:p>
          </table:table-cell>
          <table:table-cell office:value-type="string">
            <text:p>2 Rue de l Église</text:p>
          </table:table-cell>
          <table:table-cell office:value-type="float" office:value="4217">
            <text:p>4217</text:p>
          </table:table-cell>
          <table:table-cell office:value-type="string">
            <text:p>Chengdu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date" office:date-value="1973-08-08">
            <text:p>08/08/1973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Pierre</text:p>
          </table:table-cell>
          <table:table-cell office:value-type="string">
            <text:p>Mellina</text:p>
          </table:table-cell>
          <table:table-cell office:value-type="string">
            <text:p>p.mellina@gmail.com</text:p>
          </table:table-cell>
          <table:table-cell office:value-type="string">
            <text:p>84 Place de l Église</text:p>
          </table:table-cell>
          <table:table-cell office:value-type="float" office:value="2885">
            <text:p>2885</text:p>
          </table:table-cell>
          <table:table-cell office:value-type="string">
            <text:p>Istanbul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date" office:date-value="1941-06-17">
            <text:p>17/06/1941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Jean</text:p>
          </table:table-cell>
          <table:table-cell office:value-type="string">
            <text:p>Mersch-Wittenauer</text:p>
          </table:table-cell>
          <table:table-cell office:value-type="string">
            <text:p>j.mersch-wittenauer@gmail.com</text:p>
          </table:table-cell>
          <table:table-cell office:value-type="string">
            <text:p>21 Grande Rue</text:p>
          </table:table-cell>
          <table:table-cell office:value-type="float" office:value="6346">
            <text:p>6346</text:p>
          </table:table-cell>
          <table:table-cell office:value-type="string">
            <text:p>Tokyo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date" office:date-value="1945-05-13">
            <text:p>13/05/1945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Edy</text:p>
          </table:table-cell>
          <table:table-cell office:value-type="string">
            <text:p>Mertens</text:p>
          </table:table-cell>
          <table:table-cell office:value-type="string">
            <text:p>e.mertens@gmail.com</text:p>
          </table:table-cell>
          <table:table-cell office:value-type="string">
            <text:p>92 Rue du Moulin</text:p>
          </table:table-cell>
          <table:table-cell office:value-type="float" office:value="6318">
            <text:p>6318</text:p>
          </table:table-cell>
          <table:table-cell office:value-type="string">
            <text:p>Guangzhou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date" office:date-value="1943-11-19">
            <text:p>19/11/1943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emile</text:p>
          </table:table-cell>
          <table:table-cell office:value-type="string">
            <text:p>Metz</text:p>
          </table:table-cell>
          <table:table-cell office:value-type="string">
            <text:p>e.metz@gmail.com</text:p>
          </table:table-cell>
          <table:table-cell office:value-type="string">
            <text:p>88 Place de la Mairie</text:p>
          </table:table-cell>
          <table:table-cell office:value-type="float" office:value="7351">
            <text:p>7351</text:p>
          </table:table-cell>
          <table:table-cell office:value-type="string">
            <text:p>Mumbai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date" office:date-value="1968-06-23">
            <text:p>23/06/1968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Tilly</text:p>
          </table:table-cell>
          <table:table-cell office:value-type="string">
            <text:p>Metz</text:p>
          </table:table-cell>
          <table:table-cell office:value-type="string">
            <text:p>t.metz@gmail.com</text:p>
          </table:table-cell>
          <table:table-cell office:value-type="string">
            <text:p>83 Rue du Château</text:p>
          </table:table-cell>
          <table:table-cell office:value-type="float" office:value="4630">
            <text:p>4630</text:p>
          </table:table-cell>
          <table:table-cell office:value-type="string">
            <text:p>Moscow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date" office:date-value="1964-08-23">
            <text:p>23/08/1964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Nicolas</text:p>
          </table:table-cell>
          <table:table-cell office:value-type="string">
            <text:p>Meyers</text:p>
          </table:table-cell>
          <table:table-cell office:value-type="string">
            <text:p>n.meyers@gmail.com</text:p>
          </table:table-cell>
          <table:table-cell office:value-type="string">
            <text:p>75 Rue des Écoles</text:p>
          </table:table-cell>
          <table:table-cell office:value-type="float" office:value="3684">
            <text:p>3684</text:p>
          </table:table-cell>
          <table:table-cell office:value-type="string">
            <text:p>São Paulo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date" office:date-value="1990-01-25">
            <text:p>25/01/199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Jean-Pierre</text:p>
          </table:table-cell>
          <table:table-cell office:value-type="string">
            <text:p>Michels</text:p>
          </table:table-cell>
          <table:table-cell office:value-type="string">
            <text:p>j.michels@gmail.com</text:p>
          </table:table-cell>
          <table:table-cell office:value-type="string">
            <text:p>92 Rue de la Gare</text:p>
          </table:table-cell>
          <table:table-cell office:value-type="float" office:value="3096">
            <text:p>3096</text:p>
          </table:table-cell>
          <table:table-cell office:value-type="string">
            <text:p>Lahor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date" office:date-value="1992-07-27">
            <text:p>27/07/1992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Georges</text:p>
          </table:table-cell>
          <table:table-cell office:value-type="string">
            <text:p>Mischo</text:p>
          </table:table-cell>
          <table:table-cell office:value-type="string">
            <text:p>g.mischo@gmail.com</text:p>
          </table:table-cell>
          <table:table-cell office:value-type="string">
            <text:p>62 Rue de la Mairie</text:p>
          </table:table-cell>
          <table:table-cell office:value-type="float" office:value="6149">
            <text:p>6149</text:p>
          </table:table-cell>
          <table:table-cell office:value-type="string">
            <text:p>Shenzhen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date" office:date-value="1966-11-06">
            <text:p>06/11/196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Henri</text:p>
          </table:table-cell>
          <table:table-cell office:value-type="string">
            <text:p>Motte</text:p>
          </table:table-cell>
          <table:table-cell office:value-type="string">
            <text:p>h.motte@gmail.com</text:p>
          </table:table-cell>
          <table:table-cell office:value-type="string">
            <text:p>48 Rue Principale</text:p>
          </table:table-cell>
          <table:table-cell office:value-type="float" office:value="5564">
            <text:p>5564</text:p>
          </table:table-cell>
          <table:table-cell office:value-type="string">
            <text:p>Jakarta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date" office:date-value="1964-04-08">
            <text:p>08/04/1964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emile</text:p>
          </table:table-cell>
          <table:table-cell office:value-type="string">
            <text:p>Mousel</text:p>
          </table:table-cell>
          <table:table-cell office:value-type="string">
            <text:p>e.mousel@gmail.com</text:p>
          </table:table-cell>
          <table:table-cell office:value-type="string">
            <text:p>7 Rue du Stade</text:p>
          </table:table-cell>
          <table:table-cell office:value-type="float" office:value="2718">
            <text:p>2718</text:p>
          </table:table-cell>
          <table:table-cell office:value-type="string">
            <text:p>Seoul</text:p>
          </table:table-cell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 office:value-type="date" office:date-value="1962-12-28">
            <text:p>28/12/1962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Alphonse</text:p>
          </table:table-cell>
          <table:table-cell office:value-type="string">
            <text:p>Munchen</text:p>
          </table:table-cell>
          <table:table-cell office:value-type="string">
            <text:p>a.munchen@gmail.com</text:p>
          </table:table-cell>
          <table:table-cell office:value-type="string">
            <text:p>92 Rue de la Fontaine</text:p>
          </table:table-cell>
          <table:table-cell office:value-type="float" office:value="2808">
            <text:p>2808</text:p>
          </table:table-cell>
          <table:table-cell office:value-type="string">
            <text:p>Wuha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date" office:date-value="1970-05-11">
            <text:p>11/05/197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Dominik Constantin</text:p>
          </table:table-cell>
          <table:table-cell office:value-type="string">
            <text:p>München</text:p>
          </table:table-cell>
          <table:table-cell office:value-type="string">
            <text:p>d.münchen@gmail.com</text:p>
          </table:table-cell>
          <table:table-cell office:value-type="string">
            <text:p>46 Rue Pasteur5</text:p>
          </table:table-cell>
          <table:table-cell office:value-type="float" office:value="6718">
            <text:p>6718</text:p>
          </table:table-cell>
          <table:table-cell office:value-type="string">
            <text:p>Kinshasa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date" office:date-value="1954-12-19">
            <text:p>19/12/1954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Lydia</text:p>
          </table:table-cell>
          <table:table-cell office:value-type="string">
            <text:p>Mutsch</text:p>
          </table:table-cell>
          <table:table-cell office:value-type="string">
            <text:p>l.mutsch@gmail.com</text:p>
          </table:table-cell>
          <table:table-cell office:value-type="string">
            <text:p>33 Rue des Jardins</text:p>
          </table:table-cell>
          <table:table-cell office:value-type="float" office:value="4823">
            <text:p>4823</text:p>
          </table:table-cell>
          <table:table-cell office:value-type="string">
            <text:p>Cairo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date" office:date-value="1995-09-24">
            <text:p>24/09/1995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Maggy</text:p>
          </table:table-cell>
          <table:table-cell office:value-type="string">
            <text:p>Nagel</text:p>
          </table:table-cell>
          <table:table-cell office:value-type="string">
            <text:p>m.nagel@gmail.com</text:p>
          </table:table-cell>
          <table:table-cell office:value-type="string">
            <text:p>84 Rue Victor-Hugo</text:p>
          </table:table-cell>
          <table:table-cell office:value-type="float" office:value="1500">
            <text:p>1500</text:p>
          </table:table-cell>
          <table:table-cell office:value-type="string">
            <text:p>Dhaka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date" office:date-value="1943-05-25">
            <text:p>25/05/1943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Denis</text:p>
          </table:table-cell>
          <table:table-cell office:value-type="string">
            <text:p>Netgen</text:p>
          </table:table-cell>
          <table:table-cell office:value-type="string">
            <text:p>d.netgen@gmail.com</text:p>
          </table:table-cell>
          <table:table-cell office:value-type="string">
            <text:p>68 Rue de l Église</text:p>
          </table:table-cell>
          <table:table-cell office:value-type="float" office:value="8935">
            <text:p>8935</text:p>
          </table:table-cell>
          <table:table-cell office:value-type="string">
            <text:p>Mexico City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date" office:date-value="1976-02-27">
            <text:p>27/02/1976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Jean-Auguste</text:p>
          </table:table-cell>
          <table:table-cell office:value-type="string">
            <text:p>Neyen</text:p>
          </table:table-cell>
          <table:table-cell office:value-type="string">
            <text:p>j.neyen@gmail.com</text:p>
          </table:table-cell>
          <table:table-cell office:value-type="string">
            <text:p>38 Place de l Église</text:p>
          </table:table-cell>
          <table:table-cell office:value-type="float" office:value="3013">
            <text:p>3013</text:p>
          </table:table-cell>
          <table:table-cell office:value-type="string">
            <text:p>London</text:p>
          </table:table-cell>
          <table:table-cell office:value-type="float" office:value="246">
            <text:p>246</text:p>
          </table:table-cell>
          <table:table-cell office:value-type="float" office:value="1">
            <text:p>1</text:p>
          </table:table-cell>
          <table:table-cell office:value-type="date" office:date-value="1942-05-25">
            <text:p>25/05/1942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Valentin</text:p>
          </table:table-cell>
          <table:table-cell office:value-type="string">
            <text:p>Noesen</text:p>
          </table:table-cell>
          <table:table-cell office:value-type="string">
            <text:p>v.noesen@gmail.com</text:p>
          </table:table-cell>
          <table:table-cell office:value-type="string">
            <text:p>29 Grande Rue</text:p>
          </table:table-cell>
          <table:table-cell office:value-type="float" office:value="2834">
            <text:p>2834</text:p>
          </table:table-cell>
          <table:table-cell office:value-type="string">
            <text:p>Xi'an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date" office:date-value="1990-08-20">
            <text:p>20/08/199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Joseph</text:p>
          </table:table-cell>
          <table:table-cell office:value-type="string">
            <text:p>Palgen</text:p>
          </table:table-cell>
          <table:table-cell office:value-type="string">
            <text:p>j.palgen@gmail.com</text:p>
          </table:table-cell>
          <table:table-cell office:value-type="string">
            <text:p>13 Rue du Moulin</text:p>
          </table:table-cell>
          <table:table-cell office:value-type="float" office:value="6031">
            <text:p>6031</text:p>
          </table:table-cell>
          <table:table-cell office:value-type="string">
            <text:p>Tehran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date" office:date-value="1946-08-13">
            <text:p>13/08/1946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Adolphe</text:p>
          </table:table-cell>
          <table:table-cell office:value-type="string">
            <text:p>Pauly</text:p>
          </table:table-cell>
          <table:table-cell office:value-type="string">
            <text:p>a.pauly@gmail.com</text:p>
          </table:table-cell>
          <table:table-cell office:value-type="string">
            <text:p>72 Place de la Mairie</text:p>
          </table:table-cell>
          <table:table-cell office:value-type="float" office:value="5352">
            <text:p>5352</text:p>
          </table:table-cell>
          <table:table-cell office:value-type="string">
            <text:p>Lima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date" office:date-value="1969-06-11">
            <text:p>11/06/1969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erdinand</text:p>
          </table:table-cell>
          <table:table-cell office:value-type="string">
            <text:p>Pescatore</text:p>
          </table:table-cell>
          <table:table-cell office:value-type="string">
            <text:p>f.pescatore@gmail.com</text:p>
          </table:table-cell>
          <table:table-cell office:value-type="string">
            <text:p>59 Rue du Château</text:p>
          </table:table-cell>
          <table:table-cell office:value-type="float" office:value="3023">
            <text:p>3023</text:p>
          </table:table-cell>
          <table:table-cell office:value-type="string">
            <text:p>New York City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date" office:date-value="1942-02-21">
            <text:p>21/02/1942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Pierre</text:p>
          </table:table-cell>
          <table:table-cell office:value-type="string">
            <text:p>Pemmers</text:p>
          </table:table-cell>
          <table:table-cell office:value-type="string">
            <text:p>p.pemmers@gmail.com</text:p>
          </table:table-cell>
          <table:table-cell office:value-type="string">
            <text:p>16 Rue des Écoles</text:p>
          </table:table-cell>
          <table:table-cell office:value-type="float" office:value="2517">
            <text:p>2517</text:p>
          </table:table-cell>
          <table:table-cell office:value-type="string">
            <text:p>Bengaluru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date" office:date-value="1969-02-06">
            <text:p>06/02/1969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Antoine</text:p>
          </table:table-cell>
          <table:table-cell office:value-type="string">
            <text:p>Pescatore</text:p>
          </table:table-cell>
          <table:table-cell office:value-type="string">
            <text:p>a.pescatore@gmail.com</text:p>
          </table:table-cell>
          <table:table-cell office:value-type="string">
            <text:p>94 Rue de la Gare</text:p>
          </table:table-cell>
          <table:table-cell office:value-type="float" office:value="5944">
            <text:p>5944</text:p>
          </table:table-cell>
          <table:table-cell office:value-type="string">
            <text:p>Bangkok</text:p>
          </table:table-cell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office:value-type="date" office:date-value="1975-01-30">
            <text:p>30/01/1975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Maurice</text:p>
          </table:table-cell>
          <table:table-cell office:value-type="string">
            <text:p>Pescatore</text:p>
          </table:table-cell>
          <table:table-cell office:value-type="string">
            <text:p>m.pescatore@gmail.com</text:p>
          </table:table-cell>
          <table:table-cell office:value-type="string">
            <text:p>48 Rue de la Mairie</text:p>
          </table:table-cell>
          <table:table-cell office:value-type="float" office:value="5827">
            <text:p>5827</text:p>
          </table:table-cell>
          <table:table-cell office:value-type="string">
            <text:p>Ho Chi Minh City</text:p>
          </table:table-cell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office:value-type="date" office:date-value="1989-05-30">
            <text:p>30/05/1989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Theodore</text:p>
          </table:table-cell>
          <table:table-cell office:value-type="string">
            <text:p>Pescatore</text:p>
          </table:table-cell>
          <table:table-cell office:value-type="string">
            <text:p>t.pescatore@gmail.com</text:p>
          </table:table-cell>
          <table:table-cell office:value-type="string">
            <text:p>25 Rue Principale</text:p>
          </table:table-cell>
          <table:table-cell office:value-type="float" office:value="2732">
            <text:p>2732</text:p>
          </table:table-cell>
          <table:table-cell office:value-type="string">
            <text:p>Dongguan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date" office:date-value="1961-11-27">
            <text:p>27/11/1961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Jean</text:p>
          </table:table-cell>
          <table:table-cell office:value-type="string">
            <text:p>Peusch</text:p>
          </table:table-cell>
          <table:table-cell office:value-type="string">
            <text:p>j.peusch@gmail.com</text:p>
          </table:table-cell>
          <table:table-cell office:value-type="string">
            <text:p>50 Rue du Stade</text:p>
          </table:table-cell>
          <table:table-cell office:value-type="float" office:value="5968">
            <text:p>5968</text:p>
          </table:table-cell>
          <table:table-cell office:value-type="string">
            <text:p>Chongqing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date" office:date-value="1946-10-06">
            <text:p>06/10/1946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Jean-Georges</text:p>
          </table:table-cell>
          <table:table-cell office:value-type="string">
            <text:p>Pfortzheim</text:p>
          </table:table-cell>
          <table:table-cell office:value-type="string">
            <text:p>j.pfortzheim@gmail.com</text:p>
          </table:table-cell>
          <table:table-cell office:value-type="string">
            <text:p>98 Rue de la Fontaine</text:p>
          </table:table-cell>
          <table:table-cell office:value-type="float" office:value="4494">
            <text:p>4494</text:p>
          </table:table-cell>
          <table:table-cell office:value-type="string">
            <text:p>Nanjing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date" office:date-value="1966-09-08">
            <text:p>08/09/1966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Jean Michel</text:p>
          </table:table-cell>
          <table:table-cell office:value-type="string">
            <text:p>Philippart</text:p>
          </table:table-cell>
          <table:table-cell office:value-type="string">
            <text:p>j.philippart@gmail.com</text:p>
          </table:table-cell>
          <table:table-cell office:value-type="string">
            <text:p>2 Rue Pasteur5</text:p>
          </table:table-cell>
          <table:table-cell office:value-type="float" office:value="8612">
            <text:p>8612</text:p>
          </table:table-cell>
          <table:table-cell office:value-type="string">
            <text:p>Shenyang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date" office:date-value="1985-08-19">
            <text:p>19/08/1985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Joseph</text:p>
          </table:table-cell>
          <table:table-cell office:value-type="string">
            <text:p>Philippart</text:p>
          </table:table-cell>
          <table:table-cell office:value-type="string">
            <text:p>j.philippart@gmail.com</text:p>
          </table:table-cell>
          <table:table-cell office:value-type="string">
            <text:p>39 Rue des Jardins</text:p>
          </table:table-cell>
          <table:table-cell office:value-type="float" office:value="2267">
            <text:p>2267</text:p>
          </table:table-cell>
          <table:table-cell office:value-type="string">
            <text:p>Bogotá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date" office:date-value="1959-10-31">
            <text:p>31/10/1959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Jean-Pierre</text:p>
          </table:table-cell>
          <table:table-cell office:value-type="string">
            <text:p>Pierrard</text:p>
          </table:table-cell>
          <table:table-cell office:value-type="string">
            <text:p>j.pierrard@gmail.com</text:p>
          </table:table-cell>
          <table:table-cell office:value-type="string">
            <text:p>84 Rue Victor-Hugo</text:p>
          </table:table-cell>
          <table:table-cell office:value-type="float" office:value="4523">
            <text:p>4523</text:p>
          </table:table-cell>
          <table:table-cell office:value-type="string">
            <text:p>Ningbo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date" office:date-value="1962-03-01">
            <text:p>01/03/1962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Nicolas</text:p>
          </table:table-cell>
          <table:table-cell office:value-type="string">
            <text:p>Plein</text:p>
          </table:table-cell>
          <table:table-cell office:value-type="string">
            <text:p>n.plein@gmail.com</text:p>
          </table:table-cell>
          <table:table-cell office:value-type="string">
            <text:p>92 Rue de l Église</text:p>
          </table:table-cell>
          <table:table-cell office:value-type="float" office:value="7090">
            <text:p>7090</text:p>
          </table:table-cell>
          <table:table-cell office:value-type="string">
            <text:p>Hong Kong</text:p>
          </table:table-cell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 office:value-type="date" office:date-value="1980-11-18">
            <text:p>18/11/198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Camille</text:p>
          </table:table-cell>
          <table:table-cell office:value-type="string">
            <text:p>Polfer</text:p>
          </table:table-cell>
          <table:table-cell office:value-type="string">
            <text:p>c.polfer@gmail.com</text:p>
          </table:table-cell>
          <table:table-cell office:value-type="string">
            <text:p>3 Place de l Église</text:p>
          </table:table-cell>
          <table:table-cell office:value-type="float" office:value="2277">
            <text:p>2277</text:p>
          </table:table-cell>
          <table:table-cell office:value-type="string">
            <text:p>Hanoi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date" office:date-value="1966-06-05">
            <text:p>05/06/1966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Lydie</text:p>
          </table:table-cell>
          <table:table-cell office:value-type="string">
            <text:p>Polfer</text:p>
          </table:table-cell>
          <table:table-cell office:value-type="string">
            <text:p>l.polfer@gmail.com</text:p>
          </table:table-cell>
          <table:table-cell office:value-type="string">
            <text:p>83 Grande Rue</text:p>
          </table:table-cell>
          <table:table-cell office:value-type="float" office:value="7283">
            <text:p>7283</text:p>
          </table:table-cell>
          <table:table-cell office:value-type="string">
            <text:p>Baghdad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date" office:date-value="1984-10-13">
            <text:p>13/10/1984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Victor</text:p>
          </table:table-cell>
          <table:table-cell office:value-type="string">
            <text:p>Prost</text:p>
          </table:table-cell>
          <table:table-cell office:value-type="string">
            <text:p>v.prost@gmail.com</text:p>
          </table:table-cell>
          <table:table-cell office:value-type="string">
            <text:p>83 Rue du Moulin</text:p>
          </table:table-cell>
          <table:table-cell office:value-type="float" office:value="6952">
            <text:p>6952</text:p>
          </table:table-cell>
          <table:table-cell office:value-type="string">
            <text:p>Changsha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date" office:date-value="1964-10-18">
            <text:p>18/10/1964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Felix</text:p>
          </table:table-cell>
          <table:table-cell office:value-type="string">
            <text:p>Pütz</text:p>
          </table:table-cell>
          <table:table-cell office:value-type="string">
            <text:p>f.pütz@gmail.com</text:p>
          </table:table-cell>
          <table:table-cell office:value-type="string">
            <text:p>26 Place de la Mairie</text:p>
          </table:table-cell>
          <table:table-cell office:value-type="float" office:value="7594">
            <text:p>7594</text:p>
          </table:table-cell>
          <table:table-cell office:value-type="string">
            <text:p>Hyderabad</text:p>
          </table:table-cell>
          <table:table-cell office:value-type="float" office:value="202">
            <text:p>202</text:p>
          </table:table-cell>
          <table:table-cell office:value-type="float" office:value="1">
            <text:p>1</text:p>
          </table:table-cell>
          <table:table-cell office:value-type="date" office:date-value="1941-12-29">
            <text:p>29/12/1941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Rene</text:p>
          </table:table-cell>
          <table:table-cell office:value-type="string">
            <text:p>Putzeys</text:p>
          </table:table-cell>
          <table:table-cell office:value-type="string">
            <text:p>r.putzeys@gmail.com</text:p>
          </table:table-cell>
          <table:table-cell office:value-type="string">
            <text:p>81 Rue du Château</text:p>
          </table:table-cell>
          <table:table-cell office:value-type="float" office:value="9519">
            <text:p>9519</text:p>
          </table:table-cell>
          <table:table-cell office:value-type="string">
            <text:p>Chennai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date" office:date-value="1958-03-10">
            <text:p>10/03/1958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Louis</text:p>
          </table:table-cell>
          <table:table-cell office:value-type="string">
            <text:p>Rech</text:p>
          </table:table-cell>
          <table:table-cell office:value-type="string">
            <text:p>l.rech@gmail.com</text:p>
          </table:table-cell>
          <table:table-cell office:value-type="string">
            <text:p>16 Rue des Écoles</text:p>
          </table:table-cell>
          <table:table-cell office:value-type="float" office:value="7190">
            <text:p>7190</text:p>
          </table:table-cell>
          <table:table-cell office:value-type="string">
            <text:p>Rio de Janeiro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date" office:date-value="1973-06-25">
            <text:p>25/06/1973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Joseph</text:p>
          </table:table-cell>
          <table:table-cell office:value-type="string">
            <text:p>Relles</text:p>
          </table:table-cell>
          <table:table-cell office:value-type="string">
            <text:p>j.relles@gmail.com</text:p>
          </table:table-cell>
          <table:table-cell office:value-type="string">
            <text:p>83 Rue de la Gare</text:p>
          </table:table-cell>
          <table:table-cell office:value-type="float" office:value="5346">
            <text:p>5346</text:p>
          </table:table-cell>
          <table:table-cell office:value-type="string">
            <text:p>Foshan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date" office:date-value="1983-07-06">
            <text:p>06/07/1983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Henri</text:p>
          </table:table-cell>
          <table:table-cell office:value-type="string">
            <text:p>Rinnen</text:p>
          </table:table-cell>
          <table:table-cell office:value-type="string">
            <text:p>h.rinnen@gmail.com</text:p>
          </table:table-cell>
          <table:table-cell office:value-type="string">
            <text:p>78 Rue de la Mairie</text:p>
          </table:table-cell>
          <table:table-cell office:value-type="float" office:value="3317">
            <text:p>3317</text:p>
          </table:table-cell>
          <table:table-cell office:value-type="string">
            <text:p>Santiago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date" office:date-value="1943-09-25">
            <text:p>25/09/1943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Toni</text:p>
          </table:table-cell>
          <table:table-cell office:value-type="string">
            <text:p>Rodesch</text:p>
          </table:table-cell>
          <table:table-cell office:value-type="string">
            <text:p>t.rodesch@gmail.com</text:p>
          </table:table-cell>
          <table:table-cell office:value-type="string">
            <text:p>92 Rue Principale</text:p>
          </table:table-cell>
          <table:table-cell office:value-type="float" office:value="2719">
            <text:p>2719</text:p>
          </table:table-cell>
          <table:table-cell office:value-type="string">
            <text:p>Riyadh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date" office:date-value="1966-06-27">
            <text:p>27/06/1966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Henri</text:p>
          </table:table-cell>
          <table:table-cell office:value-type="string">
            <text:p>Rodesch</text:p>
          </table:table-cell>
          <table:table-cell office:value-type="string">
            <text:p>h.rodesch@gmail.com</text:p>
          </table:table-cell>
          <table:table-cell office:value-type="string">
            <text:p>84 Rue du Stade</text:p>
          </table:table-cell>
          <table:table-cell office:value-type="float" office:value="8406">
            <text:p>8406</text:p>
          </table:table-cell>
          <table:table-cell office:value-type="string">
            <text:p>Ahmedabad</text:p>
          </table:table-cell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date" office:date-value="1947-04-20">
            <text:p>20/04/1947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Rob</text:p>
          </table:table-cell>
          <table:table-cell office:value-type="string">
            <text:p>Roemen</text:p>
          </table:table-cell>
          <table:table-cell office:value-type="string">
            <text:p>r.roemen@gmail.com</text:p>
          </table:table-cell>
          <table:table-cell office:value-type="string">
            <text:p>38 Rue de la Fontaine</text:p>
          </table:table-cell>
          <table:table-cell office:value-type="float" office:value="6235">
            <text:p>6235</text:p>
          </table:table-cell>
          <table:table-cell office:value-type="string">
            <text:p>Singapore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date" office:date-value="1946-03-09">
            <text:p>09/03/1946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François</text:p>
          </table:table-cell>
          <table:table-cell office:value-type="string">
            <text:p>Roeser</text:p>
          </table:table-cell>
          <table:table-cell office:value-type="string">
            <text:p>f.roeser@gmail.com</text:p>
          </table:table-cell>
          <table:table-cell office:value-type="string">
            <text:p>40 Rue Pasteur5</text:p>
          </table:table-cell>
          <table:table-cell office:value-type="float" office:value="7859">
            <text:p>7859</text:p>
          </table:table-cell>
          <table:table-cell office:value-type="string">
            <text:p>Shantou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date" office:date-value="1948-03-13">
            <text:p>13/03/1948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Roger</text:p>
          </table:table-cell>
          <table:table-cell office:value-type="string">
            <text:p>Klein</text:p>
          </table:table-cell>
          <table:table-cell office:value-type="string">
            <text:p>r.klein@gmail.com</text:p>
          </table:table-cell>
          <table:table-cell office:value-type="string">
            <text:p>75 Rue des Jardins</text:p>
          </table:table-cell>
          <table:table-cell office:value-type="float" office:value="8888">
            <text:p>8888</text:p>
          </table:table-cell>
          <table:table-cell office:value-type="string">
            <text:p>Saint Petersburg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date" office:date-value="1963-07-22">
            <text:p>22/07/196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Gilles</text:p>
          </table:table-cell>
          <table:table-cell office:value-type="string">
            <text:p>Roth</text:p>
          </table:table-cell>
          <table:table-cell office:value-type="string">
            <text:p>g.roth@gmail.com</text:p>
          </table:table-cell>
          <table:table-cell office:value-type="string">
            <text:p>79 Rue Victor-Hugo</text:p>
          </table:table-cell>
          <table:table-cell office:value-type="float" office:value="6349">
            <text:p>6349</text:p>
          </table:table-cell>
          <table:table-cell office:value-type="string">
            <text:p>Yangon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date" office:date-value="1964-02-05">
            <text:p>05/02/1964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Emile</text:p>
          </table:table-cell>
          <table:table-cell office:value-type="string">
            <text:p>Salentiny</text:p>
          </table:table-cell>
          <table:table-cell office:value-type="string">
            <text:p>e.salentiny@gmail.com</text:p>
          </table:table-cell>
          <table:table-cell office:value-type="string">
            <text:p>73 Rue de l Église</text:p>
          </table:table-cell>
          <table:table-cell office:value-type="float" office:value="7526">
            <text:p>7526</text:p>
          </table:table-cell>
          <table:table-cell office:value-type="string">
            <text:p>Abidjan</text:p>
          </table:table-cell>
          <table:table-cell office:value-type="float" office:value="188">
            <text:p>188</text:p>
          </table:table-cell>
          <table:table-cell office:value-type="float" office:value="1">
            <text:p>1</text:p>
          </table:table-cell>
          <table:table-cell office:value-type="date" office:date-value="1972-08-25">
            <text:p>25/08/1972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Lucien</text:p>
          </table:table-cell>
          <table:table-cell office:value-type="string">
            <text:p>Salentiny</text:p>
          </table:table-cell>
          <table:table-cell office:value-type="string">
            <text:p>l.salentiny@gmail.com</text:p>
          </table:table-cell>
          <table:table-cell office:value-type="string">
            <text:p>48 Place de l Église</text:p>
          </table:table-cell>
          <table:table-cell office:value-type="float" office:value="7979">
            <text:p>7979</text:p>
          </table:table-cell>
          <table:table-cell office:value-type="string">
            <text:p>Alexandria</text:p>
          </table:table-cell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office:value-type="date" office:date-value="1981-09-07">
            <text:p>07/09/1981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Marcel</text:p>
          </table:table-cell>
          <table:table-cell office:value-type="string">
            <text:p>Sauber</text:p>
          </table:table-cell>
          <table:table-cell office:value-type="string">
            <text:p>m.sauber@gmail.com</text:p>
          </table:table-cell>
          <table:table-cell office:value-type="string">
            <text:p>85 Grande Rue</text:p>
          </table:table-cell>
          <table:table-cell office:value-type="float" office:value="9870">
            <text:p>9870</text:p>
          </table:table-cell>
          <table:table-cell office:value-type="string">
            <text:p>Kolkata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date" office:date-value="1947-11-18">
            <text:p>18/11/1947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François</text:p>
          </table:table-cell>
          <table:table-cell office:value-type="string">
            <text:p>Schaack</text:p>
          </table:table-cell>
          <table:table-cell office:value-type="string">
            <text:p>f.schaack@gmail.com</text:p>
          </table:table-cell>
          <table:table-cell office:value-type="string">
            <text:p>12 Rue du Moulin</text:p>
          </table:table-cell>
          <table:table-cell office:value-type="float" office:value="1817">
            <text:p>1817</text:p>
          </table:table-cell>
          <table:table-cell office:value-type="string">
            <text:p>Ankara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date" office:date-value="1995-01-04">
            <text:p>04/01/1995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Jean-Paul</text:p>
          </table:table-cell>
          <table:table-cell office:value-type="string">
            <text:p>Schaaf</text:p>
          </table:table-cell>
          <table:table-cell office:value-type="string">
            <text:p>j.schaaf@gmail.com</text:p>
          </table:table-cell>
          <table:table-cell office:value-type="string">
            <text:p>86 Place de la Mairie</text:p>
          </table:table-cell>
          <table:table-cell office:value-type="float" office:value="5077">
            <text:p>5077</text:p>
          </table:table-cell>
          <table:table-cell office:value-type="string">
            <text:p>Surat</text:p>
          </table:table-cell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date" office:date-value="1985-05-04">
            <text:p>04/05/1985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emile</text:p>
          </table:table-cell>
          <table:table-cell office:value-type="string">
            <text:p>Schaaff</text:p>
          </table:table-cell>
          <table:table-cell office:value-type="string">
            <text:p>e.schaaff@gmail.com</text:p>
          </table:table-cell>
          <table:table-cell office:value-type="string">
            <text:p>80 Rue du Château</text:p>
          </table:table-cell>
          <table:table-cell office:value-type="float" office:value="5801">
            <text:p>5801</text:p>
          </table:table-cell>
          <table:table-cell office:value-type="string">
            <text:p>Johannesburg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date" office:date-value="1992-09-07">
            <text:p>07/09/1992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Marc</text:p>
          </table:table-cell>
          <table:table-cell office:value-type="string">
            <text:p>Schaefer</text:p>
          </table:table-cell>
          <table:table-cell office:value-type="string">
            <text:p>m.schaefer@gmail.com</text:p>
          </table:table-cell>
          <table:table-cell office:value-type="string">
            <text:p>51 Rue des Écoles</text:p>
          </table:table-cell>
          <table:table-cell office:value-type="float" office:value="8069">
            <text:p>8069</text:p>
          </table:table-cell>
          <table:table-cell office:value-type="string">
            <text:p>Dar es Salaam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date" office:date-value="1952-08-15">
            <text:p>15/08/1952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Mady</text:p>
          </table:table-cell>
          <table:table-cell office:value-type="string">
            <text:p>Schaffner</text:p>
          </table:table-cell>
          <table:table-cell office:value-type="string">
            <text:p>m.schaffner@gmail.com</text:p>
          </table:table-cell>
          <table:table-cell office:value-type="string">
            <text:p>6 Rue de la Gare</text:p>
          </table:table-cell>
          <table:table-cell office:value-type="float" office:value="3923">
            <text:p>3923</text:p>
          </table:table-cell>
          <table:table-cell office:value-type="string">
            <text:p>Suzhou</text:p>
          </table:table-cell>
          <table:table-cell office:value-type="float" office:value="204">
            <text:p>204</text:p>
          </table:table-cell>
          <table:table-cell office:value-type="float" office:value="1">
            <text:p>1</text:p>
          </table:table-cell>
          <table:table-cell office:value-type="date" office:date-value="1994-07-12">
            <text:p>12/07/1994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Mathias</text:p>
          </table:table-cell>
          <table:table-cell office:value-type="string">
            <text:p>Schaffner</text:p>
          </table:table-cell>
          <table:table-cell office:value-type="string">
            <text:p>m.schaffner@gmail.com</text:p>
          </table:table-cell>
          <table:table-cell office:value-type="string">
            <text:p>84 Rue de la Mairie</text:p>
          </table:table-cell>
          <table:table-cell office:value-type="float" office:value="2169">
            <text:p>2169</text:p>
          </table:table-cell>
          <table:table-cell office:value-type="string">
            <text:p>Harbin</text:p>
          </table:table-cell>
          <table:table-cell office:value-type="float" office:value="202">
            <text:p>202</text:p>
          </table:table-cell>
          <table:table-cell office:value-type="float" office:value="1">
            <text:p>1</text:p>
          </table:table-cell>
          <table:table-cell office:value-type="date" office:date-value="1983-03-09">
            <text:p>09/03/1983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Robert</text:p>
          </table:table-cell>
          <table:table-cell office:value-type="string">
            <text:p>Schaffner</text:p>
          </table:table-cell>
          <table:table-cell office:value-type="string">
            <text:p>r.schaffner@gmail.com</text:p>
          </table:table-cell>
          <table:table-cell office:value-type="string">
            <text:p>47 Rue Principale</text:p>
          </table:table-cell>
          <table:table-cell office:value-type="float" office:value="3217">
            <text:p>3217</text:p>
          </table:table-cell>
          <table:table-cell office:value-type="string">
            <text:p>Giza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date" office:date-value="1995-01-29">
            <text:p>29/01/1995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Marco</text:p>
          </table:table-cell>
          <table:table-cell office:value-type="string">
            <text:p>Schank</text:p>
          </table:table-cell>
          <table:table-cell office:value-type="string">
            <text:p>m.schank@gmail.com</text:p>
          </table:table-cell>
          <table:table-cell office:value-type="string">
            <text:p>80 Rue du Stade</text:p>
          </table:table-cell>
          <table:table-cell office:value-type="float" office:value="9920">
            <text:p>9920</text:p>
          </table:table-cell>
          <table:table-cell office:value-type="string">
            <text:p>Zhengzhou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date" office:date-value="1990-05-21">
            <text:p>21/05/199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François</text:p>
          </table:table-cell>
          <table:table-cell office:value-type="string">
            <text:p>Scheffer</text:p>
          </table:table-cell>
          <table:table-cell office:value-type="string">
            <text:p>f.scheffer@gmail.com</text:p>
          </table:table-cell>
          <table:table-cell office:value-type="string">
            <text:p>86 Rue de la Fontaine</text:p>
          </table:table-cell>
          <table:table-cell office:value-type="float" office:value="1775">
            <text:p>1775</text:p>
          </table:table-cell>
          <table:table-cell office:value-type="string">
            <text:p>Los Angeles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date" office:date-value="1963-04-01">
            <text:p>01/04/1963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Jos</text:p>
          </table:table-cell>
          <table:table-cell office:value-type="string">
            <text:p>Scheuer</text:p>
          </table:table-cell>
          <table:table-cell office:value-type="string">
            <text:p>j.scheuer@gmail.com</text:p>
          </table:table-cell>
          <table:table-cell office:value-type="string">
            <text:p>21 Rue Pasteur5</text:p>
          </table:table-cell>
          <table:table-cell office:value-type="float" office:value="1053">
            <text:p>1053</text:p>
          </table:table-cell>
          <table:table-cell office:value-type="string">
            <text:p>New Taipei City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date" office:date-value="1982-07-06">
            <text:p>06/07/1982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Alphonse</text:p>
          </table:table-cell>
          <table:table-cell office:value-type="string">
            <text:p>Schiltges</text:p>
          </table:table-cell>
          <table:table-cell office:value-type="string">
            <text:p>a.schiltges@gmail.com</text:p>
          </table:table-cell>
          <table:table-cell office:value-type="string">
            <text:p>52 Rue des Jardins</text:p>
          </table:table-cell>
          <table:table-cell office:value-type="float" office:value="1314">
            <text:p>1314</text:p>
          </table:table-cell>
          <table:table-cell office:value-type="string">
            <text:p>Cape Town</text:p>
          </table:table-cell>
          <table:table-cell office:value-type="float" office:value="168">
            <text:p>168</text:p>
          </table:table-cell>
          <table:table-cell office:value-type="float" office:value="1">
            <text:p>1</text:p>
          </table:table-cell>
          <table:table-cell office:value-type="date" office:date-value="1953-01-25">
            <text:p>25/01/1953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Jean</text:p>
          </table:table-cell>
          <table:table-cell office:value-type="string">
            <text:p>Schiltz</text:p>
          </table:table-cell>
          <table:table-cell office:value-type="string">
            <text:p>j.schiltz@gmail.com</text:p>
          </table:table-cell>
          <table:table-cell office:value-type="string">
            <text:p>63 Rue Victor-Hugo</text:p>
          </table:table-cell>
          <table:table-cell office:value-type="float" office:value="7158">
            <text:p>7158</text:p>
          </table:table-cell>
          <table:table-cell office:value-type="string">
            <text:p>Yokohama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date" office:date-value="1987-08-15">
            <text:p>15/08/1987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Pierre</text:p>
          </table:table-cell>
          <table:table-cell office:value-type="string">
            <text:p>Schiltz</text:p>
          </table:table-cell>
          <table:table-cell office:value-type="string">
            <text:p>p.schiltz@gmail.com</text:p>
          </table:table-cell>
          <table:table-cell office:value-type="string">
            <text:p>62 Rue de l Église</text:p>
          </table:table-cell>
          <table:table-cell office:value-type="float" office:value="4893">
            <text:p>4893</text:p>
          </table:table-cell>
          <table:table-cell office:value-type="string">
            <text:p>Berlin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date" office:date-value="1988-01-12">
            <text:p>12/01/1988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Jacques</text:p>
          </table:table-cell>
          <table:table-cell office:value-type="string">
            <text:p>Schmit</text:p>
          </table:table-cell>
          <table:table-cell office:value-type="string">
            <text:p>j.schmit@gmail.com</text:p>
          </table:table-cell>
          <table:table-cell office:value-type="string">
            <text:p>45 Place de l Église</text:p>
          </table:table-cell>
          <table:table-cell office:value-type="float" office:value="9779">
            <text:p>9779</text:p>
          </table:table-cell>
          <table:table-cell office:value-type="string">
            <text:p>Busan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date" office:date-value="1944-03-13">
            <text:p>13/03/1944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Jacques</text:p>
          </table:table-cell>
          <table:table-cell office:value-type="string">
            <text:p>Schmitz</text:p>
          </table:table-cell>
          <table:table-cell office:value-type="string">
            <text:p>j.schmitz@gmail.com</text:p>
          </table:table-cell>
          <table:table-cell office:value-type="string">
            <text:p>14 Grande Rue</text:p>
          </table:table-cell>
          <table:table-cell office:value-type="float" office:value="2964">
            <text:p>2964</text:p>
          </table:table-cell>
          <table:table-cell office:value-type="string">
            <text:p>Hangzhou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date" office:date-value="1958-04-11">
            <text:p>11/04/1958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Romain</text:p>
          </table:table-cell>
          <table:table-cell office:value-type="string">
            <text:p>Schneider</text:p>
          </table:table-cell>
          <table:table-cell office:value-type="string">
            <text:p>r.schneider@gmail.com</text:p>
          </table:table-cell>
          <table:table-cell office:value-type="string">
            <text:p>44 Rue du Moulin</text:p>
          </table:table-cell>
          <table:table-cell office:value-type="float" office:value="8181">
            <text:p>8181</text:p>
          </table:table-cell>
          <table:table-cell office:value-type="string">
            <text:p>Xiamen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date" office:date-value="1941-02-22">
            <text:p>22/02/1941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Jean-Pierre</text:p>
          </table:table-cell>
          <table:table-cell office:value-type="string">
            <text:p>Scholtes</text:p>
          </table:table-cell>
          <table:table-cell office:value-type="string">
            <text:p>j.scholtes@gmail.com</text:p>
          </table:table-cell>
          <table:table-cell office:value-type="string">
            <text:p>40 Place de la Mairie</text:p>
          </table:table-cell>
          <table:table-cell office:value-type="float" office:value="8330">
            <text:p>8330</text:p>
          </table:table-cell>
          <table:table-cell office:value-type="string">
            <text:p>Quanzhou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date" office:date-value="1971-07-07">
            <text:p>07/07/1971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Pierre-eloi</text:p>
          </table:table-cell>
          <table:table-cell office:value-type="string">
            <text:p>Schoue</text:p>
          </table:table-cell>
          <table:table-cell office:value-type="string">
            <text:p>p.schoue@gmail.com</text:p>
          </table:table-cell>
          <table:table-cell office:value-type="string">
            <text:p>26 Rue du Château</text:p>
          </table:table-cell>
          <table:table-cell office:value-type="float" office:value="6617">
            <text:p>6617</text:p>
          </table:table-cell>
          <table:table-cell office:value-type="string">
            <text:p>Jeddah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date" office:date-value="1965-07-24">
            <text:p>24/07/1965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Jules</text:p>
          </table:table-cell>
          <table:table-cell office:value-type="string">
            <text:p>Schreiner</text:p>
          </table:table-cell>
          <table:table-cell office:value-type="string">
            <text:p>j.schreiner@gmail.com</text:p>
          </table:table-cell>
          <table:table-cell office:value-type="string">
            <text:p>51 Rue des Écoles</text:p>
          </table:table-cell>
          <table:table-cell office:value-type="float" office:value="3339">
            <text:p>3339</text:p>
          </table:table-cell>
          <table:table-cell office:value-type="string">
            <text:p>Durban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date" office:date-value="1955-08-31">
            <text:p>31/08/1955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Roland</text:p>
          </table:table-cell>
          <table:table-cell office:value-type="string">
            <text:p>Schreiner</text:p>
          </table:table-cell>
          <table:table-cell office:value-type="string">
            <text:p>r.schreiner@gmail.com</text:p>
          </table:table-cell>
          <table:table-cell office:value-type="string">
            <text:p>74 Rue de la Gare</text:p>
          </table:table-cell>
          <table:table-cell office:value-type="float" office:value="3196">
            <text:p>3196</text:p>
          </table:table-cell>
          <table:table-cell office:value-type="string">
            <text:p>Kabul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date" office:date-value="1994-08-03">
            <text:p>03/08/1994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Jos</text:p>
          </table:table-cell>
          <table:table-cell office:value-type="string">
            <text:p>Schummer</text:p>
          </table:table-cell>
          <table:table-cell office:value-type="string">
            <text:p>j.schummer@gmail.com</text:p>
          </table:table-cell>
          <table:table-cell office:value-type="string">
            <text:p>61 Rue de la Mairie</text:p>
          </table:table-cell>
          <table:table-cell office:value-type="float" office:value="3535">
            <text:p>3535</text:p>
          </table:table-cell>
          <table:table-cell office:value-type="string">
            <text:p>Casablanca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date" office:date-value="1970-09-07">
            <text:p>07/09/197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Emmanuel</text:p>
          </table:table-cell>
          <table:table-cell office:value-type="string">
            <text:p>Servais</text:p>
          </table:table-cell>
          <table:table-cell office:value-type="string">
            <text:p>e.servais@gmail.com</text:p>
          </table:table-cell>
          <table:table-cell office:value-type="string">
            <text:p>76 Rue Principale</text:p>
          </table:table-cell>
          <table:table-cell office:value-type="float" office:value="6093">
            <text:p>6093</text:p>
          </table:table-cell>
          <table:table-cell office:value-type="string">
            <text:p>Hefei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date" office:date-value="1989-07-09">
            <text:p>09/07/1989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Jean-Baptiste</text:p>
          </table:table-cell>
          <table:table-cell office:value-type="string">
            <text:p>Servais</text:p>
          </table:table-cell>
          <table:table-cell office:value-type="string">
            <text:p>j.servais@gmail.com</text:p>
          </table:table-cell>
          <table:table-cell office:value-type="string">
            <text:p>20 Rue du Stade</text:p>
          </table:table-cell>
          <table:table-cell office:value-type="float" office:value="5096">
            <text:p>5096</text:p>
          </table:table-cell>
          <table:table-cell office:value-type="string">
            <text:p>Pyongyang</text:p>
          </table:table-cell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date" office:date-value="1959-01-30">
            <text:p>30/01/1959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Joseph</text:p>
          </table:table-cell>
          <table:table-cell office:value-type="string">
            <text:p>Servais</text:p>
          </table:table-cell>
          <table:table-cell office:value-type="string">
            <text:p>j.servais@gmail.com</text:p>
          </table:table-cell>
          <table:table-cell office:value-type="string">
            <text:p>83 Rue de la Fontaine</text:p>
          </table:table-cell>
          <table:table-cell office:value-type="float" office:value="9823">
            <text:p>9823</text:p>
          </table:table-cell>
          <table:table-cell office:value-type="string">
            <text:p>Madrid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date" office:date-value="1986-07-26">
            <text:p>26/07/1986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Joseph</text:p>
          </table:table-cell>
          <table:table-cell office:value-type="string">
            <text:p>Simon</text:p>
          </table:table-cell>
          <table:table-cell office:value-type="string">
            <text:p>j.simon@gmail.com</text:p>
          </table:table-cell>
          <table:table-cell office:value-type="string">
            <text:p>96 Rue Pasteur5</text:p>
          </table:table-cell>
          <table:table-cell office:value-type="float" office:value="3522">
            <text:p>3522</text:p>
          </table:table-cell>
          <table:table-cell office:value-type="string">
            <text:p>Faisalabad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date" office:date-value="1972-08-28">
            <text:p>28/08/1972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Charles</text:p>
          </table:table-cell>
          <table:table-cell office:value-type="string">
            <text:p>Simonis</text:p>
          </table:table-cell>
          <table:table-cell office:value-type="string">
            <text:p>c.simonis@gmail.com</text:p>
          </table:table-cell>
          <table:table-cell office:value-type="string">
            <text:p>52 Rue des Jardins</text:p>
          </table:table-cell>
          <table:table-cell office:value-type="float" office:value="8717">
            <text:p>8717</text:p>
          </table:table-cell>
          <table:table-cell office:value-type="string">
            <text:p>Ekurhuleni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date" office:date-value="1985-12-14">
            <text:p>14/12/1985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Nicolas</text:p>
          </table:table-cell>
          <table:table-cell office:value-type="string">
            <text:p>Spanier</text:p>
          </table:table-cell>
          <table:table-cell office:value-type="string">
            <text:p>n.spanier@gmail.com</text:p>
          </table:table-cell>
          <table:table-cell office:value-type="string">
            <text:p>77 Rue Victor-Hugo</text:p>
          </table:table-cell>
          <table:table-cell office:value-type="float" office:value="8103">
            <text:p>8103</text:p>
          </table:table-cell>
          <table:table-cell office:value-type="string">
            <text:p>Nairobi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date" office:date-value="1958-05-20">
            <text:p>20/05/195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Jean</text:p>
          </table:table-cell>
          <table:table-cell office:value-type="string">
            <text:p>Spautz</text:p>
          </table:table-cell>
          <table:table-cell office:value-type="string">
            <text:p>j.spautz@gmail.com</text:p>
          </table:table-cell>
          <table:table-cell office:value-type="string">
            <text:p>50 Rue de l Église</text:p>
          </table:table-cell>
          <table:table-cell office:value-type="float" office:value="6390">
            <text:p>6390</text:p>
          </table:table-cell>
          <table:table-cell office:value-type="string">
            <text:p>Zhongshan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date" office:date-value="1993-10-27">
            <text:p>27/10/1993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Armand</text:p>
          </table:table-cell>
          <table:table-cell office:value-type="string">
            <text:p>Spoo</text:p>
          </table:table-cell>
          <table:table-cell office:value-type="string">
            <text:p>a.spoo@gmail.com</text:p>
          </table:table-cell>
          <table:table-cell office:value-type="string">
            <text:p>62 Place de l Église</text:p>
          </table:table-cell>
          <table:table-cell office:value-type="float" office:value="6296">
            <text:p>6296</text:p>
          </table:table-cell>
          <table:table-cell office:value-type="string">
            <text:p>Pune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date" office:date-value="1969-10-08">
            <text:p>08/10/1969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Dominique</text:p>
          </table:table-cell>
          <table:table-cell office:value-type="string">
            <text:p>Steichen</text:p>
          </table:table-cell>
          <table:table-cell office:value-type="string">
            <text:p>d.steichen@gmail.com</text:p>
          </table:table-cell>
          <table:table-cell office:value-type="string">
            <text:p>75 Grande Rue</text:p>
          </table:table-cell>
          <table:table-cell office:value-type="float" office:value="1253">
            <text:p>1253</text:p>
          </table:table-cell>
          <table:table-cell office:value-type="string">
            <text:p>Addis Ababa</text:p>
          </table:table-cell>
          <table:table-cell office:value-type="float" office:value="228">
            <text:p>228</text:p>
          </table:table-cell>
          <table:table-cell office:value-type="float" office:value="1">
            <text:p>1</text:p>
          </table:table-cell>
          <table:table-cell office:value-type="date" office:date-value="1954-04-17">
            <text:p>17/04/1954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Rene</text:p>
          </table:table-cell>
          <table:table-cell office:value-type="string">
            <text:p>Steichen</text:p>
          </table:table-cell>
          <table:table-cell office:value-type="string">
            <text:p>r.steichen@gmail.com</text:p>
          </table:table-cell>
          <table:table-cell office:value-type="string">
            <text:p>46 Rue du Moulin</text:p>
          </table:table-cell>
          <table:table-cell office:value-type="float" office:value="8048">
            <text:p>8048</text:p>
          </table:table-cell>
          <table:table-cell office:value-type="string">
            <text:p>Jaipur</text:p>
          </table:table-cell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 office:value-type="date" office:date-value="1982-05-10">
            <text:p>10/05/1982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Nelly</text:p>
          </table:table-cell>
          <table:table-cell office:value-type="string">
            <text:p>Stein</text:p>
          </table:table-cell>
          <table:table-cell office:value-type="string">
            <text:p>n.stein@gmail.com</text:p>
          </table:table-cell>
          <table:table-cell office:value-type="string">
            <text:p>62 Place de la Mairie</text:p>
          </table:table-cell>
          <table:table-cell office:value-type="float" office:value="1956">
            <text:p>1956</text:p>
          </table:table-cell>
          <table:table-cell office:value-type="string">
            <text:p>Buenos Aires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date" office:date-value="1991-01-03">
            <text:p>03/01/1991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Dominique</text:p>
          </table:table-cell>
          <table:table-cell office:value-type="string">
            <text:p>Stoffel</text:p>
          </table:table-cell>
          <table:table-cell office:value-type="string">
            <text:p>d.stoffel@gmail.com</text:p>
          </table:table-cell>
          <table:table-cell office:value-type="string">
            <text:p>90 Rue du Château</text:p>
          </table:table-cell>
          <table:table-cell office:value-type="float" office:value="8053">
            <text:p>8053</text:p>
          </table:table-cell>
          <table:table-cell office:value-type="string">
            <text:p>Wenzhou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date" office:date-value="1955-08-10">
            <text:p>10/08/1955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Nicolas</text:p>
          </table:table-cell>
          <table:table-cell office:value-type="string">
            <text:p>Strotz</text:p>
          </table:table-cell>
          <table:table-cell office:value-type="string">
            <text:p>n.strotz@gmail.com</text:p>
          </table:table-cell>
          <table:table-cell office:value-type="string">
            <text:p>80 Rue des Écoles</text:p>
          </table:table-cell>
          <table:table-cell office:value-type="float" office:value="8577">
            <text:p>8577</text:p>
          </table:table-cell>
          <table:table-cell office:value-type="string">
            <text:p>Shanghai</text:p>
          </table:table-cell>
          <table:table-cell office:value-type="float" office:value="210">
            <text:p>210</text:p>
          </table:table-cell>
          <table:table-cell office:value-type="float" office:value="1">
            <text:p>1</text:p>
          </table:table-cell>
          <table:table-cell office:value-type="date" office:date-value="1966-02-24">
            <text:p>24/02/1966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Fred</text:p>
          </table:table-cell>
          <table:table-cell office:value-type="string">
            <text:p>Sunnen</text:p>
          </table:table-cell>
          <table:table-cell office:value-type="string">
            <text:p>f.sunnen@gmail.com</text:p>
          </table:table-cell>
          <table:table-cell office:value-type="string">
            <text:p>45 Rue de la Gare</text:p>
          </table:table-cell>
          <table:table-cell office:value-type="float" office:value="3009">
            <text:p>3009</text:p>
          </table:table-cell>
          <table:table-cell office:value-type="string">
            <text:p>Beijing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date" office:date-value="1958-09-02">
            <text:p>02/09/195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Alphonse</text:p>
          </table:table-cell>
          <table:table-cell office:value-type="string">
            <text:p>Theis</text:p>
          </table:table-cell>
          <table:table-cell office:value-type="string">
            <text:p>a.theis@gmail.com</text:p>
          </table:table-cell>
          <table:table-cell office:value-type="string">
            <text:p>69 Rue de la Mairie</text:p>
          </table:table-cell>
          <table:table-cell office:value-type="float" office:value="2806">
            <text:p>2806</text:p>
          </table:table-cell>
          <table:table-cell office:value-type="string">
            <text:p>Delhi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date" office:date-value="1951-02-25">
            <text:p>25/02/1951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Joseph</text:p>
          </table:table-cell>
          <table:table-cell office:value-type="string">
            <text:p>Theis</text:p>
          </table:table-cell>
          <table:table-cell office:value-type="string">
            <text:p>j.theis@gmail.com</text:p>
          </table:table-cell>
          <table:table-cell office:value-type="string">
            <text:p>98 Rue Principale</text:p>
          </table:table-cell>
          <table:table-cell office:value-type="float" office:value="6011">
            <text:p>6011</text:p>
          </table:table-cell>
          <table:table-cell office:value-type="string">
            <text:p>Lagos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date" office:date-value="1949-02-10">
            <text:p>10/02/1949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Joseph Alphonse</text:p>
          </table:table-cell>
          <table:table-cell office:value-type="string">
            <text:p>Theis</text:p>
          </table:table-cell>
          <table:table-cell office:value-type="string">
            <text:p>j.theis@gmail.com</text:p>
          </table:table-cell>
          <table:table-cell office:value-type="string">
            <text:p>47 Rue du Stade</text:p>
          </table:table-cell>
          <table:table-cell office:value-type="float" office:value="4536">
            <text:p>4536</text:p>
          </table:table-cell>
          <table:table-cell office:value-type="string">
            <text:p>Tianjin</text:p>
          </table:table-cell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  <table:table-cell office:value-type="date" office:date-value="1974-10-27">
            <text:p>27/10/1974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Nicolas</text:p>
          </table:table-cell>
          <table:table-cell office:value-type="string">
            <text:p>Thill</text:p>
          </table:table-cell>
          <table:table-cell office:value-type="string">
            <text:p>n.thill@gmail.com</text:p>
          </table:table-cell>
          <table:table-cell office:value-type="string">
            <text:p>10 Rue de la Fontaine</text:p>
          </table:table-cell>
          <table:table-cell office:value-type="float" office:value="6507">
            <text:p>6507</text:p>
          </table:table-cell>
          <table:table-cell office:value-type="string">
            <text:p>Karachi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date" office:date-value="1994-08-03">
            <text:p>03/08/1994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Charles Auguste</text:p>
          </table:table-cell>
          <table:table-cell office:value-type="string">
            <text:p>de Tornaco</text:p>
          </table:table-cell>
          <table:table-cell office:value-type="string">
            <text:p>c.de tornaco@gmail.com</text:p>
          </table:table-cell>
          <table:table-cell office:value-type="string">
            <text:p>60 Rue Pasteur5</text:p>
          </table:table-cell>
          <table:table-cell office:value-type="float" office:value="9737">
            <text:p>9737</text:p>
          </table:table-cell>
          <table:table-cell office:value-type="string">
            <text:p>Chengdu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date" office:date-value="1948-12-12">
            <text:p>12/12/1948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Pierre</text:p>
          </table:table-cell>
          <table:table-cell office:value-type="string">
            <text:p>Toussaint</text:p>
          </table:table-cell>
          <table:table-cell office:value-type="string">
            <text:p>p.toussaint@gmail.com</text:p>
          </table:table-cell>
          <table:table-cell office:value-type="string">
            <text:p>67 Rue des Jardins</text:p>
          </table:table-cell>
          <table:table-cell office:value-type="float" office:value="9763">
            <text:p>9763</text:p>
          </table:table-cell>
          <table:table-cell office:value-type="string">
            <text:p>Istanbul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date" office:date-value="1949-02-05">
            <text:p>05/02/1949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Roberto</text:p>
          </table:table-cell>
          <table:table-cell office:value-type="string">
            <text:p>Traversini</text:p>
          </table:table-cell>
          <table:table-cell office:value-type="string">
            <text:p>r.traversini@gmail.com</text:p>
          </table:table-cell>
          <table:table-cell office:value-type="string">
            <text:p>63 Rue Victor-Hugo</text:p>
          </table:table-cell>
          <table:table-cell office:value-type="float" office:value="4625">
            <text:p>4625</text:p>
          </table:table-cell>
          <table:table-cell office:value-type="string">
            <text:p>Tokyo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date" office:date-value="1990-04-22">
            <text:p>22/04/199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Robert</text:p>
          </table:table-cell>
          <table:table-cell office:value-type="string">
            <text:p>Tudor</text:p>
          </table:table-cell>
          <table:table-cell office:value-type="string">
            <text:p>r.tudor@gmail.com</text:p>
          </table:table-cell>
          <table:table-cell office:value-type="string">
            <text:p>52 Rue de l Église</text:p>
          </table:table-cell>
          <table:table-cell office:value-type="float" office:value="1415">
            <text:p>1415</text:p>
          </table:table-cell>
          <table:table-cell office:value-type="string">
            <text:p>Guangzhou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date" office:date-value="1945-07-15">
            <text:p>15/07/1945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Hermann</text:p>
          </table:table-cell>
          <table:table-cell office:value-type="string">
            <text:p>Urbain</text:p>
          </table:table-cell>
          <table:table-cell office:value-type="string">
            <text:p>h.urbain@gmail.com</text:p>
          </table:table-cell>
          <table:table-cell office:value-type="string">
            <text:p>9 Place de l Église</text:p>
          </table:table-cell>
          <table:table-cell office:value-type="float" office:value="4519">
            <text:p>4519</text:p>
          </table:table-cell>
          <table:table-cell office:value-type="string">
            <text:p>Mumbai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date" office:date-value="1973-02-12">
            <text:p>12/02/1973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Jean-Pierre</text:p>
          </table:table-cell>
          <table:table-cell office:value-type="string">
            <text:p>Urwald</text:p>
          </table:table-cell>
          <table:table-cell office:value-type="string">
            <text:p>j.urwald@gmail.com</text:p>
          </table:table-cell>
          <table:table-cell office:value-type="string">
            <text:p>20 Grande Rue</text:p>
          </table:table-cell>
          <table:table-cell office:value-type="float" office:value="2646">
            <text:p>2646</text:p>
          </table:table-cell>
          <table:table-cell office:value-type="string">
            <text:p>Moscow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date" office:date-value="1992-10-17">
            <text:p>17/10/1992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Arthur</text:p>
          </table:table-cell>
          <table:table-cell office:value-type="string">
            <text:p>Useldinger</text:p>
          </table:table-cell>
          <table:table-cell office:value-type="string">
            <text:p>a.useldinger@gmail.com</text:p>
          </table:table-cell>
          <table:table-cell office:value-type="string">
            <text:p>11 Rue du Moulin</text:p>
          </table:table-cell>
          <table:table-cell office:value-type="float" office:value="6578">
            <text:p>6578</text:p>
          </table:table-cell>
          <table:table-cell office:value-type="string">
            <text:p>São Paulo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date" office:date-value="1945-09-10">
            <text:p>10/09/1945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François-Julien</text:p>
          </table:table-cell>
          <table:table-cell office:value-type="string">
            <text:p>Vannerus</text:p>
          </table:table-cell>
          <table:table-cell office:value-type="string">
            <text:p>f.vannerus@gmail.com</text:p>
          </table:table-cell>
          <table:table-cell office:value-type="string">
            <text:p>0 Place de la Mairie</text:p>
          </table:table-cell>
          <table:table-cell office:value-type="float" office:value="2831">
            <text:p>2831</text:p>
          </table:table-cell>
          <table:table-cell office:value-type="string">
            <text:p>Lahore</text:p>
          </table:table-cell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date" office:date-value="1986-10-28">
            <text:p>28/10/1986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Theodore</text:p>
          </table:table-cell>
          <table:table-cell office:value-type="string">
            <text:p>de Wacquant</text:p>
          </table:table-cell>
          <table:table-cell office:value-type="string">
            <text:p>t.de wacquant@gmail.com</text:p>
          </table:table-cell>
          <table:table-cell office:value-type="string">
            <text:p>90 Rue du Château</text:p>
          </table:table-cell>
          <table:table-cell office:value-type="float" office:value="7833">
            <text:p>7833</text:p>
          </table:table-cell>
          <table:table-cell office:value-type="string">
            <text:p>Shenzhen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date" office:date-value="1942-08-06">
            <text:p>06/08/1942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Carlo</text:p>
          </table:table-cell>
          <table:table-cell office:value-type="string">
            <text:p>Wagner</text:p>
          </table:table-cell>
          <table:table-cell office:value-type="string">
            <text:p>c.wagner@gmail.com</text:p>
          </table:table-cell>
          <table:table-cell office:value-type="string">
            <text:p>9 Rue des Écoles</text:p>
          </table:table-cell>
          <table:table-cell office:value-type="float" office:value="3626">
            <text:p>3626</text:p>
          </table:table-cell>
          <table:table-cell office:value-type="string">
            <text:p>Jakarta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date" office:date-value="1963-03-13">
            <text:p>13/03/1963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Georges</text:p>
          </table:table-cell>
          <table:table-cell office:value-type="string">
            <text:p>Wagner</text:p>
          </table:table-cell>
          <table:table-cell office:value-type="string">
            <text:p>g.wagner@gmail.com</text:p>
          </table:table-cell>
          <table:table-cell office:value-type="string">
            <text:p>87 Rue de la Gare</text:p>
          </table:table-cell>
          <table:table-cell office:value-type="float" office:value="3896">
            <text:p>3896</text:p>
          </table:table-cell>
          <table:table-cell office:value-type="string">
            <text:p>Seoul</text:p>
          </table:table-cell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date" office:date-value="1949-05-26">
            <text:p>26/05/1949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Camille</text:p>
          </table:table-cell>
          <table:table-cell office:value-type="string">
            <text:p>Weiler</text:p>
          </table:table-cell>
          <table:table-cell office:value-type="string">
            <text:p>c.weiler@gmail.com</text:p>
          </table:table-cell>
          <table:table-cell office:value-type="string">
            <text:p>59 Rue de la Mairie</text:p>
          </table:table-cell>
          <table:table-cell office:value-type="float" office:value="3067">
            <text:p>3067</text:p>
          </table:table-cell>
          <table:table-cell office:value-type="string">
            <text:p>Wuhan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date" office:date-value="1968-01-21">
            <text:p>21/01/1968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Nicolas</text:p>
          </table:table-cell>
          <table:table-cell office:value-type="string">
            <text:p>Wellenstein</text:p>
          </table:table-cell>
          <table:table-cell office:value-type="string">
            <text:p>n.wellenstein@gmail.com</text:p>
          </table:table-cell>
          <table:table-cell office:value-type="string">
            <text:p>81 Rue Principale</text:p>
          </table:table-cell>
          <table:table-cell office:value-type="float" office:value="4662">
            <text:p>4662</text:p>
          </table:table-cell>
          <table:table-cell office:value-type="string">
            <text:p>Kinshasa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date" office:date-value="1949-06-23">
            <text:p>23/06/1949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Joseph</text:p>
          </table:table-cell>
          <table:table-cell office:value-type="string">
            <text:p>Wenkin</text:p>
          </table:table-cell>
          <table:table-cell office:value-type="string">
            <text:p>j.wenkin@gmail.com</text:p>
          </table:table-cell>
          <table:table-cell office:value-type="string">
            <text:p>13 Rue du Stade</text:p>
          </table:table-cell>
          <table:table-cell office:value-type="float" office:value="1220">
            <text:p>1220</text:p>
          </table:table-cell>
          <table:table-cell office:value-type="string">
            <text:p>Cairo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date" office:date-value="1957-06-16">
            <text:p>16/06/1957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Raymond</text:p>
          </table:table-cell>
          <table:table-cell office:value-type="string">
            <text:p>Weydert</text:p>
          </table:table-cell>
          <table:table-cell office:value-type="string">
            <text:p>r.weydert@gmail.com</text:p>
          </table:table-cell>
          <table:table-cell office:value-type="string">
            <text:p>23 Rue de la Fontaine</text:p>
          </table:table-cell>
          <table:table-cell office:value-type="float" office:value="5471">
            <text:p>5471</text:p>
          </table:table-cell>
          <table:table-cell office:value-type="string">
            <text:p>Dhaka</text:p>
          </table:table-cell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date" office:date-value="1984-09-28">
            <text:p>28/09/1984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Victor</text:p>
          </table:table-cell>
          <table:table-cell office:value-type="string">
            <text:p>Weydert</text:p>
          </table:table-cell>
          <table:table-cell office:value-type="string">
            <text:p>v.weydert@gmail.com</text:p>
          </table:table-cell>
          <table:table-cell office:value-type="string">
            <text:p>92 Rue Pasteur5</text:p>
          </table:table-cell>
          <table:table-cell office:value-type="float" office:value="3457">
            <text:p>3457</text:p>
          </table:table-cell>
          <table:table-cell office:value-type="string">
            <text:p>Mexico City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office:value-type="date" office:date-value="1947-09-15">
            <text:p>15/09/1947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Jules</text:p>
          </table:table-cell>
          <table:table-cell office:value-type="string">
            <text:p>Wilhelm</text:p>
          </table:table-cell>
          <table:table-cell office:value-type="string">
            <text:p>j.wilhelm@gmail.com</text:p>
          </table:table-cell>
          <table:table-cell office:value-type="string">
            <text:p>24 Rue des Jardins</text:p>
          </table:table-cell>
          <table:table-cell office:value-type="float" office:value="6014">
            <text:p>6014</text:p>
          </table:table-cell>
          <table:table-cell office:value-type="string">
            <text:p>London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date" office:date-value="1964-01-23">
            <text:p>23/01/1964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Victor</text:p>
          </table:table-cell>
          <table:table-cell office:value-type="string">
            <text:p>Wilhelm</text:p>
          </table:table-cell>
          <table:table-cell office:value-type="string">
            <text:p>v.wilhelm@gmail.com</text:p>
          </table:table-cell>
          <table:table-cell office:value-type="string">
            <text:p>98 Rue Victor-Hugo</text:p>
          </table:table-cell>
          <table:table-cell office:value-type="float" office:value="4393">
            <text:p>4393</text:p>
          </table:table-cell>
          <table:table-cell office:value-type="string">
            <text:p>Xi'an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date" office:date-value="1977-12-18">
            <text:p>18/12/1977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Gustave</text:p>
          </table:table-cell>
          <table:table-cell office:value-type="string">
            <text:p>Wilhelmy</text:p>
          </table:table-cell>
          <table:table-cell office:value-type="string">
            <text:p>g.wilhelmy@gmail.com</text:p>
          </table:table-cell>
          <table:table-cell office:value-type="string">
            <text:p>4 Rue de l Église</text:p>
          </table:table-cell>
          <table:table-cell office:value-type="float" office:value="4332">
            <text:p>4332</text:p>
          </table:table-cell>
          <table:table-cell office:value-type="string">
            <text:p>Tehran</text:p>
          </table:table-cell>
          <table:table-cell office:value-type="float" office:value="242">
            <text:p>242</text:p>
          </table:table-cell>
          <table:table-cell office:value-type="float" office:value="1">
            <text:p>1</text:p>
          </table:table-cell>
          <table:table-cell office:value-type="date" office:date-value="1984-04-27">
            <text:p>27/04/1984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Jean</text:p>
          </table:table-cell>
          <table:table-cell office:value-type="string">
            <text:p>Winkin</text:p>
          </table:table-cell>
          <table:table-cell office:value-type="string">
            <text:p>j.winkin@gmail.com</text:p>
          </table:table-cell>
          <table:table-cell office:value-type="string">
            <text:p>62 Place de l Église</text:p>
          </table:table-cell>
          <table:table-cell office:value-type="float" office:value="5490">
            <text:p>5490</text:p>
          </table:table-cell>
          <table:table-cell office:value-type="string">
            <text:p>Lima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date" office:date-value="1983-05-23">
            <text:p>23/05/1983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Charles</text:p>
          </table:table-cell>
          <table:table-cell office:value-type="string">
            <text:p>Wirtgen</text:p>
          </table:table-cell>
          <table:table-cell office:value-type="string">
            <text:p>c.wirtgen@gmail.com</text:p>
          </table:table-cell>
          <table:table-cell office:value-type="string">
            <text:p>4 Grande Rue</text:p>
          </table:table-cell>
          <table:table-cell office:value-type="float" office:value="7267">
            <text:p>7267</text:p>
          </table:table-cell>
          <table:table-cell office:value-type="string">
            <text:p>New York City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date" office:date-value="1973-12-21">
            <text:p>21/12/1973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Nicolas</text:p>
          </table:table-cell>
          <table:table-cell office:value-type="string">
            <text:p>Wirtgen</text:p>
          </table:table-cell>
          <table:table-cell office:value-type="string">
            <text:p>n.wirtgen@gmail.com</text:p>
          </table:table-cell>
          <table:table-cell office:value-type="string">
            <text:p>47 Rue du Moulin</text:p>
          </table:table-cell>
          <table:table-cell office:value-type="float" office:value="4056">
            <text:p>4056</text:p>
          </table:table-cell>
          <table:table-cell office:value-type="string">
            <text:p>Bengaluru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date" office:date-value="1946-11-18">
            <text:p>18/11/1946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Michel</text:p>
          </table:table-cell>
          <table:table-cell office:value-type="string">
            <text:p>Witry</text:p>
          </table:table-cell>
          <table:table-cell office:value-type="string">
            <text:p>m.witry@gmail.com</text:p>
          </table:table-cell>
          <table:table-cell office:value-type="string">
            <text:p>10 Place de la Mairie</text:p>
          </table:table-cell>
          <table:table-cell office:value-type="float" office:value="5570">
            <text:p>5570</text:p>
          </table:table-cell>
          <table:table-cell office:value-type="string">
            <text:p>Bangkok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date" office:date-value="1973-02-12">
            <text:p>12/02/1973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Joseph</text:p>
          </table:table-cell>
          <table:table-cell office:value-type="string">
            <text:p>Wohlfart</text:p>
          </table:table-cell>
          <table:table-cell office:value-type="string">
            <text:p>j.wohlfart@gmail.com</text:p>
          </table:table-cell>
          <table:table-cell office:value-type="string">
            <text:p>61 Rue du Château</text:p>
          </table:table-cell>
          <table:table-cell office:value-type="float" office:value="7355">
            <text:p>7355</text:p>
          </table:table-cell>
          <table:table-cell office:value-type="string">
            <text:p>Ho Chi Minh City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date" office:date-value="1969-08-23">
            <text:p>23/08/1969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edouard</text:p>
          </table:table-cell>
          <table:table-cell office:value-type="string">
            <text:p>Wolff</text:p>
          </table:table-cell>
          <table:table-cell office:value-type="string">
            <text:p>e.wolff@gmail.com</text:p>
          </table:table-cell>
          <table:table-cell office:value-type="string">
            <text:p>99 Rue des Écoles</text:p>
          </table:table-cell>
          <table:table-cell office:value-type="float" office:value="7133">
            <text:p>7133</text:p>
          </table:table-cell>
          <table:table-cell office:value-type="string">
            <text:p>Donggu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date" office:date-value="1975-12-30">
            <text:p>30/12/1975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Emile</text:p>
          </table:table-cell>
          <table:table-cell office:value-type="string">
            <text:p>Wolter</text:p>
          </table:table-cell>
          <table:table-cell office:value-type="string">
            <text:p>e.wolter@gmail.com</text:p>
          </table:table-cell>
          <table:table-cell office:value-type="string">
            <text:p>2 Rue de la Gare</text:p>
          </table:table-cell>
          <table:table-cell office:value-type="float" office:value="2282">
            <text:p>2282</text:p>
          </table:table-cell>
          <table:table-cell office:value-type="string">
            <text:p>Chongqing</text:p>
          </table:table-cell>
          <table:table-cell office:value-type="float" office:value="206">
            <text:p>206</text:p>
          </table:table-cell>
          <table:table-cell office:value-type="float" office:value="1">
            <text:p>1</text:p>
          </table:table-cell>
          <table:table-cell office:value-type="date" office:date-value="1945-10-25">
            <text:p>25/10/1945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Michel</text:p>
          </table:table-cell>
          <table:table-cell office:value-type="string">
            <text:p>Wolter</text:p>
          </table:table-cell>
          <table:table-cell office:value-type="string">
            <text:p>m.wolter@gmail.com</text:p>
          </table:table-cell>
          <table:table-cell office:value-type="string">
            <text:p>14 Rue de la Mairie</text:p>
          </table:table-cell>
          <table:table-cell office:value-type="float" office:value="7285">
            <text:p>7285</text:p>
          </table:table-cell>
          <table:table-cell office:value-type="string">
            <text:p>Nanjing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date" office:date-value="1979-03-12">
            <text:p>12/03/1979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Laurent</text:p>
          </table:table-cell>
          <table:table-cell office:value-type="string">
            <text:p>Zeimet</text:p>
          </table:table-cell>
          <table:table-cell office:value-type="string">
            <text:p>l.zeimet@gmail.com</text:p>
          </table:table-cell>
          <table:table-cell office:value-type="string">
            <text:p>1 Rue Principale</text:p>
          </table:table-cell>
          <table:table-cell office:value-type="float" office:value="7640">
            <text:p>7640</text:p>
          </table:table-cell>
          <table:table-cell office:value-type="string">
            <text:p>Shenyang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date" office:date-value="1970-09-14">
            <text:p>14/09/197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Dominique</text:p>
          </table:table-cell>
          <table:table-cell office:value-type="string">
            <text:p>Zimmer</text:p>
          </table:table-cell>
          <table:table-cell office:value-type="string">
            <text:p>d.zimmer@gmail.com</text:p>
          </table:table-cell>
          <table:table-cell office:value-type="string">
            <text:p>51 Rue du Stade</text:p>
          </table:table-cell>
          <table:table-cell office:value-type="float" office:value="3911">
            <text:p>3911</text:p>
          </table:table-cell>
          <table:table-cell office:value-type="string">
            <text:p>Bogotá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date" office:date-value="1971-08-27">
            <text:p>27/08/1971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Jules</text:p>
          </table:table-cell>
          <table:table-cell office:value-type="string">
            <text:p>Zinnen</text:p>
          </table:table-cell>
          <table:table-cell office:value-type="string">
            <text:p>j.zinnen@gmail.com</text:p>
          </table:table-cell>
          <table:table-cell office:value-type="string">
            <text:p>62 Rue de la Fontaine</text:p>
          </table:table-cell>
          <table:table-cell office:value-type="float" office:value="8087">
            <text:p>8087</text:p>
          </table:table-cell>
          <table:table-cell office:value-type="string">
            <text:p>Ningbo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date" office:date-value="1943-12-19">
            <text:p>19/12/1943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Andre</text:p>
          </table:table-cell>
          <table:table-cell office:value-type="string">
            <text:p>Zirves</text:p>
          </table:table-cell>
          <table:table-cell office:value-type="string">
            <text:p>a.zirves@gmail.com</text:p>
          </table:table-cell>
          <table:table-cell office:value-type="string">
            <text:p>74 Rue Pasteur5</text:p>
          </table:table-cell>
          <table:table-cell office:value-type="float" office:value="8452">
            <text:p>8452</text:p>
          </table:table-cell>
          <table:table-cell office:value-type="string">
            <text:p>Hong Kong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date" office:date-value="1969-11-13">
            <text:p>13/11/1969</text:p>
          </table:table-cell>
        </table:table-row>
      </table:table>
      <table:table table:name="Sheet2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row table:style-name="ro2" table:number-rows-repeated="4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ue de l Église</text:p>
          </table:table-cell>
        </table:table-row>
        <table:table-row table:style-name="ro1">
          <table:table-cell table:number-columns-repeated="2"/>
          <table:table-cell office:value-type="string">
            <text:p>Place de l Église</text:p>
          </table:table-cell>
        </table:table-row>
        <table:table-row table:style-name="ro1">
          <table:table-cell table:number-columns-repeated="2"/>
          <table:table-cell office:value-type="string">
            <text:p>Grande Rue</text:p>
          </table:table-cell>
        </table:table-row>
        <table:table-row table:style-name="ro1">
          <table:table-cell table:number-columns-repeated="2"/>
          <table:table-cell office:value-type="string">
            <text:p>Rue du Moulin</text:p>
          </table:table-cell>
        </table:table-row>
        <table:table-row table:style-name="ro1">
          <table:table-cell table:number-columns-repeated="2"/>
          <table:table-cell office:value-type="string">
            <text:p>Place de la Mairie</text:p>
          </table:table-cell>
        </table:table-row>
        <table:table-row table:style-name="ro1">
          <table:table-cell table:number-columns-repeated="2"/>
          <table:table-cell office:value-type="string">
            <text:p>Rue du Château</text:p>
          </table:table-cell>
        </table:table-row>
        <table:table-row table:style-name="ro1">
          <table:table-cell table:number-columns-repeated="2"/>
          <table:table-cell office:value-type="string">
            <text:p>Rue des Écoles</text:p>
          </table:table-cell>
        </table:table-row>
        <table:table-row table:style-name="ro1">
          <table:table-cell table:number-columns-repeated="2"/>
          <table:table-cell office:value-type="string">
            <text:p>Rue de la Gare</text:p>
          </table:table-cell>
        </table:table-row>
        <table:table-row table:style-name="ro1">
          <table:table-cell table:number-columns-repeated="2"/>
          <table:table-cell office:value-type="string">
            <text:p>Rue de la Mairie</text:p>
          </table:table-cell>
        </table:table-row>
        <table:table-row table:style-name="ro1">
          <table:table-cell table:number-columns-repeated="2"/>
          <table:table-cell office:value-type="string">
            <text:p>Rue Principale</text:p>
          </table:table-cell>
        </table:table-row>
        <table:table-row table:style-name="ro1">
          <table:table-cell table:number-columns-repeated="2"/>
          <table:table-cell office:value-type="string">
            <text:p>Rue du Stade</text:p>
          </table:table-cell>
        </table:table-row>
        <table:table-row table:style-name="ro1">
          <table:table-cell table:number-columns-repeated="2"/>
          <table:table-cell office:value-type="string">
            <text:p>Rue de la Fontaine</text:p>
          </table:table-cell>
        </table:table-row>
        <table:table-row table:style-name="ro2">
          <table:table-cell table:number-columns-repeated="2"/>
          <table:table-cell office:value-type="string">
            <text:p>Rue Pasteur5</text:p>
          </table:table-cell>
        </table:table-row>
        <table:table-row table:style-name="ro1">
          <table:table-cell table:number-columns-repeated="2"/>
          <table:table-cell office:value-type="string">
            <text:p>Rue des Jardins</text:p>
          </table:table-cell>
        </table:table-row>
        <table:table-row table:style-name="ro2">
          <table:table-cell table:number-columns-repeated="2"/>
          <table:table-cell office:value-type="string">
            <text:p>Rue Victor-Hug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12/20/2017</text:date>, <text:time>11:3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0:47:45.26</meta:creation-date>
    <dc:date>2017-12-20T11:38:11.31</dc:date>
    <meta:editing-duration>PT2H12M1S</meta:editing-duration>
    <meta:editing-cycles>25</meta:editing-cycles>
    <meta:generator>OpenOffice/4.1.3$Win32 OpenOffice.org_project/413m1$Build-9783</meta:generator>
    <meta:document-statistic meta:table-count="2" meta:cell-count="3293" meta:object-count="0"/>
  </office:meta>
</office:document-meta>
</file>